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9cm"/>
    </style:style>
    <style:style style:name="co4" style:family="table-column">
      <style:table-column-properties fo:break-before="auto" style:column-width="2.097cm"/>
    </style:style>
    <style:style style:name="co5" style:family="table-column">
      <style:table-column-properties fo:break-before="auto" style:column-width="1.986cm"/>
    </style:style>
    <style:style style:name="co6" style:family="table-column">
      <style:table-column-properties fo:break-before="auto" style:column-width="2.35cm"/>
    </style:style>
    <style:style style:name="co7" style:family="table-column">
      <style:table-column-properties fo:break-before="auto" style:column-width="1.774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474cm" fo:break-before="auto" style:use-optimal-row-height="true"/>
    </style:style>
    <style:style style:name="ro4" style:family="table-row">
      <style:table-row-properties style:row-height="0.429cm" fo:break-before="auto" style:use-optimal-row-height="false"/>
    </style:style>
    <style:style style:name="ro5" style:family="table-row">
      <style:table-row-properties style:row-height="0.50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boolean-style style:name="N99">
      <number:boolean/>
    </number:boolean-style>
    <number:boolean-style style:name="N10099" number:language="de" number:country="DE">
      <number:boolean/>
    </number:boolean-style>
    <style:style style:name="ce1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ff"/>
    </style:style>
    <style:style style:name="ce3" style:family="table-cell" style:parent-style-name="Default">
      <style:table-cell-properties fo:border-bottom="0.99pt solid #000000" fo:background-color="#ffffff" style:diagonal-bl-tr="none" style:diagonal-tl-br="none" fo:border-left="none" fo:border-right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99">
      <style:table-cell-properties fo:background-color="#ffffff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0.99pt solid #000000" fo:background-color="#ffffff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7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8" style:family="table-cell" style:parent-style-name="Default">
      <style:table-cell-properties fo:background-color="#c0c0c0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  <style:style style:name="ce9" style:family="table-cell" style:parent-style-name="Default" style:data-style-name="N10099">
      <style:table-cell-properties fo:background-color="#ffffff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10099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4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2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ackground-color="#ffffff" style:vertical-align="top"/>
      <style:text-properties style:use-window-font-color="true" style:text-outline="false" style:text-line-through-style="none" style:font-name="Arial" fo:font-size="8pt" fo:language="en" fo:country="US" fo:font-style="italic" fo:text-shadow="none" style:text-underline-style="none" fo:font-weight="normal" style:font-size-asian="8pt" style:language-asian="en" style:country-asian="US" style:font-style-asian="italic" style:font-weight-asian="normal" style:font-size-complex="8pt" style:language-complex="en" style:country-complex="US" style:font-style-complex="italic" style:font-weight-complex="normal"/>
    </style:style>
    <style:style style:name="ce16" style:family="table-cell" style:parent-style-name="Default">
      <style:table-cell-properties fo:background-color="#ffffff" style:vertical-align="top"/>
      <style:text-properties style:use-window-font-color="true" style:text-outline="false" style:text-line-through-style="none" style:font-name="Arial2" fo:font-size="10pt" fo:language="en" fo:country="US" fo:font-style="normal" fo:text-shadow="none" style:text-underline-style="none" fo:font-weight="normal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/>
    </style:style>
    <style:style style:name="ce17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2.49pt solid #000000" fo:background-color="#ffffff" style:diagonal-bl-tr="none" style:diagonal-tl-br="none" fo:border-left="none" fo:border-right="none" fo:border-top="non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56">
      <style:table-cell-properties style:glyph-orientation-vertical="0" fo:border-bottom="0.99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Excel_5f_BuiltIn_5f_Percent" style:data-style-name="N1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22" style:family="table-cell" style:parent-style-name="Default">
      <style:table-cell-properties style:glyph-orientation-vertical="0" fo:border-bottom="2.49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99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Excel_5f_BuiltIn_5f_Percent" style:data-style-name="N156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57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Excel_5f_BuiltIn_5f_Percent" style:data-style-name="N156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ole-draw-aspect="1"/>
    </style:style>
    <style:style style:name="T1" style:family="text">
      <style:text-properties style:text-outline="false" style:text-line-through-style="none" style:font-name="Arial" fo:font-size="8pt" fo:font-style="italic" fo:text-shadow="none" style:text-underline-style="none" fo:font-weight="normal" style:font-size-asian="8pt" style:font-style-asian="italic" style:font-weight-asian="normal" style:font-size-complex="8pt" style:font-style-complex="italic" style:font-weight-complex="normal" style:text-emphasize="none" style:text-overline-style="none" style:text-overline-color="font-color"/>
    </style:style>
    <style:style style:name="T2" style:family="text">
      <style:text-properties fo:color="#0000ff" style:text-outline="false" style:text-line-through-style="none" style:font-name="Arial" fo:font-size="8pt" fo:font-style="italic" fo:text-shadow="none" style:text-underline-style="solid" style:text-underline-width="auto" style:text-underline-color="font-color" fo:font-weight="normal" style:font-name-asian="Arial2" style:font-size-asian="8pt" style:font-style-asian="italic" style:font-weight-asian="normal" style:font-size-complex="8pt" style:font-style-complex="italic" style:font-weight-complex="normal" style:text-emphasize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table table:name="Load Classes" table:style-name="ta1" table:print="false">
        <table:table-column table:style-name="co1" table:number-columns-repeated="8" table:default-cell-style-name="ce2"/>
        <table:table-column table:style-name="co2" table:number-columns-repeated="1016" table:default-cell-style-name="ce2"/>
        <table:table-row table:style-name="ro1">
          <table:table-cell table:style-name="ce1" table:number-columns-repeated="8"/>
          <table:table-cell table:number-columns-repeated="1016"/>
        </table:table-row>
        <table:table-row table:style-name="ro1">
          <table:table-cell table:style-name="ce1"/>
          <table:table-cell table:style-name="Default"/>
          <table:table-cell table:style-name="ce1" table:number-columns-repeated="6"/>
          <table:table-cell table:number-columns-repeated="1016"/>
        </table:table-row>
        <table:table-row table:style-name="ro1">
          <table:table-cell table:style-name="ce1" table:number-columns-repeated="8"/>
          <table:table-cell table:number-columns-repeated="1016"/>
        </table:table-row>
        <table:table-row table:style-name="ro2">
          <table:table-cell table:style-name="ce1"/>
          <table:table-cell table:style-name="ce3" office:value-type="string" calcext:value-type="string">
            <text:p>Object Viewer</text:p>
          </table:table-cell>
          <table:table-cell table:style-name="ce3"/>
          <table:table-cell table:style-name="ce1"/>
          <table:table-cell table:style-name="ce3" office:value-type="string" calcext:value-type="string">
            <text:p>Java Classes</text:p>
          </table:table-cell>
          <table:table-cell table:style-name="ce3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" table:number-columns-repeated="8"/>
          <table:table-cell table:number-columns-repeated="1016"/>
        </table:table-row>
        <table:table-row table:style-name="ro2">
          <table:table-cell table:style-name="ce1"/>
          <table:table-cell table:style-name="ce4" office:value-type="string" calcext:value-type="string">
            <text:p>Parameters:</text:p>
          </table:table-cell>
          <table:table-cell table:style-name="ce4"/>
          <table:table-cell table:style-name="ce1"/>
          <table:table-cell table:style-name="ce4" office:value-type="string" calcext:value-type="string">
            <text:p>Load classes from</text:p>
          </table:table-cell>
          <table:table-cell table:style-name="ce4"/>
          <table:table-cell table:style-name="ce1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1" office:value-type="string" calcext:value-type="string">
            <text:p>Visibility</text:p>
          </table:table-cell>
          <table:table-cell table:style-name="ce9" table:formula="of:=TRUE()" office:value-type="boolean" office:boolean-value="true" calcext:value-type="boolean">
            <text:p>WAHR</text:p>
          </table:table-cell>
          <table:table-cell table:style-name="ce1"/>
          <table:table-cell table:style-name="ce1" office:value-type="string" calcext:value-type="string">
            <text:p>Path:</text:p>
          </table:table-cell>
          <table:table-cell table:style-name="ce11" office:value-type="string" calcext:value-type="string">
            <text:p>../../bin</text:p>
          </table:table-cell>
          <table:table-cell table:style-name="ce1" table:number-columns-repeated="2"/>
          <table:table-cell table:number-columns-repeated="1016"/>
        </table:table-row>
        <table:table-row table:style-name="ro3">
          <table:table-cell table:style-name="ce1" table:number-columns-repeated="4"/>
          <table:table-cell table:style-name="ce1" office:value-type="string" calcext:value-type="string">
            <text:p>isRelative:</text:p>
          </table:table-cell>
          <table:table-cell table:style-name="ce12" table:formula="of:=TRUE()" office:value-type="boolean" office:boolean-value="true" calcext:value-type="boolean">
            <text:p>WAHR</text:p>
          </table:table-cell>
          <table:table-cell table:style-name="ce1" table:number-columns-repeated="2"/>
          <table:table-cell table:number-columns-repeated="1016"/>
        </table:table-row>
        <table:table-row table:style-name="ro3">
          <table:table-cell table:style-name="ce1"/>
          <table:table-cell table:style-name="ce4" office:value-type="string" calcext:value-type="string">
            <text:p>Result:</text:p>
          </table:table-cell>
          <table:table-cell table:style-name="ce4"/>
          <table:table-cell table:style-name="ce1" table:number-columns-repeated="5"/>
          <table:table-cell table:number-columns-repeated="1016"/>
        </table:table-row>
        <table:table-row table:style-name="ro3">
          <table:table-cell table:style-name="ce1"/>
          <table:table-cell table:style-name="ce5" table:formula="of:=INFO.OBBA.OBBA.OBCONTROLPANELSETVISIBLE([.C7])" office:value-type="boolean" office:boolean-value="true" calcext:value-type="boolean">
            <text:p>WAHR</text:p>
          </table:table-cell>
          <table:table-cell table:style-name="ce1" table:number-columns-repeated="2"/>
          <table:table-cell table:style-name="ce4" office:value-type="string" calcext:value-type="string">
            <text:p>Result:</text:p>
          </table:table-cell>
          <table:table-cell table:style-name="ce4"/>
          <table:table-cell table:style-name="ce1" table:number-columns-repeated="2"/>
          <table:table-cell table:number-columns-repeated="1016"/>
        </table:table-row>
        <table:table-row table:style-name="ro3">
          <table:table-cell table:style-name="ce1" table:number-columns-repeated="4"/>
          <table:table-cell table:style-name="ce1" office:value-type="string" calcext:value-type="string">
            <text:p>Loaded:</text:p>
          </table:table-cell>
          <table:table-cell table:style-name="ce1" table:formula="of:=INFO.OBBA.OBBA.OBADDCLASSES([.F7];[.F8])" office:value-type="string" office:string-value="/Users/fries/Documents/Development/finmath experiments/spreadsheets/Pseudo Random and Low Discrepancy Sequences/../../bin" calcext:value-type="string">
            <text:p>/Users/fries/Documents/Development/finmath experiments/spreadsheets/Pseudo Random and Low Discrepancy Sequences/../../bin</text:p>
          </table:table-cell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" table:number-columns-repeated="8"/>
          <table:table-cell table:number-columns-repeated="1016"/>
        </table:table-row>
        <table:table-row table:style-name="ro3">
          <table:table-cell table:style-name="ce1"/>
          <table:table-cell table:style-name="ce6" office:value-type="string" calcext:value-type="string">
            <text:p>Obba Version</text:p>
          </table:table-cell>
          <table:table-cell table:style-name="ce6"/>
          <table:table-cell table:style-name="ce1"/>
          <table:table-cell table:style-name="ce3" office:value-type="string" calcext:value-type="string">
            <text:p>Reference cell below to ensure lib is loaded:</text:p>
          </table:table-cell>
          <table:table-cell table:style-name="ce3"/>
          <table:table-cell table:style-name="ce1" table:number-columns-repeated="2"/>
          <table:table-cell table:number-columns-repeated="1016"/>
        </table:table-row>
        <table:table-row table:style-name="ro1">
          <table:table-cell table:style-name="ce1"/>
          <table:table-cell table:style-name="ce7" table:number-columns-repeated="2"/>
          <table:table-cell table:style-name="ce1"/>
          <table:table-cell table:style-name="ce10" table:formula="of:=IF(ISERROR([.F11]);NA();&quot;&quot;)">
            <text:p/>
          </table:table-cell>
          <table:table-cell table:style-name="ce1" table:number-columns-repeated="3"/>
          <table:table-cell table:number-columns-repeated="1016"/>
        </table:table-row>
        <table:table-row table:style-name="ro3">
          <table:table-cell table:style-name="ce1"/>
          <table:table-cell table:style-name="ce8" office:value-type="string" calcext:value-type="string">
            <text:p>Result:</text:p>
          </table:table-cell>
          <table:table-cell table:style-name="ce8"/>
          <table:table-cell table:style-name="ce1" table:number-columns-repeated="5"/>
          <table:table-cell table:number-columns-repeated="1016"/>
        </table:table-row>
        <table:table-row table:style-name="ro1">
          <table:table-cell table:style-name="ce1"/>
          <table:table-cell table:style-name="ce7" office:value-type="string" calcext:value-type="string">
            <text:p>Version:</text:p>
          </table:table-cell>
          <table:table-cell table:style-name="ce7" table:formula="of:=INFO.OBBA.OBBA.OBGETPROPERTY(&quot;version&quot;)" office:value-type="string" office:string-value="4.0.15" calcext:value-type="string">
            <text:p>4.0.15</text:p>
          </table:table-cell>
          <table:table-cell table:style-name="ce1" table:number-columns-repeated="5"/>
          <table:table-cell table:number-columns-repeated="1016"/>
        </table:table-row>
        <table:table-row table:style-name="ro1" table:number-rows-repeated="6">
          <table:table-cell table:style-name="ce1" table:number-columns-repeated="8"/>
          <table:table-cell table:number-columns-repeated="1016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alton Sequence" table:style-name="ta1" table:print="false">
        <table:table-column table:style-name="co3" table:number-columns-repeated="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number-columns-repeated="247" table:default-cell-style-name="Default"/>
        <table:table-column table:style-name="co7" table:number-columns-repeated="767" table:default-cell-style-name="Default"/>
        <table:table-row table:style-name="ro4">
          <table:table-cell table:style-name="ce1" table:number-columns-repeated="8"/>
          <table:table-cell table:style-name="ce11"/>
          <table:table-cell table:style-name="ce1" table:number-columns-repeated="248"/>
          <table:table-cell table:number-columns-repeated="767"/>
        </table:table-row>
        <table:table-row table:style-name="ro5">
          <table:table-cell table:style-name="ce13"/>
          <table:table-cell table:style-name="ce14" office:value-type="string" calcext:value-type="string">
            <text:p>This sheet illustrates two dimensional sampling points from a Halton sequence</text:p>
          </table:table-cell>
          <table:table-cell table:style-name="ce13" table:number-columns-repeated="6"/>
          <table:table-cell table:style-name="ce21"/>
          <table:table-cell table:style-name="ce13" table:number-columns-repeated="1015"/>
        </table:table-row>
        <table:table-row table:style-name="ro4">
          <table:table-cell table:style-name="ce13"/>
          <table:table-cell table:style-name="ce15" office:value-type="string" calcext:value-type="string">
            <text:p><text:span text:style-name="T1">Note: This sheet requires Obba 3.0 ( </text:span><text:span text:style-name="T2">http://www.obba.info/</text:span><text:span text:style-name="T1"> )</text:span></text:p>
          </table:table-cell>
          <table:table-cell table:style-name="ce13" table:number-columns-repeated="6"/>
          <table:table-cell table:style-name="ce21"/>
          <table:table-cell table:style-name="ce13" table:number-columns-repeated="1015"/>
        </table:table-row>
        <table:table-row table:style-name="ro4">
          <table:table-cell table:style-name="ce1" table:number-columns-repeated="8"/>
          <table:table-cell table:style-name="ce11"/>
          <table:table-cell table:style-name="ce1" table:number-columns-repeated="248"/>
          <table:table-cell table:number-columns-repeated="767"/>
        </table:table-row>
        <table:table-row table:style-name="ro4">
          <table:table-cell table:style-name="ce1"/>
          <table:table-cell table:style-name="ce3" office:value-type="string" calcext:value-type="string">
            <text:p>Halton Sequence</text:p>
          </table:table-cell>
          <table:table-cell table:style-name="ce3"/>
          <table:table-cell table:style-name="ce1" table:number-columns-repeated="4"/>
          <table:table-cell table:style-name="ce18" office:value-type="string" calcext:value-type="string">
            <text:p>Halton sequence</text:p>
          </table:table-cell>
          <table:table-cell table:style-name="ce22"/>
          <table:table-cell table:style-name="ce18"/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8"/>
          <table:table-cell table:style-name="ce11"/>
          <table:table-cell table:style-name="ce1" table:number-columns-repeated="248"/>
          <table:table-cell table:number-columns-repeated="767"/>
        </table:table-row>
        <table:table-row table:style-name="ro4">
          <table:table-cell table:style-name="ce1"/>
          <table:table-cell table:style-name="ce4" office:value-type="string" calcext:value-type="string">
            <text:p>Parameters:</text:p>
          </table:table-cell>
          <table:table-cell table:style-name="ce4"/>
          <table:table-cell table:style-name="ce1" table:number-columns-repeated="4"/>
          <table:table-cell table:style-name="ce19" office:value-type="string" calcext:value-type="string">
            <text:p>i</text:p>
          </table:table-cell>
          <table:table-cell table:style-name="ce23" office:value-type="string" calcext:value-type="string">
            <text:p>x1</text:p>
          </table:table-cell>
          <table:table-cell table:style-name="ce19" office:value-type="string" calcext:value-type="string">
            <text:p>x2</text:p>
          </table:table-cell>
          <table:table-cell table:style-name="ce26"/>
          <table:table-cell table:style-name="ce1" table:number-columns-repeated="246"/>
          <table:table-cell table:number-columns-repeated="767"/>
        </table:table-row>
        <table:table-row table:style-name="ro4">
          <table:table-cell table:style-name="ce1"/>
          <table:table-cell table:style-name="ce1" office:value-type="string" calcext:value-type="string">
            <text:p>base1</text:p>
          </table:table-cell>
          <table:table-cell table:style-name="ce17" office:value-type="float" office:value="2" calcext:value-type="float">
            <text:p>2</text:p>
          </table:table-cell>
          <table:table-cell table:style-name="ce1" table:number-columns-repeated="4"/>
          <table:table-cell table:style-name="ce20" office:value-type="float" office:value="0" calcext:value-type="float">
            <text:p>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8])))" office:value-type="float" office:value="0.5" calcext:value-type="float">
            <text:p>0,500</text:p>
          </table:table-cell>
          <table:table-cell table:style-name="ce25" office:value-type="float" office:value="0.333333333333333" calcext:value-type="float">
            <text:p>0,3333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/>
          <table:table-cell table:style-name="ce1" office:value-type="string" calcext:value-type="string">
            <text:p>base2</text:p>
          </table:table-cell>
          <table:table-cell table:style-name="ce17" office:value-type="float" office:value="3" calcext:value-type="float">
            <text:p>3</text:p>
          </table:table-cell>
          <table:table-cell table:style-name="ce1" table:number-columns-repeated="4"/>
          <table:table-cell table:style-name="ce20" office:value-type="float" office:value="1" calcext:value-type="float">
            <text:p>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9])))" office:value-type="float" office:value="0.25" calcext:value-type="float">
            <text:p>0,250</text:p>
          </table:table-cell>
          <table:table-cell table:style-name="ce25" office:value-type="float" office:value="0.666666666666667" calcext:value-type="float">
            <text:p>0,6667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" calcext:value-type="float">
            <text:p>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0])))" office:value-type="float" office:value="0.75" calcext:value-type="float">
            <text:p>0,750</text:p>
          </table:table-cell>
          <table:table-cell table:style-name="ce25" office:value-type="float" office:value="0.111111111111111" calcext:value-type="float">
            <text:p>0,1111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/>
          <table:table-cell table:style-name="ce4" office:value-type="string" calcext:value-type="string">
            <text:p>Object:</text:p>
          </table:table-cell>
          <table:table-cell table:style-name="ce4"/>
          <table:table-cell table:style-name="ce1" table:number-columns-repeated="4"/>
          <table:table-cell table:style-name="ce20" office:value-type="float" office:value="3" calcext:value-type="float">
            <text:p>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1])))" office:value-type="float" office:value="0.125" calcext:value-type="float">
            <text:p>0,125</text:p>
          </table:table-cell>
          <table:table-cell table:style-name="ce25" office:value-type="float" office:value="0.444444444444444" calcext:value-type="float">
            <text:p>0,4444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/>
          <table:table-cell table:style-name="ce16" table:formula="of:=INFO.OBBA.OBBA.OBMAKE(&quot;haltonSequence&quot;;obLibs&amp;&quot;net.finmath.experiments.montecarlo.randomnumbers.HaltonSequence&quot;;INFO.OBBA.OBBA.OBMAKE(&quot;&quot;;&quot;int[]&quot;;[.C8:.C9]))" office:value-type="string" office:string-value="haltonSequence &#10;[1569]" calcext:value-type="string">
            <text:p>haltonSequence </text:p>
            <text:p>[1569]</text:p>
          </table:table-cell>
          <table:table-cell table:style-name="ce1" table:number-columns-repeated="5"/>
          <table:table-cell table:style-name="ce20" office:value-type="float" office:value="4" calcext:value-type="float">
            <text:p>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2])))" office:value-type="float" office:value="0.625" calcext:value-type="float">
            <text:p>0,625</text:p>
          </table:table-cell>
          <table:table-cell table:style-name="ce25" office:value-type="float" office:value="0.777777777777778" calcext:value-type="float">
            <text:p>0,7778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/>
          <table:table-cell table:style-name="ce1">
            <draw:frame table:end-cell-address="'Halton Sequence'.G31" table:end-x="1.2cm" table:end-y="0.084cm" draw:z-index="0" draw:style-name="gr1" svg:width="11.018cm" svg:height="7.448cm" svg:x="0.056cm" svg:y="0.352cm">
              <draw:object draw:notify-on-update-of-ranges="'Halton Sequence'.I8:'Halton Sequence'.I507 'Halton Sequence'.J8:'Halton Sequence'.J50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5"/>
          <table:table-cell table:style-name="ce20" office:value-type="float" office:value="5" calcext:value-type="float">
            <text:p>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3])))" office:value-type="float" office:value="0.375" calcext:value-type="float">
            <text:p>0,375</text:p>
          </table:table-cell>
          <table:table-cell table:style-name="ce25" office:value-type="float" office:value="0.222222222222222" calcext:value-type="float">
            <text:p>0,2222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6" calcext:value-type="float">
            <text:p>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4])))" office:value-type="float" office:value="0.875" calcext:value-type="float">
            <text:p>0,875</text:p>
          </table:table-cell>
          <table:table-cell table:style-name="ce25" office:value-type="float" office:value="0.555555555555556" calcext:value-type="float">
            <text:p>0,5556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7" calcext:value-type="float">
            <text:p>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5])))" office:value-type="float" office:value="0.0625" calcext:value-type="float">
            <text:p>0,063</text:p>
          </table:table-cell>
          <table:table-cell table:style-name="ce25" office:value-type="float" office:value="0.888888888888889" calcext:value-type="float">
            <text:p>0,8889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8" calcext:value-type="float">
            <text:p>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6])))" office:value-type="float" office:value="0.5625" calcext:value-type="float">
            <text:p>0,563</text:p>
          </table:table-cell>
          <table:table-cell table:style-name="ce25" office:value-type="float" office:value="0.037037037037037" calcext:value-type="float">
            <text:p>0,0370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9" calcext:value-type="float">
            <text:p>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7])))" office:value-type="float" office:value="0.3125" calcext:value-type="float">
            <text:p>0,313</text:p>
          </table:table-cell>
          <table:table-cell table:style-name="ce25" office:value-type="float" office:value="0.37037037037037" calcext:value-type="float">
            <text:p>0,3704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0" calcext:value-type="float">
            <text:p>1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8])))" office:value-type="float" office:value="0.8125" calcext:value-type="float">
            <text:p>0,813</text:p>
          </table:table-cell>
          <table:table-cell table:style-name="ce25" office:value-type="float" office:value="0.703703703703704" calcext:value-type="float">
            <text:p>0,7037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1" calcext:value-type="float">
            <text:p>1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9])))" office:value-type="float" office:value="0.1875" calcext:value-type="float">
            <text:p>0,188</text:p>
          </table:table-cell>
          <table:table-cell table:style-name="ce25" office:value-type="float" office:value="0.148148148148148" calcext:value-type="float">
            <text:p>0,1481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2" calcext:value-type="float">
            <text:p>1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0])))" office:value-type="float" office:value="0.6875" calcext:value-type="float">
            <text:p>0,688</text:p>
          </table:table-cell>
          <table:table-cell table:style-name="ce25" office:value-type="float" office:value="0.481481481481481" calcext:value-type="float">
            <text:p>0,4815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3" calcext:value-type="float">
            <text:p>1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1])))" office:value-type="float" office:value="0.4375" calcext:value-type="float">
            <text:p>0,438</text:p>
          </table:table-cell>
          <table:table-cell table:style-name="ce25" office:value-type="float" office:value="0.814814814814815" calcext:value-type="float">
            <text:p>0,8148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4" calcext:value-type="float">
            <text:p>1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2])))" office:value-type="float" office:value="0.9375" calcext:value-type="float">
            <text:p>0,938</text:p>
          </table:table-cell>
          <table:table-cell table:style-name="ce25" office:value-type="float" office:value="0.259259259259259" calcext:value-type="float">
            <text:p>0,2593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5" calcext:value-type="float">
            <text:p>1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3])))" office:value-type="float" office:value="0.03125" calcext:value-type="float">
            <text:p>0,031</text:p>
          </table:table-cell>
          <table:table-cell table:style-name="ce25" office:value-type="float" office:value="0.592592592592593" calcext:value-type="float">
            <text:p>0,5926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6" calcext:value-type="float">
            <text:p>1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4])))" office:value-type="float" office:value="0.53125" calcext:value-type="float">
            <text:p>0,531</text:p>
          </table:table-cell>
          <table:table-cell table:style-name="ce25" office:value-type="float" office:value="0.925925925925926" calcext:value-type="float">
            <text:p>0,9259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7" calcext:value-type="float">
            <text:p>1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5])))" office:value-type="float" office:value="0.28125" calcext:value-type="float">
            <text:p>0,281</text:p>
          </table:table-cell>
          <table:table-cell table:style-name="ce25" office:value-type="float" office:value="0.0740740740740741" calcext:value-type="float">
            <text:p>0,0741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8" calcext:value-type="float">
            <text:p>1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6])))" office:value-type="float" office:value="0.78125" calcext:value-type="float">
            <text:p>0,781</text:p>
          </table:table-cell>
          <table:table-cell table:style-name="ce25" office:value-type="float" office:value="0.407407407407407" calcext:value-type="float">
            <text:p>0,4074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9" calcext:value-type="float">
            <text:p>1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7])))" office:value-type="float" office:value="0.15625" calcext:value-type="float">
            <text:p>0,156</text:p>
          </table:table-cell>
          <table:table-cell table:style-name="ce25" office:value-type="float" office:value="0.740740740740741" calcext:value-type="float">
            <text:p>0,7407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0" calcext:value-type="float">
            <text:p>2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8])))" office:value-type="float" office:value="0.65625" calcext:value-type="float">
            <text:p>0,656</text:p>
          </table:table-cell>
          <table:table-cell table:style-name="ce25" office:value-type="float" office:value="0.185185185185185" calcext:value-type="float">
            <text:p>0,1852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1" calcext:value-type="float">
            <text:p>2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9])))" office:value-type="float" office:value="0.40625" calcext:value-type="float">
            <text:p>0,406</text:p>
          </table:table-cell>
          <table:table-cell table:style-name="ce25" office:value-type="float" office:value="0.518518518518518" calcext:value-type="float">
            <text:p>0,5185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2" calcext:value-type="float">
            <text:p>2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0])))" office:value-type="float" office:value="0.90625" calcext:value-type="float">
            <text:p>0,906</text:p>
          </table:table-cell>
          <table:table-cell table:style-name="ce25" office:value-type="float" office:value="0.851851851851852" calcext:value-type="float">
            <text:p>0,8519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3" calcext:value-type="float">
            <text:p>2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1])))" office:value-type="float" office:value="0.09375" calcext:value-type="float">
            <text:p>0,094</text:p>
          </table:table-cell>
          <table:table-cell table:style-name="ce25" office:value-type="float" office:value="0.296296296296296" calcext:value-type="float">
            <text:p>0,2963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4" calcext:value-type="float">
            <text:p>2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2])))" office:value-type="float" office:value="0.59375" calcext:value-type="float">
            <text:p>0,594</text:p>
          </table:table-cell>
          <table:table-cell table:style-name="ce25" office:value-type="float" office:value="0.62962962962963" calcext:value-type="float">
            <text:p>0,6296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5" calcext:value-type="float">
            <text:p>2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3])))" office:value-type="float" office:value="0.34375" calcext:value-type="float">
            <text:p>0,344</text:p>
          </table:table-cell>
          <table:table-cell table:style-name="ce25" office:value-type="float" office:value="0.962962962962963" calcext:value-type="float">
            <text:p>0,9630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6" calcext:value-type="float">
            <text:p>2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4])))" office:value-type="float" office:value="0.84375" calcext:value-type="float">
            <text:p>0,844</text:p>
          </table:table-cell>
          <table:table-cell table:style-name="ce25" office:value-type="float" office:value="0.0123456790123457" calcext:value-type="float">
            <text:p>0,0123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7" calcext:value-type="float">
            <text:p>2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5])))" office:value-type="float" office:value="0.21875" calcext:value-type="float">
            <text:p>0,219</text:p>
          </table:table-cell>
          <table:table-cell table:style-name="ce25" office:value-type="float" office:value="0.345679012345679" calcext:value-type="float">
            <text:p>0,3457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8" calcext:value-type="float">
            <text:p>2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6])))" office:value-type="float" office:value="0.71875" calcext:value-type="float">
            <text:p>0,719</text:p>
          </table:table-cell>
          <table:table-cell table:style-name="ce25" office:value-type="float" office:value="0.679012345679012" calcext:value-type="float">
            <text:p>0,6790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9" calcext:value-type="float">
            <text:p>2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7])))" office:value-type="float" office:value="0.46875" calcext:value-type="float">
            <text:p>0,469</text:p>
          </table:table-cell>
          <table:table-cell table:style-name="ce25" office:value-type="float" office:value="0.123456790123457" calcext:value-type="float">
            <text:p>0,1235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0" calcext:value-type="float">
            <text:p>3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8])))" office:value-type="float" office:value="0.96875" calcext:value-type="float">
            <text:p>0,969</text:p>
          </table:table-cell>
          <table:table-cell table:style-name="ce25" office:value-type="float" office:value="0.45679012345679" calcext:value-type="float">
            <text:p>0,4568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1" calcext:value-type="float">
            <text:p>3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9])))" office:value-type="float" office:value="0.015625" calcext:value-type="float">
            <text:p>0,016</text:p>
          </table:table-cell>
          <table:table-cell table:style-name="ce25" office:value-type="float" office:value="0.790123456790123" calcext:value-type="float">
            <text:p>0,7901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2" calcext:value-type="float">
            <text:p>3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0])))" office:value-type="float" office:value="0.515625" calcext:value-type="float">
            <text:p>0,516</text:p>
          </table:table-cell>
          <table:table-cell table:style-name="ce25" office:value-type="float" office:value="0.234567901234568" calcext:value-type="float">
            <text:p>0,2346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3" calcext:value-type="float">
            <text:p>3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1])))" office:value-type="float" office:value="0.265625" calcext:value-type="float">
            <text:p>0,266</text:p>
          </table:table-cell>
          <table:table-cell table:style-name="ce25" office:value-type="float" office:value="0.567901234567901" calcext:value-type="float">
            <text:p>0,5679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4" calcext:value-type="float">
            <text:p>3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2])))" office:value-type="float" office:value="0.765625" calcext:value-type="float">
            <text:p>0,766</text:p>
          </table:table-cell>
          <table:table-cell table:style-name="ce25" office:value-type="float" office:value="0.901234567901235" calcext:value-type="float">
            <text:p>0,9012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5" calcext:value-type="float">
            <text:p>3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3])))" office:value-type="float" office:value="0.140625" calcext:value-type="float">
            <text:p>0,141</text:p>
          </table:table-cell>
          <table:table-cell table:style-name="ce25" office:value-type="float" office:value="0.0493827160493827" calcext:value-type="float">
            <text:p>0,0494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6" calcext:value-type="float">
            <text:p>3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4])))" office:value-type="float" office:value="0.640625" calcext:value-type="float">
            <text:p>0,641</text:p>
          </table:table-cell>
          <table:table-cell table:style-name="ce25" office:value-type="float" office:value="0.382716049382716" calcext:value-type="float">
            <text:p>0,3827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7" calcext:value-type="float">
            <text:p>3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5])))" office:value-type="float" office:value="0.390625" calcext:value-type="float">
            <text:p>0,391</text:p>
          </table:table-cell>
          <table:table-cell table:style-name="ce25" office:value-type="float" office:value="0.716049382716049" calcext:value-type="float">
            <text:p>0,7160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8" calcext:value-type="float">
            <text:p>3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6])))" office:value-type="float" office:value="0.890625" calcext:value-type="float">
            <text:p>0,891</text:p>
          </table:table-cell>
          <table:table-cell table:style-name="ce25" office:value-type="float" office:value="0.160493827160494" calcext:value-type="float">
            <text:p>0,1605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9" calcext:value-type="float">
            <text:p>3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7])))" office:value-type="float" office:value="0.078125" calcext:value-type="float">
            <text:p>0,078</text:p>
          </table:table-cell>
          <table:table-cell table:style-name="ce25" office:value-type="float" office:value="0.493827160493827" calcext:value-type="float">
            <text:p>0,4938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0" calcext:value-type="float">
            <text:p>4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8])))" office:value-type="float" office:value="0.578125" calcext:value-type="float">
            <text:p>0,578</text:p>
          </table:table-cell>
          <table:table-cell table:style-name="ce25" office:value-type="float" office:value="0.82716049382716" calcext:value-type="float">
            <text:p>0,8272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1" calcext:value-type="float">
            <text:p>4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9])))" office:value-type="float" office:value="0.328125" calcext:value-type="float">
            <text:p>0,328</text:p>
          </table:table-cell>
          <table:table-cell table:style-name="ce25" office:value-type="float" office:value="0.271604938271605" calcext:value-type="float">
            <text:p>0,2716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2" calcext:value-type="float">
            <text:p>4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50])))" office:value-type="float" office:value="0.828125" calcext:value-type="float">
            <text:p>0,828</text:p>
          </table:table-cell>
          <table:table-cell table:style-name="ce25" office:value-type="float" office:value="0.604938271604938" calcext:value-type="float">
            <text:p>0,6049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3" calcext:value-type="float">
            <text:p>4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51])))" office:value-type="float" office:value="0.203125" calcext:value-type="float">
            <text:p>0,203</text:p>
          </table:table-cell>
          <table:table-cell table:style-name="ce25" office:value-type="float" office:value="0.938271604938272" calcext:value-type="float">
            <text:p>0,9383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4" calcext:value-type="float">
            <text:p>4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52])))" office:value-type="float" office:value="0.703125" calcext:value-type="float">
            <text:p>0,703</text:p>
          </table:table-cell>
          <table:table-cell table:style-name="ce25" office:value-type="float" office:value="0.0864197530864197" calcext:value-type="float">
            <text:p>0,0864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5" calcext:value-type="float">
            <text:p>4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53])))" office:value-type="float" office:value="0.453125" calcext:value-type="float">
            <text:p>0,453</text:p>
          </table:table-cell>
          <table:table-cell table:style-name="ce25" office:value-type="float" office:value="0.419753086419753" calcext:value-type="float">
            <text:p>0,4198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6" calcext:value-type="float">
            <text:p>4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54])))" office:value-type="float" office:value="0.953125" calcext:value-type="float">
            <text:p>0,953</text:p>
          </table:table-cell>
          <table:table-cell table:style-name="ce25" office:value-type="float" office:value="0.753086419753086" calcext:value-type="float">
            <text:p>0,7531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7" calcext:value-type="float">
            <text:p>4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55])))" office:value-type="float" office:value="0.046875" calcext:value-type="float">
            <text:p>0,047</text:p>
          </table:table-cell>
          <table:table-cell table:style-name="ce25" office:value-type="float" office:value="0.197530864197531" calcext:value-type="float">
            <text:p>0,1975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8" calcext:value-type="float">
            <text:p>4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56])))" office:value-type="float" office:value="0.546875" calcext:value-type="float">
            <text:p>0,547</text:p>
          </table:table-cell>
          <table:table-cell table:style-name="ce25" office:value-type="float" office:value="0.530864197530864" calcext:value-type="float">
            <text:p>0,5309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9" calcext:value-type="float">
            <text:p>4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57])))" office:value-type="float" office:value="0.296875" calcext:value-type="float">
            <text:p>0,297</text:p>
          </table:table-cell>
          <table:table-cell table:style-name="ce25" office:value-type="float" office:value="0.864197530864197" calcext:value-type="float">
            <text:p>0,8642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50" calcext:value-type="float">
            <text:p>5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58])))" office:value-type="float" office:value="0.796875" calcext:value-type="float">
            <text:p>0,797</text:p>
          </table:table-cell>
          <table:table-cell table:style-name="ce25" office:value-type="float" office:value="0.308641975308642" calcext:value-type="float">
            <text:p>0,3086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51" calcext:value-type="float">
            <text:p>5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59])))" office:value-type="float" office:value="0.171875" calcext:value-type="float">
            <text:p>0,172</text:p>
          </table:table-cell>
          <table:table-cell table:style-name="ce25" office:value-type="float" office:value="0.641975308641975" calcext:value-type="float">
            <text:p>0,6420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52" calcext:value-type="float">
            <text:p>5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60])))" office:value-type="float" office:value="0.671875" calcext:value-type="float">
            <text:p>0,672</text:p>
          </table:table-cell>
          <table:table-cell table:style-name="ce25" office:value-type="float" office:value="0.975308641975309" calcext:value-type="float">
            <text:p>0,9753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53" calcext:value-type="float">
            <text:p>5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61])))" office:value-type="float" office:value="0.421875" calcext:value-type="float">
            <text:p>0,422</text:p>
          </table:table-cell>
          <table:table-cell table:style-name="ce25" office:value-type="float" office:value="0.0246913580246914" calcext:value-type="float">
            <text:p>0,0247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54" calcext:value-type="float">
            <text:p>5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62])))" office:value-type="float" office:value="0.921875" calcext:value-type="float">
            <text:p>0,922</text:p>
          </table:table-cell>
          <table:table-cell table:style-name="ce25" office:value-type="float" office:value="0.358024691358025" calcext:value-type="float">
            <text:p>0,3580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55" calcext:value-type="float">
            <text:p>5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63])))" office:value-type="float" office:value="0.109375" calcext:value-type="float">
            <text:p>0,109</text:p>
          </table:table-cell>
          <table:table-cell table:style-name="ce25" office:value-type="float" office:value="0.691358024691358" calcext:value-type="float">
            <text:p>0,6914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56" calcext:value-type="float">
            <text:p>5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64])))" office:value-type="float" office:value="0.609375" calcext:value-type="float">
            <text:p>0,609</text:p>
          </table:table-cell>
          <table:table-cell table:style-name="ce25" office:value-type="float" office:value="0.135802469135802" calcext:value-type="float">
            <text:p>0,1358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57" calcext:value-type="float">
            <text:p>5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65])))" office:value-type="float" office:value="0.359375" calcext:value-type="float">
            <text:p>0,359</text:p>
          </table:table-cell>
          <table:table-cell table:style-name="ce25" office:value-type="float" office:value="0.469135802469136" calcext:value-type="float">
            <text:p>0,4691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58" calcext:value-type="float">
            <text:p>5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66])))" office:value-type="float" office:value="0.859375" calcext:value-type="float">
            <text:p>0,859</text:p>
          </table:table-cell>
          <table:table-cell table:style-name="ce25" office:value-type="float" office:value="0.802469135802469" calcext:value-type="float">
            <text:p>0,8025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59" calcext:value-type="float">
            <text:p>5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67])))" office:value-type="float" office:value="0.234375" calcext:value-type="float">
            <text:p>0,234</text:p>
          </table:table-cell>
          <table:table-cell table:style-name="ce25" office:value-type="float" office:value="0.246913580246914" calcext:value-type="float">
            <text:p>0,2469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60" calcext:value-type="float">
            <text:p>6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68])))" office:value-type="float" office:value="0.734375" calcext:value-type="float">
            <text:p>0,734</text:p>
          </table:table-cell>
          <table:table-cell table:style-name="ce25" office:value-type="float" office:value="0.580246913580247" calcext:value-type="float">
            <text:p>0,5802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61" calcext:value-type="float">
            <text:p>6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69])))" office:value-type="float" office:value="0.484375" calcext:value-type="float">
            <text:p>0,484</text:p>
          </table:table-cell>
          <table:table-cell table:style-name="ce25" office:value-type="float" office:value="0.91358024691358" calcext:value-type="float">
            <text:p>0,9136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62" calcext:value-type="float">
            <text:p>6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70])))" office:value-type="float" office:value="0.984375" calcext:value-type="float">
            <text:p>0,984</text:p>
          </table:table-cell>
          <table:table-cell table:style-name="ce25" office:value-type="float" office:value="0.0617283950617284" calcext:value-type="float">
            <text:p>0,0617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63" calcext:value-type="float">
            <text:p>6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71])))" office:value-type="float" office:value="0.0078125" calcext:value-type="float">
            <text:p>0,008</text:p>
          </table:table-cell>
          <table:table-cell table:style-name="ce25" office:value-type="float" office:value="0.395061728395062" calcext:value-type="float">
            <text:p>0,3951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64" calcext:value-type="float">
            <text:p>6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72])))" office:value-type="float" office:value="0.5078125" calcext:value-type="float">
            <text:p>0,508</text:p>
          </table:table-cell>
          <table:table-cell table:style-name="ce25" office:value-type="float" office:value="0.728395061728395" calcext:value-type="float">
            <text:p>0,7284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65" calcext:value-type="float">
            <text:p>6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73])))" office:value-type="float" office:value="0.2578125" calcext:value-type="float">
            <text:p>0,258</text:p>
          </table:table-cell>
          <table:table-cell table:style-name="ce25" office:value-type="float" office:value="0.17283950617284" calcext:value-type="float">
            <text:p>0,1728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66" calcext:value-type="float">
            <text:p>6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74])))" office:value-type="float" office:value="0.7578125" calcext:value-type="float">
            <text:p>0,758</text:p>
          </table:table-cell>
          <table:table-cell table:style-name="ce25" office:value-type="float" office:value="0.506172839506173" calcext:value-type="float">
            <text:p>0,5062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67" calcext:value-type="float">
            <text:p>6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75])))" office:value-type="float" office:value="0.1328125" calcext:value-type="float">
            <text:p>0,133</text:p>
          </table:table-cell>
          <table:table-cell table:style-name="ce25" office:value-type="float" office:value="0.839506172839506" calcext:value-type="float">
            <text:p>0,8395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68" calcext:value-type="float">
            <text:p>6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76])))" office:value-type="float" office:value="0.6328125" calcext:value-type="float">
            <text:p>0,633</text:p>
          </table:table-cell>
          <table:table-cell table:style-name="ce25" office:value-type="float" office:value="0.283950617283951" calcext:value-type="float">
            <text:p>0,2840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69" calcext:value-type="float">
            <text:p>6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77])))" office:value-type="float" office:value="0.3828125" calcext:value-type="float">
            <text:p>0,383</text:p>
          </table:table-cell>
          <table:table-cell table:style-name="ce25" office:value-type="float" office:value="0.617283950617284" calcext:value-type="float">
            <text:p>0,6173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70" calcext:value-type="float">
            <text:p>7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78])))" office:value-type="float" office:value="0.8828125" calcext:value-type="float">
            <text:p>0,883</text:p>
          </table:table-cell>
          <table:table-cell table:style-name="ce25" office:value-type="float" office:value="0.950617283950617" calcext:value-type="float">
            <text:p>0,9506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71" calcext:value-type="float">
            <text:p>7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79])))" office:value-type="float" office:value="0.0703125" calcext:value-type="float">
            <text:p>0,070</text:p>
          </table:table-cell>
          <table:table-cell table:style-name="ce25" office:value-type="float" office:value="0.0987654320987654" calcext:value-type="float">
            <text:p>0,0988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72" calcext:value-type="float">
            <text:p>7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80])))" office:value-type="float" office:value="0.5703125" calcext:value-type="float">
            <text:p>0,570</text:p>
          </table:table-cell>
          <table:table-cell table:style-name="ce25" office:value-type="float" office:value="0.432098765432099" calcext:value-type="float">
            <text:p>0,4321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73" calcext:value-type="float">
            <text:p>7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81])))" office:value-type="float" office:value="0.3203125" calcext:value-type="float">
            <text:p>0,320</text:p>
          </table:table-cell>
          <table:table-cell table:style-name="ce25" office:value-type="float" office:value="0.765432098765432" calcext:value-type="float">
            <text:p>0,7654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74" calcext:value-type="float">
            <text:p>7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82])))" office:value-type="float" office:value="0.8203125" calcext:value-type="float">
            <text:p>0,820</text:p>
          </table:table-cell>
          <table:table-cell table:style-name="ce25" office:value-type="float" office:value="0.209876543209876" calcext:value-type="float">
            <text:p>0,2099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75" calcext:value-type="float">
            <text:p>7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83])))" office:value-type="float" office:value="0.1953125" calcext:value-type="float">
            <text:p>0,195</text:p>
          </table:table-cell>
          <table:table-cell table:style-name="ce25" office:value-type="float" office:value="0.54320987654321" calcext:value-type="float">
            <text:p>0,5432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76" calcext:value-type="float">
            <text:p>7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84])))" office:value-type="float" office:value="0.6953125" calcext:value-type="float">
            <text:p>0,695</text:p>
          </table:table-cell>
          <table:table-cell table:style-name="ce25" office:value-type="float" office:value="0.876543209876543" calcext:value-type="float">
            <text:p>0,8765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77" calcext:value-type="float">
            <text:p>7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85])))" office:value-type="float" office:value="0.4453125" calcext:value-type="float">
            <text:p>0,445</text:p>
          </table:table-cell>
          <table:table-cell table:style-name="ce25" office:value-type="float" office:value="0.320987654320988" calcext:value-type="float">
            <text:p>0,3210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78" calcext:value-type="float">
            <text:p>7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86])))" office:value-type="float" office:value="0.9453125" calcext:value-type="float">
            <text:p>0,945</text:p>
          </table:table-cell>
          <table:table-cell table:style-name="ce25" office:value-type="float" office:value="0.654320987654321" calcext:value-type="float">
            <text:p>0,6543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79" calcext:value-type="float">
            <text:p>7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87])))" office:value-type="float" office:value="0.0390625" calcext:value-type="float">
            <text:p>0,039</text:p>
          </table:table-cell>
          <table:table-cell table:style-name="ce25" office:value-type="float" office:value="0.987654320987654" calcext:value-type="float">
            <text:p>0,9877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80" calcext:value-type="float">
            <text:p>8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88])))" office:value-type="float" office:value="0.5390625" calcext:value-type="float">
            <text:p>0,539</text:p>
          </table:table-cell>
          <table:table-cell table:style-name="ce25" office:value-type="float" office:value="0.00411522633744856" calcext:value-type="float">
            <text:p>0,0041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81" calcext:value-type="float">
            <text:p>8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89])))" office:value-type="float" office:value="0.2890625" calcext:value-type="float">
            <text:p>0,289</text:p>
          </table:table-cell>
          <table:table-cell table:style-name="ce25" office:value-type="float" office:value="0.337448559670782" calcext:value-type="float">
            <text:p>0,3374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82" calcext:value-type="float">
            <text:p>8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90])))" office:value-type="float" office:value="0.7890625" calcext:value-type="float">
            <text:p>0,789</text:p>
          </table:table-cell>
          <table:table-cell table:style-name="ce25" office:value-type="float" office:value="0.670781893004115" calcext:value-type="float">
            <text:p>0,6708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83" calcext:value-type="float">
            <text:p>8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91])))" office:value-type="float" office:value="0.1640625" calcext:value-type="float">
            <text:p>0,164</text:p>
          </table:table-cell>
          <table:table-cell table:style-name="ce25" office:value-type="float" office:value="0.11522633744856" calcext:value-type="float">
            <text:p>0,1152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84" calcext:value-type="float">
            <text:p>8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92])))" office:value-type="float" office:value="0.6640625" calcext:value-type="float">
            <text:p>0,664</text:p>
          </table:table-cell>
          <table:table-cell table:style-name="ce25" office:value-type="float" office:value="0.448559670781893" calcext:value-type="float">
            <text:p>0,4486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85" calcext:value-type="float">
            <text:p>8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93])))" office:value-type="float" office:value="0.4140625" calcext:value-type="float">
            <text:p>0,414</text:p>
          </table:table-cell>
          <table:table-cell table:style-name="ce25" office:value-type="float" office:value="0.781893004115226" calcext:value-type="float">
            <text:p>0,7819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86" calcext:value-type="float">
            <text:p>8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94])))" office:value-type="float" office:value="0.9140625" calcext:value-type="float">
            <text:p>0,914</text:p>
          </table:table-cell>
          <table:table-cell table:style-name="ce25" office:value-type="float" office:value="0.226337448559671" calcext:value-type="float">
            <text:p>0,2263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87" calcext:value-type="float">
            <text:p>8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95])))" office:value-type="float" office:value="0.1015625" calcext:value-type="float">
            <text:p>0,102</text:p>
          </table:table-cell>
          <table:table-cell table:style-name="ce25" office:value-type="float" office:value="0.559670781893004" calcext:value-type="float">
            <text:p>0,5597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88" calcext:value-type="float">
            <text:p>8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96])))" office:value-type="float" office:value="0.6015625" calcext:value-type="float">
            <text:p>0,602</text:p>
          </table:table-cell>
          <table:table-cell table:style-name="ce25" office:value-type="float" office:value="0.893004115226337" calcext:value-type="float">
            <text:p>0,8930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89" calcext:value-type="float">
            <text:p>8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97])))" office:value-type="float" office:value="0.3515625" calcext:value-type="float">
            <text:p>0,352</text:p>
          </table:table-cell>
          <table:table-cell table:style-name="ce25" office:value-type="float" office:value="0.0411522633744856" calcext:value-type="float">
            <text:p>0,0412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90" calcext:value-type="float">
            <text:p>9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98])))" office:value-type="float" office:value="0.8515625" calcext:value-type="float">
            <text:p>0,852</text:p>
          </table:table-cell>
          <table:table-cell table:style-name="ce25" office:value-type="float" office:value="0.374485596707819" calcext:value-type="float">
            <text:p>0,3745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91" calcext:value-type="float">
            <text:p>9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99])))" office:value-type="float" office:value="0.2265625" calcext:value-type="float">
            <text:p>0,227</text:p>
          </table:table-cell>
          <table:table-cell table:style-name="ce25" office:value-type="float" office:value="0.707818930041152" calcext:value-type="float">
            <text:p>0,7078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92" calcext:value-type="float">
            <text:p>9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00])))" office:value-type="float" office:value="0.7265625" calcext:value-type="float">
            <text:p>0,727</text:p>
          </table:table-cell>
          <table:table-cell table:style-name="ce25" office:value-type="float" office:value="0.152263374485597" calcext:value-type="float">
            <text:p>0,1523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93" calcext:value-type="float">
            <text:p>9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01])))" office:value-type="float" office:value="0.4765625" calcext:value-type="float">
            <text:p>0,477</text:p>
          </table:table-cell>
          <table:table-cell table:style-name="ce25" office:value-type="float" office:value="0.48559670781893" calcext:value-type="float">
            <text:p>0,4856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94" calcext:value-type="float">
            <text:p>9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02])))" office:value-type="float" office:value="0.9765625" calcext:value-type="float">
            <text:p>0,977</text:p>
          </table:table-cell>
          <table:table-cell table:style-name="ce25" office:value-type="float" office:value="0.818930041152263" calcext:value-type="float">
            <text:p>0,8189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95" calcext:value-type="float">
            <text:p>9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03])))" office:value-type="float" office:value="0.0234375" calcext:value-type="float">
            <text:p>0,023</text:p>
          </table:table-cell>
          <table:table-cell table:style-name="ce25" office:value-type="float" office:value="0.263374485596708" calcext:value-type="float">
            <text:p>0,2634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96" calcext:value-type="float">
            <text:p>9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04])))" office:value-type="float" office:value="0.5234375" calcext:value-type="float">
            <text:p>0,523</text:p>
          </table:table-cell>
          <table:table-cell table:style-name="ce25" office:value-type="float" office:value="0.596707818930041" calcext:value-type="float">
            <text:p>0,5967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97" calcext:value-type="float">
            <text:p>9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05])))" office:value-type="float" office:value="0.2734375" calcext:value-type="float">
            <text:p>0,273</text:p>
          </table:table-cell>
          <table:table-cell table:style-name="ce25" office:value-type="float" office:value="0.930041152263374" calcext:value-type="float">
            <text:p>0,9300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98" calcext:value-type="float">
            <text:p>9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06])))" office:value-type="float" office:value="0.7734375" calcext:value-type="float">
            <text:p>0,773</text:p>
          </table:table-cell>
          <table:table-cell table:style-name="ce25" office:value-type="float" office:value="0.0781893004115226" calcext:value-type="float">
            <text:p>0,0782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99" calcext:value-type="float">
            <text:p>9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07])))" office:value-type="float" office:value="0.1484375" calcext:value-type="float">
            <text:p>0,148</text:p>
          </table:table-cell>
          <table:table-cell table:style-name="ce25" office:value-type="float" office:value="0.411522633744856" calcext:value-type="float">
            <text:p>0,4115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00" calcext:value-type="float">
            <text:p>10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08])))" office:value-type="float" office:value="0.6484375" calcext:value-type="float">
            <text:p>0,648</text:p>
          </table:table-cell>
          <table:table-cell table:style-name="ce25" office:value-type="float" office:value="0.744855967078189" calcext:value-type="float">
            <text:p>0,7449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01" calcext:value-type="float">
            <text:p>10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09])))" office:value-type="float" office:value="0.3984375" calcext:value-type="float">
            <text:p>0,398</text:p>
          </table:table-cell>
          <table:table-cell table:style-name="ce25" office:value-type="float" office:value="0.189300411522634" calcext:value-type="float">
            <text:p>0,1893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02" calcext:value-type="float">
            <text:p>10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10])))" office:value-type="float" office:value="0.8984375" calcext:value-type="float">
            <text:p>0,898</text:p>
          </table:table-cell>
          <table:table-cell table:style-name="ce25" office:value-type="float" office:value="0.522633744855967" calcext:value-type="float">
            <text:p>0,5226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03" calcext:value-type="float">
            <text:p>10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11])))" office:value-type="float" office:value="0.0859375" calcext:value-type="float">
            <text:p>0,086</text:p>
          </table:table-cell>
          <table:table-cell table:style-name="ce25" office:value-type="float" office:value="0.8559670781893" calcext:value-type="float">
            <text:p>0,8560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04" calcext:value-type="float">
            <text:p>10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12])))" office:value-type="float" office:value="0.5859375" calcext:value-type="float">
            <text:p>0,586</text:p>
          </table:table-cell>
          <table:table-cell table:style-name="ce25" office:value-type="float" office:value="0.300411522633745" calcext:value-type="float">
            <text:p>0,3004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05" calcext:value-type="float">
            <text:p>10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13])))" office:value-type="float" office:value="0.3359375" calcext:value-type="float">
            <text:p>0,336</text:p>
          </table:table-cell>
          <table:table-cell table:style-name="ce25" office:value-type="float" office:value="0.633744855967078" calcext:value-type="float">
            <text:p>0,6337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06" calcext:value-type="float">
            <text:p>10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14])))" office:value-type="float" office:value="0.8359375" calcext:value-type="float">
            <text:p>0,836</text:p>
          </table:table-cell>
          <table:table-cell table:style-name="ce25" office:value-type="float" office:value="0.967078189300411" calcext:value-type="float">
            <text:p>0,9671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07" calcext:value-type="float">
            <text:p>10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15])))" office:value-type="float" office:value="0.2109375" calcext:value-type="float">
            <text:p>0,211</text:p>
          </table:table-cell>
          <table:table-cell table:style-name="ce25" office:value-type="float" office:value="0.0164609053497942" calcext:value-type="float">
            <text:p>0,0165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08" calcext:value-type="float">
            <text:p>10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16])))" office:value-type="float" office:value="0.7109375" calcext:value-type="float">
            <text:p>0,711</text:p>
          </table:table-cell>
          <table:table-cell table:style-name="ce25" office:value-type="float" office:value="0.349794238683128" calcext:value-type="float">
            <text:p>0,3498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09" calcext:value-type="float">
            <text:p>10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17])))" office:value-type="float" office:value="0.4609375" calcext:value-type="float">
            <text:p>0,461</text:p>
          </table:table-cell>
          <table:table-cell table:style-name="ce25" office:value-type="float" office:value="0.683127572016461" calcext:value-type="float">
            <text:p>0,6831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10" calcext:value-type="float">
            <text:p>11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18])))" office:value-type="float" office:value="0.9609375" calcext:value-type="float">
            <text:p>0,961</text:p>
          </table:table-cell>
          <table:table-cell table:style-name="ce25" office:value-type="float" office:value="0.127572016460905" calcext:value-type="float">
            <text:p>0,1276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11" calcext:value-type="float">
            <text:p>11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19])))" office:value-type="float" office:value="0.0546875" calcext:value-type="float">
            <text:p>0,055</text:p>
          </table:table-cell>
          <table:table-cell table:style-name="ce25" office:value-type="float" office:value="0.460905349794239" calcext:value-type="float">
            <text:p>0,4609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12" calcext:value-type="float">
            <text:p>11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20])))" office:value-type="float" office:value="0.5546875" calcext:value-type="float">
            <text:p>0,555</text:p>
          </table:table-cell>
          <table:table-cell table:style-name="ce25" office:value-type="float" office:value="0.794238683127572" calcext:value-type="float">
            <text:p>0,7942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13" calcext:value-type="float">
            <text:p>11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21])))" office:value-type="float" office:value="0.3046875" calcext:value-type="float">
            <text:p>0,305</text:p>
          </table:table-cell>
          <table:table-cell table:style-name="ce25" office:value-type="float" office:value="0.238683127572016" calcext:value-type="float">
            <text:p>0,2387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14" calcext:value-type="float">
            <text:p>11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22])))" office:value-type="float" office:value="0.8046875" calcext:value-type="float">
            <text:p>0,805</text:p>
          </table:table-cell>
          <table:table-cell table:style-name="ce25" office:value-type="float" office:value="0.57201646090535" calcext:value-type="float">
            <text:p>0,5720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15" calcext:value-type="float">
            <text:p>11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23])))" office:value-type="float" office:value="0.1796875" calcext:value-type="float">
            <text:p>0,180</text:p>
          </table:table-cell>
          <table:table-cell table:style-name="ce25" office:value-type="float" office:value="0.905349794238683" calcext:value-type="float">
            <text:p>0,9053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16" calcext:value-type="float">
            <text:p>11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24])))" office:value-type="float" office:value="0.6796875" calcext:value-type="float">
            <text:p>0,680</text:p>
          </table:table-cell>
          <table:table-cell table:style-name="ce25" office:value-type="float" office:value="0.0534979423868313" calcext:value-type="float">
            <text:p>0,0535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17" calcext:value-type="float">
            <text:p>11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25])))" office:value-type="float" office:value="0.4296875" calcext:value-type="float">
            <text:p>0,430</text:p>
          </table:table-cell>
          <table:table-cell table:style-name="ce25" office:value-type="float" office:value="0.386831275720165" calcext:value-type="float">
            <text:p>0,3868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18" calcext:value-type="float">
            <text:p>11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26])))" office:value-type="float" office:value="0.9296875" calcext:value-type="float">
            <text:p>0,930</text:p>
          </table:table-cell>
          <table:table-cell table:style-name="ce25" office:value-type="float" office:value="0.720164609053498" calcext:value-type="float">
            <text:p>0,7202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19" calcext:value-type="float">
            <text:p>11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27])))" office:value-type="float" office:value="0.1171875" calcext:value-type="float">
            <text:p>0,117</text:p>
          </table:table-cell>
          <table:table-cell table:style-name="ce25" office:value-type="float" office:value="0.164609053497942" calcext:value-type="float">
            <text:p>0,1646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20" calcext:value-type="float">
            <text:p>12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28])))" office:value-type="float" office:value="0.6171875" calcext:value-type="float">
            <text:p>0,617</text:p>
          </table:table-cell>
          <table:table-cell table:style-name="ce25" office:value-type="float" office:value="0.497942386831276" calcext:value-type="float">
            <text:p>0,4979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21" calcext:value-type="float">
            <text:p>12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29])))" office:value-type="float" office:value="0.3671875" calcext:value-type="float">
            <text:p>0,367</text:p>
          </table:table-cell>
          <table:table-cell table:style-name="ce25" office:value-type="float" office:value="0.831275720164609" calcext:value-type="float">
            <text:p>0,8313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22" calcext:value-type="float">
            <text:p>12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30])))" office:value-type="float" office:value="0.8671875" calcext:value-type="float">
            <text:p>0,867</text:p>
          </table:table-cell>
          <table:table-cell table:style-name="ce25" office:value-type="float" office:value="0.275720164609053" calcext:value-type="float">
            <text:p>0,2757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23" calcext:value-type="float">
            <text:p>12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31])))" office:value-type="float" office:value="0.2421875" calcext:value-type="float">
            <text:p>0,242</text:p>
          </table:table-cell>
          <table:table-cell table:style-name="ce25" office:value-type="float" office:value="0.609053497942387" calcext:value-type="float">
            <text:p>0,6091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24" calcext:value-type="float">
            <text:p>12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32])))" office:value-type="float" office:value="0.7421875" calcext:value-type="float">
            <text:p>0,742</text:p>
          </table:table-cell>
          <table:table-cell table:style-name="ce25" office:value-type="float" office:value="0.94238683127572" calcext:value-type="float">
            <text:p>0,9424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25" calcext:value-type="float">
            <text:p>12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33])))" office:value-type="float" office:value="0.4921875" calcext:value-type="float">
            <text:p>0,492</text:p>
          </table:table-cell>
          <table:table-cell table:style-name="ce25" office:value-type="float" office:value="0.0905349794238683" calcext:value-type="float">
            <text:p>0,0905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26" calcext:value-type="float">
            <text:p>12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34])))" office:value-type="float" office:value="0.9921875" calcext:value-type="float">
            <text:p>0,992</text:p>
          </table:table-cell>
          <table:table-cell table:style-name="ce25" office:value-type="float" office:value="0.423868312757202" calcext:value-type="float">
            <text:p>0,4239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27" calcext:value-type="float">
            <text:p>12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35])))" office:value-type="float" office:value="0.00390625" calcext:value-type="float">
            <text:p>0,004</text:p>
          </table:table-cell>
          <table:table-cell table:style-name="ce25" office:value-type="float" office:value="0.757201646090535" calcext:value-type="float">
            <text:p>0,7572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28" calcext:value-type="float">
            <text:p>12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36])))" office:value-type="float" office:value="0.50390625" calcext:value-type="float">
            <text:p>0,504</text:p>
          </table:table-cell>
          <table:table-cell table:style-name="ce25" office:value-type="float" office:value="0.201646090534979" calcext:value-type="float">
            <text:p>0,2016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29" calcext:value-type="float">
            <text:p>12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37])))" office:value-type="float" office:value="0.25390625" calcext:value-type="float">
            <text:p>0,254</text:p>
          </table:table-cell>
          <table:table-cell table:style-name="ce25" office:value-type="float" office:value="0.534979423868313" calcext:value-type="float">
            <text:p>0,5350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30" calcext:value-type="float">
            <text:p>13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38])))" office:value-type="float" office:value="0.75390625" calcext:value-type="float">
            <text:p>0,754</text:p>
          </table:table-cell>
          <table:table-cell table:style-name="ce25" office:value-type="float" office:value="0.868312757201646" calcext:value-type="float">
            <text:p>0,8683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31" calcext:value-type="float">
            <text:p>13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39])))" office:value-type="float" office:value="0.12890625" calcext:value-type="float">
            <text:p>0,129</text:p>
          </table:table-cell>
          <table:table-cell table:style-name="ce25" office:value-type="float" office:value="0.31275720164609" calcext:value-type="float">
            <text:p>0,3128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32" calcext:value-type="float">
            <text:p>13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40])))" office:value-type="float" office:value="0.62890625" calcext:value-type="float">
            <text:p>0,629</text:p>
          </table:table-cell>
          <table:table-cell table:style-name="ce25" office:value-type="float" office:value="0.646090534979424" calcext:value-type="float">
            <text:p>0,6461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33" calcext:value-type="float">
            <text:p>13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41])))" office:value-type="float" office:value="0.37890625" calcext:value-type="float">
            <text:p>0,379</text:p>
          </table:table-cell>
          <table:table-cell table:style-name="ce25" office:value-type="float" office:value="0.979423868312757" calcext:value-type="float">
            <text:p>0,9794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34" calcext:value-type="float">
            <text:p>13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42])))" office:value-type="float" office:value="0.87890625" calcext:value-type="float">
            <text:p>0,879</text:p>
          </table:table-cell>
          <table:table-cell table:style-name="ce25" office:value-type="float" office:value="0.0288065843621399" calcext:value-type="float">
            <text:p>0,0288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35" calcext:value-type="float">
            <text:p>13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43])))" office:value-type="float" office:value="0.06640625" calcext:value-type="float">
            <text:p>0,066</text:p>
          </table:table-cell>
          <table:table-cell table:style-name="ce25" office:value-type="float" office:value="0.362139917695473" calcext:value-type="float">
            <text:p>0,3621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36" calcext:value-type="float">
            <text:p>13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44])))" office:value-type="float" office:value="0.56640625" calcext:value-type="float">
            <text:p>0,566</text:p>
          </table:table-cell>
          <table:table-cell table:style-name="ce25" office:value-type="float" office:value="0.695473251028807" calcext:value-type="float">
            <text:p>0,6955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37" calcext:value-type="float">
            <text:p>13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45])))" office:value-type="float" office:value="0.31640625" calcext:value-type="float">
            <text:p>0,316</text:p>
          </table:table-cell>
          <table:table-cell table:style-name="ce25" office:value-type="float" office:value="0.139917695473251" calcext:value-type="float">
            <text:p>0,1399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38" calcext:value-type="float">
            <text:p>13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46])))" office:value-type="float" office:value="0.81640625" calcext:value-type="float">
            <text:p>0,816</text:p>
          </table:table-cell>
          <table:table-cell table:style-name="ce25" office:value-type="float" office:value="0.473251028806584" calcext:value-type="float">
            <text:p>0,4733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39" calcext:value-type="float">
            <text:p>13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47])))" office:value-type="float" office:value="0.19140625" calcext:value-type="float">
            <text:p>0,191</text:p>
          </table:table-cell>
          <table:table-cell table:style-name="ce25" office:value-type="float" office:value="0.806584362139918" calcext:value-type="float">
            <text:p>0,8066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40" calcext:value-type="float">
            <text:p>14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48])))" office:value-type="float" office:value="0.69140625" calcext:value-type="float">
            <text:p>0,691</text:p>
          </table:table-cell>
          <table:table-cell table:style-name="ce25" office:value-type="float" office:value="0.251028806584362" calcext:value-type="float">
            <text:p>0,2510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41" calcext:value-type="float">
            <text:p>14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49])))" office:value-type="float" office:value="0.44140625" calcext:value-type="float">
            <text:p>0,441</text:p>
          </table:table-cell>
          <table:table-cell table:style-name="ce25" office:value-type="float" office:value="0.584362139917695" calcext:value-type="float">
            <text:p>0,5844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42" calcext:value-type="float">
            <text:p>14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50])))" office:value-type="float" office:value="0.94140625" calcext:value-type="float">
            <text:p>0,941</text:p>
          </table:table-cell>
          <table:table-cell table:style-name="ce25" office:value-type="float" office:value="0.917695473251029" calcext:value-type="float">
            <text:p>0,9177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43" calcext:value-type="float">
            <text:p>14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51])))" office:value-type="float" office:value="0.03515625" calcext:value-type="float">
            <text:p>0,035</text:p>
          </table:table-cell>
          <table:table-cell table:style-name="ce25" office:value-type="float" office:value="0.065843621399177" calcext:value-type="float">
            <text:p>0,0658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44" calcext:value-type="float">
            <text:p>14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52])))" office:value-type="float" office:value="0.53515625" calcext:value-type="float">
            <text:p>0,535</text:p>
          </table:table-cell>
          <table:table-cell table:style-name="ce25" office:value-type="float" office:value="0.39917695473251" calcext:value-type="float">
            <text:p>0,3992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45" calcext:value-type="float">
            <text:p>14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53])))" office:value-type="float" office:value="0.28515625" calcext:value-type="float">
            <text:p>0,285</text:p>
          </table:table-cell>
          <table:table-cell table:style-name="ce25" office:value-type="float" office:value="0.732510288065844" calcext:value-type="float">
            <text:p>0,7325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46" calcext:value-type="float">
            <text:p>14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54])))" office:value-type="float" office:value="0.78515625" calcext:value-type="float">
            <text:p>0,785</text:p>
          </table:table-cell>
          <table:table-cell table:style-name="ce25" office:value-type="float" office:value="0.176954732510288" calcext:value-type="float">
            <text:p>0,1770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47" calcext:value-type="float">
            <text:p>14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55])))" office:value-type="float" office:value="0.16015625" calcext:value-type="float">
            <text:p>0,160</text:p>
          </table:table-cell>
          <table:table-cell table:style-name="ce25" office:value-type="float" office:value="0.510288065843621" calcext:value-type="float">
            <text:p>0,5103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48" calcext:value-type="float">
            <text:p>14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56])))" office:value-type="float" office:value="0.66015625" calcext:value-type="float">
            <text:p>0,660</text:p>
          </table:table-cell>
          <table:table-cell table:style-name="ce25" office:value-type="float" office:value="0.843621399176955" calcext:value-type="float">
            <text:p>0,8436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49" calcext:value-type="float">
            <text:p>14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57])))" office:value-type="float" office:value="0.41015625" calcext:value-type="float">
            <text:p>0,410</text:p>
          </table:table-cell>
          <table:table-cell table:style-name="ce25" office:value-type="float" office:value="0.288065843621399" calcext:value-type="float">
            <text:p>0,2881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50" calcext:value-type="float">
            <text:p>15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58])))" office:value-type="float" office:value="0.91015625" calcext:value-type="float">
            <text:p>0,910</text:p>
          </table:table-cell>
          <table:table-cell table:style-name="ce25" office:value-type="float" office:value="0.621399176954732" calcext:value-type="float">
            <text:p>0,6214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51" calcext:value-type="float">
            <text:p>15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59])))" office:value-type="float" office:value="0.09765625" calcext:value-type="float">
            <text:p>0,098</text:p>
          </table:table-cell>
          <table:table-cell table:style-name="ce25" office:value-type="float" office:value="0.954732510288066" calcext:value-type="float">
            <text:p>0,9547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52" calcext:value-type="float">
            <text:p>15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60])))" office:value-type="float" office:value="0.59765625" calcext:value-type="float">
            <text:p>0,598</text:p>
          </table:table-cell>
          <table:table-cell table:style-name="ce25" office:value-type="float" office:value="0.102880658436214" calcext:value-type="float">
            <text:p>0,1029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53" calcext:value-type="float">
            <text:p>15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61])))" office:value-type="float" office:value="0.34765625" calcext:value-type="float">
            <text:p>0,348</text:p>
          </table:table-cell>
          <table:table-cell table:style-name="ce25" office:value-type="float" office:value="0.436213991769547" calcext:value-type="float">
            <text:p>0,4362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54" calcext:value-type="float">
            <text:p>15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62])))" office:value-type="float" office:value="0.84765625" calcext:value-type="float">
            <text:p>0,848</text:p>
          </table:table-cell>
          <table:table-cell table:style-name="ce25" office:value-type="float" office:value="0.769547325102881" calcext:value-type="float">
            <text:p>0,7695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55" calcext:value-type="float">
            <text:p>15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63])))" office:value-type="float" office:value="0.22265625" calcext:value-type="float">
            <text:p>0,223</text:p>
          </table:table-cell>
          <table:table-cell table:style-name="ce25" office:value-type="float" office:value="0.213991769547325" calcext:value-type="float">
            <text:p>0,2140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56" calcext:value-type="float">
            <text:p>15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64])))" office:value-type="float" office:value="0.72265625" calcext:value-type="float">
            <text:p>0,723</text:p>
          </table:table-cell>
          <table:table-cell table:style-name="ce25" office:value-type="float" office:value="0.547325102880658" calcext:value-type="float">
            <text:p>0,5473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57" calcext:value-type="float">
            <text:p>15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65])))" office:value-type="float" office:value="0.47265625" calcext:value-type="float">
            <text:p>0,473</text:p>
          </table:table-cell>
          <table:table-cell table:style-name="ce25" office:value-type="float" office:value="0.880658436213992" calcext:value-type="float">
            <text:p>0,8807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58" calcext:value-type="float">
            <text:p>15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66])))" office:value-type="float" office:value="0.97265625" calcext:value-type="float">
            <text:p>0,973</text:p>
          </table:table-cell>
          <table:table-cell table:style-name="ce25" office:value-type="float" office:value="0.325102880658436" calcext:value-type="float">
            <text:p>0,3251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59" calcext:value-type="float">
            <text:p>15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67])))" office:value-type="float" office:value="0.01953125" calcext:value-type="float">
            <text:p>0,020</text:p>
          </table:table-cell>
          <table:table-cell table:style-name="ce25" office:value-type="float" office:value="0.65843621399177" calcext:value-type="float">
            <text:p>0,6584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60" calcext:value-type="float">
            <text:p>16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68])))" office:value-type="float" office:value="0.51953125" calcext:value-type="float">
            <text:p>0,520</text:p>
          </table:table-cell>
          <table:table-cell table:style-name="ce25" office:value-type="float" office:value="0.991769547325103" calcext:value-type="float">
            <text:p>0,9918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61" calcext:value-type="float">
            <text:p>16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69])))" office:value-type="float" office:value="0.26953125" calcext:value-type="float">
            <text:p>0,270</text:p>
          </table:table-cell>
          <table:table-cell table:style-name="ce25" office:value-type="float" office:value="0.00823045267489712" calcext:value-type="float">
            <text:p>0,0082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62" calcext:value-type="float">
            <text:p>16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70])))" office:value-type="float" office:value="0.76953125" calcext:value-type="float">
            <text:p>0,770</text:p>
          </table:table-cell>
          <table:table-cell table:style-name="ce25" office:value-type="float" office:value="0.34156378600823" calcext:value-type="float">
            <text:p>0,3416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63" calcext:value-type="float">
            <text:p>16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71])))" office:value-type="float" office:value="0.14453125" calcext:value-type="float">
            <text:p>0,145</text:p>
          </table:table-cell>
          <table:table-cell table:style-name="ce25" office:value-type="float" office:value="0.674897119341564" calcext:value-type="float">
            <text:p>0,6749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64" calcext:value-type="float">
            <text:p>16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72])))" office:value-type="float" office:value="0.64453125" calcext:value-type="float">
            <text:p>0,645</text:p>
          </table:table-cell>
          <table:table-cell table:style-name="ce25" office:value-type="float" office:value="0.119341563786008" calcext:value-type="float">
            <text:p>0,1193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65" calcext:value-type="float">
            <text:p>16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73])))" office:value-type="float" office:value="0.39453125" calcext:value-type="float">
            <text:p>0,395</text:p>
          </table:table-cell>
          <table:table-cell table:style-name="ce25" office:value-type="float" office:value="0.452674897119342" calcext:value-type="float">
            <text:p>0,4527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66" calcext:value-type="float">
            <text:p>16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74])))" office:value-type="float" office:value="0.89453125" calcext:value-type="float">
            <text:p>0,895</text:p>
          </table:table-cell>
          <table:table-cell table:style-name="ce25" office:value-type="float" office:value="0.786008230452675" calcext:value-type="float">
            <text:p>0,7860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67" calcext:value-type="float">
            <text:p>16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75])))" office:value-type="float" office:value="0.08203125" calcext:value-type="float">
            <text:p>0,082</text:p>
          </table:table-cell>
          <table:table-cell table:style-name="ce25" office:value-type="float" office:value="0.230452674897119" calcext:value-type="float">
            <text:p>0,2305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68" calcext:value-type="float">
            <text:p>16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76])))" office:value-type="float" office:value="0.58203125" calcext:value-type="float">
            <text:p>0,582</text:p>
          </table:table-cell>
          <table:table-cell table:style-name="ce25" office:value-type="float" office:value="0.563786008230453" calcext:value-type="float">
            <text:p>0,5638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69" calcext:value-type="float">
            <text:p>16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77])))" office:value-type="float" office:value="0.33203125" calcext:value-type="float">
            <text:p>0,332</text:p>
          </table:table-cell>
          <table:table-cell table:style-name="ce25" office:value-type="float" office:value="0.897119341563786" calcext:value-type="float">
            <text:p>0,8971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70" calcext:value-type="float">
            <text:p>17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78])))" office:value-type="float" office:value="0.83203125" calcext:value-type="float">
            <text:p>0,832</text:p>
          </table:table-cell>
          <table:table-cell table:style-name="ce25" office:value-type="float" office:value="0.0452674897119342" calcext:value-type="float">
            <text:p>0,0453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71" calcext:value-type="float">
            <text:p>17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79])))" office:value-type="float" office:value="0.20703125" calcext:value-type="float">
            <text:p>0,207</text:p>
          </table:table-cell>
          <table:table-cell table:style-name="ce25" office:value-type="float" office:value="0.378600823045267" calcext:value-type="float">
            <text:p>0,3786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72" calcext:value-type="float">
            <text:p>17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80])))" office:value-type="float" office:value="0.70703125" calcext:value-type="float">
            <text:p>0,707</text:p>
          </table:table-cell>
          <table:table-cell table:style-name="ce25" office:value-type="float" office:value="0.711934156378601" calcext:value-type="float">
            <text:p>0,7119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73" calcext:value-type="float">
            <text:p>17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81])))" office:value-type="float" office:value="0.45703125" calcext:value-type="float">
            <text:p>0,457</text:p>
          </table:table-cell>
          <table:table-cell table:style-name="ce25" office:value-type="float" office:value="0.156378600823045" calcext:value-type="float">
            <text:p>0,1564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74" calcext:value-type="float">
            <text:p>17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82])))" office:value-type="float" office:value="0.95703125" calcext:value-type="float">
            <text:p>0,957</text:p>
          </table:table-cell>
          <table:table-cell table:style-name="ce25" office:value-type="float" office:value="0.489711934156379" calcext:value-type="float">
            <text:p>0,4897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75" calcext:value-type="float">
            <text:p>17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83])))" office:value-type="float" office:value="0.05078125" calcext:value-type="float">
            <text:p>0,051</text:p>
          </table:table-cell>
          <table:table-cell table:style-name="ce25" office:value-type="float" office:value="0.823045267489712" calcext:value-type="float">
            <text:p>0,8230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76" calcext:value-type="float">
            <text:p>17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84])))" office:value-type="float" office:value="0.55078125" calcext:value-type="float">
            <text:p>0,551</text:p>
          </table:table-cell>
          <table:table-cell table:style-name="ce25" office:value-type="float" office:value="0.267489711934156" calcext:value-type="float">
            <text:p>0,2675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77" calcext:value-type="float">
            <text:p>17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85])))" office:value-type="float" office:value="0.30078125" calcext:value-type="float">
            <text:p>0,301</text:p>
          </table:table-cell>
          <table:table-cell table:style-name="ce25" office:value-type="float" office:value="0.60082304526749" calcext:value-type="float">
            <text:p>0,6008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78" calcext:value-type="float">
            <text:p>17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86])))" office:value-type="float" office:value="0.80078125" calcext:value-type="float">
            <text:p>0,801</text:p>
          </table:table-cell>
          <table:table-cell table:style-name="ce25" office:value-type="float" office:value="0.934156378600823" calcext:value-type="float">
            <text:p>0,9342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79" calcext:value-type="float">
            <text:p>17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87])))" office:value-type="float" office:value="0.17578125" calcext:value-type="float">
            <text:p>0,176</text:p>
          </table:table-cell>
          <table:table-cell table:style-name="ce25" office:value-type="float" office:value="0.0823045267489712" calcext:value-type="float">
            <text:p>0,0823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80" calcext:value-type="float">
            <text:p>18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88])))" office:value-type="float" office:value="0.67578125" calcext:value-type="float">
            <text:p>0,676</text:p>
          </table:table-cell>
          <table:table-cell table:style-name="ce25" office:value-type="float" office:value="0.415637860082305" calcext:value-type="float">
            <text:p>0,4156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81" calcext:value-type="float">
            <text:p>18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89])))" office:value-type="float" office:value="0.42578125" calcext:value-type="float">
            <text:p>0,426</text:p>
          </table:table-cell>
          <table:table-cell table:style-name="ce25" office:value-type="float" office:value="0.748971193415638" calcext:value-type="float">
            <text:p>0,7490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82" calcext:value-type="float">
            <text:p>18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90])))" office:value-type="float" office:value="0.92578125" calcext:value-type="float">
            <text:p>0,926</text:p>
          </table:table-cell>
          <table:table-cell table:style-name="ce25" office:value-type="float" office:value="0.193415637860082" calcext:value-type="float">
            <text:p>0,1934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83" calcext:value-type="float">
            <text:p>18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91])))" office:value-type="float" office:value="0.11328125" calcext:value-type="float">
            <text:p>0,113</text:p>
          </table:table-cell>
          <table:table-cell table:style-name="ce25" office:value-type="float" office:value="0.526748971193416" calcext:value-type="float">
            <text:p>0,5267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84" calcext:value-type="float">
            <text:p>18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92])))" office:value-type="float" office:value="0.61328125" calcext:value-type="float">
            <text:p>0,613</text:p>
          </table:table-cell>
          <table:table-cell table:style-name="ce25" office:value-type="float" office:value="0.860082304526749" calcext:value-type="float">
            <text:p>0,8601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85" calcext:value-type="float">
            <text:p>18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93])))" office:value-type="float" office:value="0.36328125" calcext:value-type="float">
            <text:p>0,363</text:p>
          </table:table-cell>
          <table:table-cell table:style-name="ce25" office:value-type="float" office:value="0.304526748971193" calcext:value-type="float">
            <text:p>0,3045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86" calcext:value-type="float">
            <text:p>18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94])))" office:value-type="float" office:value="0.86328125" calcext:value-type="float">
            <text:p>0,863</text:p>
          </table:table-cell>
          <table:table-cell table:style-name="ce25" office:value-type="float" office:value="0.637860082304527" calcext:value-type="float">
            <text:p>0,6379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87" calcext:value-type="float">
            <text:p>18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95])))" office:value-type="float" office:value="0.23828125" calcext:value-type="float">
            <text:p>0,238</text:p>
          </table:table-cell>
          <table:table-cell table:style-name="ce25" office:value-type="float" office:value="0.97119341563786" calcext:value-type="float">
            <text:p>0,9712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88" calcext:value-type="float">
            <text:p>18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96])))" office:value-type="float" office:value="0.73828125" calcext:value-type="float">
            <text:p>0,738</text:p>
          </table:table-cell>
          <table:table-cell table:style-name="ce25" office:value-type="float" office:value="0.0205761316872428" calcext:value-type="float">
            <text:p>0,0206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89" calcext:value-type="float">
            <text:p>18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97])))" office:value-type="float" office:value="0.48828125" calcext:value-type="float">
            <text:p>0,488</text:p>
          </table:table-cell>
          <table:table-cell table:style-name="ce25" office:value-type="float" office:value="0.353909465020576" calcext:value-type="float">
            <text:p>0,3539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90" calcext:value-type="float">
            <text:p>19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98])))" office:value-type="float" office:value="0.98828125" calcext:value-type="float">
            <text:p>0,988</text:p>
          </table:table-cell>
          <table:table-cell table:style-name="ce25" office:value-type="float" office:value="0.687242798353909" calcext:value-type="float">
            <text:p>0,6872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91" calcext:value-type="float">
            <text:p>19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199])))" office:value-type="float" office:value="0.01171875" calcext:value-type="float">
            <text:p>0,012</text:p>
          </table:table-cell>
          <table:table-cell table:style-name="ce25" office:value-type="float" office:value="0.131687242798354" calcext:value-type="float">
            <text:p>0,1317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92" calcext:value-type="float">
            <text:p>19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00])))" office:value-type="float" office:value="0.51171875" calcext:value-type="float">
            <text:p>0,512</text:p>
          </table:table-cell>
          <table:table-cell table:style-name="ce25" office:value-type="float" office:value="0.465020576131687" calcext:value-type="float">
            <text:p>0,4650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93" calcext:value-type="float">
            <text:p>19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01])))" office:value-type="float" office:value="0.26171875" calcext:value-type="float">
            <text:p>0,262</text:p>
          </table:table-cell>
          <table:table-cell table:style-name="ce25" office:value-type="float" office:value="0.79835390946502" calcext:value-type="float">
            <text:p>0,7984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94" calcext:value-type="float">
            <text:p>19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02])))" office:value-type="float" office:value="0.76171875" calcext:value-type="float">
            <text:p>0,762</text:p>
          </table:table-cell>
          <table:table-cell table:style-name="ce25" office:value-type="float" office:value="0.242798353909465" calcext:value-type="float">
            <text:p>0,2428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95" calcext:value-type="float">
            <text:p>19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03])))" office:value-type="float" office:value="0.13671875" calcext:value-type="float">
            <text:p>0,137</text:p>
          </table:table-cell>
          <table:table-cell table:style-name="ce25" office:value-type="float" office:value="0.576131687242798" calcext:value-type="float">
            <text:p>0,5761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96" calcext:value-type="float">
            <text:p>19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04])))" office:value-type="float" office:value="0.63671875" calcext:value-type="float">
            <text:p>0,637</text:p>
          </table:table-cell>
          <table:table-cell table:style-name="ce25" office:value-type="float" office:value="0.909465020576132" calcext:value-type="float">
            <text:p>0,9095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97" calcext:value-type="float">
            <text:p>19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05])))" office:value-type="float" office:value="0.38671875" calcext:value-type="float">
            <text:p>0,387</text:p>
          </table:table-cell>
          <table:table-cell table:style-name="ce25" office:value-type="float" office:value="0.0576131687242798" calcext:value-type="float">
            <text:p>0,0576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98" calcext:value-type="float">
            <text:p>19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06])))" office:value-type="float" office:value="0.88671875" calcext:value-type="float">
            <text:p>0,887</text:p>
          </table:table-cell>
          <table:table-cell table:style-name="ce25" office:value-type="float" office:value="0.390946502057613" calcext:value-type="float">
            <text:p>0,3909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199" calcext:value-type="float">
            <text:p>19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07])))" office:value-type="float" office:value="0.07421875" calcext:value-type="float">
            <text:p>0,074</text:p>
          </table:table-cell>
          <table:table-cell table:style-name="ce25" office:value-type="float" office:value="0.724279835390947" calcext:value-type="float">
            <text:p>0,7243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00" calcext:value-type="float">
            <text:p>20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08])))" office:value-type="float" office:value="0.57421875" calcext:value-type="float">
            <text:p>0,574</text:p>
          </table:table-cell>
          <table:table-cell table:style-name="ce25" office:value-type="float" office:value="0.168724279835391" calcext:value-type="float">
            <text:p>0,1687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01" calcext:value-type="float">
            <text:p>20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09])))" office:value-type="float" office:value="0.32421875" calcext:value-type="float">
            <text:p>0,324</text:p>
          </table:table-cell>
          <table:table-cell table:style-name="ce25" office:value-type="float" office:value="0.502057613168724" calcext:value-type="float">
            <text:p>0,5021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02" calcext:value-type="float">
            <text:p>20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10])))" office:value-type="float" office:value="0.82421875" calcext:value-type="float">
            <text:p>0,824</text:p>
          </table:table-cell>
          <table:table-cell table:style-name="ce25" office:value-type="float" office:value="0.835390946502058" calcext:value-type="float">
            <text:p>0,8354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03" calcext:value-type="float">
            <text:p>20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11])))" office:value-type="float" office:value="0.19921875" calcext:value-type="float">
            <text:p>0,199</text:p>
          </table:table-cell>
          <table:table-cell table:style-name="ce25" office:value-type="float" office:value="0.279835390946502" calcext:value-type="float">
            <text:p>0,2798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04" calcext:value-type="float">
            <text:p>20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12])))" office:value-type="float" office:value="0.69921875" calcext:value-type="float">
            <text:p>0,699</text:p>
          </table:table-cell>
          <table:table-cell table:style-name="ce25" office:value-type="float" office:value="0.613168724279835" calcext:value-type="float">
            <text:p>0,6132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05" calcext:value-type="float">
            <text:p>20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13])))" office:value-type="float" office:value="0.44921875" calcext:value-type="float">
            <text:p>0,449</text:p>
          </table:table-cell>
          <table:table-cell table:style-name="ce25" office:value-type="float" office:value="0.946502057613169" calcext:value-type="float">
            <text:p>0,9465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06" calcext:value-type="float">
            <text:p>20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14])))" office:value-type="float" office:value="0.94921875" calcext:value-type="float">
            <text:p>0,949</text:p>
          </table:table-cell>
          <table:table-cell table:style-name="ce25" office:value-type="float" office:value="0.0946502057613169" calcext:value-type="float">
            <text:p>0,0947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07" calcext:value-type="float">
            <text:p>20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15])))" office:value-type="float" office:value="0.04296875" calcext:value-type="float">
            <text:p>0,043</text:p>
          </table:table-cell>
          <table:table-cell table:style-name="ce25" office:value-type="float" office:value="0.42798353909465" calcext:value-type="float">
            <text:p>0,4280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08" calcext:value-type="float">
            <text:p>20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16])))" office:value-type="float" office:value="0.54296875" calcext:value-type="float">
            <text:p>0,543</text:p>
          </table:table-cell>
          <table:table-cell table:style-name="ce25" office:value-type="float" office:value="0.761316872427984" calcext:value-type="float">
            <text:p>0,7613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09" calcext:value-type="float">
            <text:p>20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17])))" office:value-type="float" office:value="0.29296875" calcext:value-type="float">
            <text:p>0,293</text:p>
          </table:table-cell>
          <table:table-cell table:style-name="ce25" office:value-type="float" office:value="0.205761316872428" calcext:value-type="float">
            <text:p>0,2058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10" calcext:value-type="float">
            <text:p>21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18])))" office:value-type="float" office:value="0.79296875" calcext:value-type="float">
            <text:p>0,793</text:p>
          </table:table-cell>
          <table:table-cell table:style-name="ce25" office:value-type="float" office:value="0.539094650205761" calcext:value-type="float">
            <text:p>0,5391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11" calcext:value-type="float">
            <text:p>21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19])))" office:value-type="float" office:value="0.16796875" calcext:value-type="float">
            <text:p>0,168</text:p>
          </table:table-cell>
          <table:table-cell table:style-name="ce25" office:value-type="float" office:value="0.872427983539094" calcext:value-type="float">
            <text:p>0,8724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12" calcext:value-type="float">
            <text:p>21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20])))" office:value-type="float" office:value="0.66796875" calcext:value-type="float">
            <text:p>0,668</text:p>
          </table:table-cell>
          <table:table-cell table:style-name="ce25" office:value-type="float" office:value="0.316872427983539" calcext:value-type="float">
            <text:p>0,3169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13" calcext:value-type="float">
            <text:p>21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21])))" office:value-type="float" office:value="0.41796875" calcext:value-type="float">
            <text:p>0,418</text:p>
          </table:table-cell>
          <table:table-cell table:style-name="ce25" office:value-type="float" office:value="0.650205761316872" calcext:value-type="float">
            <text:p>0,6502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14" calcext:value-type="float">
            <text:p>21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22])))" office:value-type="float" office:value="0.91796875" calcext:value-type="float">
            <text:p>0,918</text:p>
          </table:table-cell>
          <table:table-cell table:style-name="ce25" office:value-type="float" office:value="0.983539094650206" calcext:value-type="float">
            <text:p>0,9835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15" calcext:value-type="float">
            <text:p>21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23])))" office:value-type="float" office:value="0.10546875" calcext:value-type="float">
            <text:p>0,105</text:p>
          </table:table-cell>
          <table:table-cell table:style-name="ce25" office:value-type="float" office:value="0.0329218106995885" calcext:value-type="float">
            <text:p>0,0329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16" calcext:value-type="float">
            <text:p>21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24])))" office:value-type="float" office:value="0.60546875" calcext:value-type="float">
            <text:p>0,605</text:p>
          </table:table-cell>
          <table:table-cell table:style-name="ce25" office:value-type="float" office:value="0.366255144032922" calcext:value-type="float">
            <text:p>0,3663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17" calcext:value-type="float">
            <text:p>21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25])))" office:value-type="float" office:value="0.35546875" calcext:value-type="float">
            <text:p>0,355</text:p>
          </table:table-cell>
          <table:table-cell table:style-name="ce25" office:value-type="float" office:value="0.699588477366255" calcext:value-type="float">
            <text:p>0,6996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18" calcext:value-type="float">
            <text:p>21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26])))" office:value-type="float" office:value="0.85546875" calcext:value-type="float">
            <text:p>0,855</text:p>
          </table:table-cell>
          <table:table-cell table:style-name="ce25" office:value-type="float" office:value="0.1440329218107" calcext:value-type="float">
            <text:p>0,1440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19" calcext:value-type="float">
            <text:p>21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27])))" office:value-type="float" office:value="0.23046875" calcext:value-type="float">
            <text:p>0,230</text:p>
          </table:table-cell>
          <table:table-cell table:style-name="ce25" office:value-type="float" office:value="0.477366255144033" calcext:value-type="float">
            <text:p>0,4774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20" calcext:value-type="float">
            <text:p>22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28])))" office:value-type="float" office:value="0.73046875" calcext:value-type="float">
            <text:p>0,730</text:p>
          </table:table-cell>
          <table:table-cell table:style-name="ce25" office:value-type="float" office:value="0.810699588477366" calcext:value-type="float">
            <text:p>0,8107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21" calcext:value-type="float">
            <text:p>22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29])))" office:value-type="float" office:value="0.48046875" calcext:value-type="float">
            <text:p>0,480</text:p>
          </table:table-cell>
          <table:table-cell table:style-name="ce25" office:value-type="float" office:value="0.255144032921811" calcext:value-type="float">
            <text:p>0,2551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22" calcext:value-type="float">
            <text:p>22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30])))" office:value-type="float" office:value="0.98046875" calcext:value-type="float">
            <text:p>0,980</text:p>
          </table:table-cell>
          <table:table-cell table:style-name="ce25" office:value-type="float" office:value="0.588477366255144" calcext:value-type="float">
            <text:p>0,5885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23" calcext:value-type="float">
            <text:p>22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31])))" office:value-type="float" office:value="0.02734375" calcext:value-type="float">
            <text:p>0,027</text:p>
          </table:table-cell>
          <table:table-cell table:style-name="ce25" office:value-type="float" office:value="0.921810699588477" calcext:value-type="float">
            <text:p>0,9218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24" calcext:value-type="float">
            <text:p>22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32])))" office:value-type="float" office:value="0.52734375" calcext:value-type="float">
            <text:p>0,527</text:p>
          </table:table-cell>
          <table:table-cell table:style-name="ce25" office:value-type="float" office:value="0.0699588477366255" calcext:value-type="float">
            <text:p>0,0700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25" calcext:value-type="float">
            <text:p>22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33])))" office:value-type="float" office:value="0.27734375" calcext:value-type="float">
            <text:p>0,277</text:p>
          </table:table-cell>
          <table:table-cell table:style-name="ce25" office:value-type="float" office:value="0.403292181069959" calcext:value-type="float">
            <text:p>0,4033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26" calcext:value-type="float">
            <text:p>22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34])))" office:value-type="float" office:value="0.77734375" calcext:value-type="float">
            <text:p>0,777</text:p>
          </table:table-cell>
          <table:table-cell table:style-name="ce25" office:value-type="float" office:value="0.736625514403292" calcext:value-type="float">
            <text:p>0,7366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27" calcext:value-type="float">
            <text:p>22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35])))" office:value-type="float" office:value="0.15234375" calcext:value-type="float">
            <text:p>0,152</text:p>
          </table:table-cell>
          <table:table-cell table:style-name="ce25" office:value-type="float" office:value="0.181069958847737" calcext:value-type="float">
            <text:p>0,1811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28" calcext:value-type="float">
            <text:p>22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36])))" office:value-type="float" office:value="0.65234375" calcext:value-type="float">
            <text:p>0,652</text:p>
          </table:table-cell>
          <table:table-cell table:style-name="ce25" office:value-type="float" office:value="0.51440329218107" calcext:value-type="float">
            <text:p>0,5144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29" calcext:value-type="float">
            <text:p>22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37])))" office:value-type="float" office:value="0.40234375" calcext:value-type="float">
            <text:p>0,402</text:p>
          </table:table-cell>
          <table:table-cell table:style-name="ce25" office:value-type="float" office:value="0.847736625514403" calcext:value-type="float">
            <text:p>0,8477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30" calcext:value-type="float">
            <text:p>23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38])))" office:value-type="float" office:value="0.90234375" calcext:value-type="float">
            <text:p>0,902</text:p>
          </table:table-cell>
          <table:table-cell table:style-name="ce25" office:value-type="float" office:value="0.292181069958848" calcext:value-type="float">
            <text:p>0,2922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31" calcext:value-type="float">
            <text:p>23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39])))" office:value-type="float" office:value="0.08984375" calcext:value-type="float">
            <text:p>0,090</text:p>
          </table:table-cell>
          <table:table-cell table:style-name="ce25" office:value-type="float" office:value="0.625514403292181" calcext:value-type="float">
            <text:p>0,6255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32" calcext:value-type="float">
            <text:p>23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40])))" office:value-type="float" office:value="0.58984375" calcext:value-type="float">
            <text:p>0,590</text:p>
          </table:table-cell>
          <table:table-cell table:style-name="ce25" office:value-type="float" office:value="0.958847736625514" calcext:value-type="float">
            <text:p>0,9588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33" calcext:value-type="float">
            <text:p>23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41])))" office:value-type="float" office:value="0.33984375" calcext:value-type="float">
            <text:p>0,340</text:p>
          </table:table-cell>
          <table:table-cell table:style-name="ce25" office:value-type="float" office:value="0.106995884773663" calcext:value-type="float">
            <text:p>0,1070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34" calcext:value-type="float">
            <text:p>23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42])))" office:value-type="float" office:value="0.83984375" calcext:value-type="float">
            <text:p>0,840</text:p>
          </table:table-cell>
          <table:table-cell table:style-name="ce25" office:value-type="float" office:value="0.440329218106996" calcext:value-type="float">
            <text:p>0,4403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35" calcext:value-type="float">
            <text:p>23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43])))" office:value-type="float" office:value="0.21484375" calcext:value-type="float">
            <text:p>0,215</text:p>
          </table:table-cell>
          <table:table-cell table:style-name="ce25" office:value-type="float" office:value="0.773662551440329" calcext:value-type="float">
            <text:p>0,7737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36" calcext:value-type="float">
            <text:p>23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44])))" office:value-type="float" office:value="0.71484375" calcext:value-type="float">
            <text:p>0,715</text:p>
          </table:table-cell>
          <table:table-cell table:style-name="ce25" office:value-type="float" office:value="0.218106995884774" calcext:value-type="float">
            <text:p>0,2181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37" calcext:value-type="float">
            <text:p>23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45])))" office:value-type="float" office:value="0.46484375" calcext:value-type="float">
            <text:p>0,465</text:p>
          </table:table-cell>
          <table:table-cell table:style-name="ce25" office:value-type="float" office:value="0.551440329218107" calcext:value-type="float">
            <text:p>0,5514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38" calcext:value-type="float">
            <text:p>23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46])))" office:value-type="float" office:value="0.96484375" calcext:value-type="float">
            <text:p>0,965</text:p>
          </table:table-cell>
          <table:table-cell table:style-name="ce25" office:value-type="float" office:value="0.88477366255144" calcext:value-type="float">
            <text:p>0,8848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39" calcext:value-type="float">
            <text:p>23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47])))" office:value-type="float" office:value="0.05859375" calcext:value-type="float">
            <text:p>0,059</text:p>
          </table:table-cell>
          <table:table-cell table:style-name="ce25" office:value-type="float" office:value="0.329218106995885" calcext:value-type="float">
            <text:p>0,3292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40" calcext:value-type="float">
            <text:p>24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48])))" office:value-type="float" office:value="0.55859375" calcext:value-type="float">
            <text:p>0,559</text:p>
          </table:table-cell>
          <table:table-cell table:style-name="ce25" office:value-type="float" office:value="0.662551440329218" calcext:value-type="float">
            <text:p>0,6626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41" calcext:value-type="float">
            <text:p>24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49])))" office:value-type="float" office:value="0.30859375" calcext:value-type="float">
            <text:p>0,309</text:p>
          </table:table-cell>
          <table:table-cell table:style-name="ce25" office:value-type="float" office:value="0.995884773662551" calcext:value-type="float">
            <text:p>0,9959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42" calcext:value-type="float">
            <text:p>24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50])))" office:value-type="float" office:value="0.80859375" calcext:value-type="float">
            <text:p>0,809</text:p>
          </table:table-cell>
          <table:table-cell table:style-name="ce25" office:value-type="float" office:value="0.00137174211248285" calcext:value-type="float">
            <text:p>0,0014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43" calcext:value-type="float">
            <text:p>24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51])))" office:value-type="float" office:value="0.18359375" calcext:value-type="float">
            <text:p>0,184</text:p>
          </table:table-cell>
          <table:table-cell table:style-name="ce25" office:value-type="float" office:value="0.334705075445816" calcext:value-type="float">
            <text:p>0,3347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44" calcext:value-type="float">
            <text:p>24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52])))" office:value-type="float" office:value="0.68359375" calcext:value-type="float">
            <text:p>0,684</text:p>
          </table:table-cell>
          <table:table-cell table:style-name="ce25" office:value-type="float" office:value="0.668038408779149" calcext:value-type="float">
            <text:p>0,6680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45" calcext:value-type="float">
            <text:p>24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53])))" office:value-type="float" office:value="0.43359375" calcext:value-type="float">
            <text:p>0,434</text:p>
          </table:table-cell>
          <table:table-cell table:style-name="ce25" office:value-type="float" office:value="0.112482853223594" calcext:value-type="float">
            <text:p>0,1125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46" calcext:value-type="float">
            <text:p>24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54])))" office:value-type="float" office:value="0.93359375" calcext:value-type="float">
            <text:p>0,934</text:p>
          </table:table-cell>
          <table:table-cell table:style-name="ce25" office:value-type="float" office:value="0.445816186556927" calcext:value-type="float">
            <text:p>0,4458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47" calcext:value-type="float">
            <text:p>24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55])))" office:value-type="float" office:value="0.12109375" calcext:value-type="float">
            <text:p>0,121</text:p>
          </table:table-cell>
          <table:table-cell table:style-name="ce25" office:value-type="float" office:value="0.779149519890261" calcext:value-type="float">
            <text:p>0,7791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48" calcext:value-type="float">
            <text:p>24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56])))" office:value-type="float" office:value="0.62109375" calcext:value-type="float">
            <text:p>0,621</text:p>
          </table:table-cell>
          <table:table-cell table:style-name="ce25" office:value-type="float" office:value="0.223593964334705" calcext:value-type="float">
            <text:p>0,2236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49" calcext:value-type="float">
            <text:p>24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57])))" office:value-type="float" office:value="0.37109375" calcext:value-type="float">
            <text:p>0,371</text:p>
          </table:table-cell>
          <table:table-cell table:style-name="ce25" office:value-type="float" office:value="0.556927297668038" calcext:value-type="float">
            <text:p>0,5569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50" calcext:value-type="float">
            <text:p>25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58])))" office:value-type="float" office:value="0.87109375" calcext:value-type="float">
            <text:p>0,871</text:p>
          </table:table-cell>
          <table:table-cell table:style-name="ce25" office:value-type="float" office:value="0.890260631001372" calcext:value-type="float">
            <text:p>0,8903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51" calcext:value-type="float">
            <text:p>25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59])))" office:value-type="float" office:value="0.24609375" calcext:value-type="float">
            <text:p>0,246</text:p>
          </table:table-cell>
          <table:table-cell table:style-name="ce25" office:value-type="float" office:value="0.0384087791495199" calcext:value-type="float">
            <text:p>0,0384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52" calcext:value-type="float">
            <text:p>25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60])))" office:value-type="float" office:value="0.74609375" calcext:value-type="float">
            <text:p>0,746</text:p>
          </table:table-cell>
          <table:table-cell table:style-name="ce25" office:value-type="float" office:value="0.371742112482853" calcext:value-type="float">
            <text:p>0,3717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53" calcext:value-type="float">
            <text:p>25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61])))" office:value-type="float" office:value="0.49609375" calcext:value-type="float">
            <text:p>0,496</text:p>
          </table:table-cell>
          <table:table-cell table:style-name="ce25" office:value-type="float" office:value="0.705075445816187" calcext:value-type="float">
            <text:p>0,7051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54" calcext:value-type="float">
            <text:p>25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62])))" office:value-type="float" office:value="0.99609375" calcext:value-type="float">
            <text:p>0,996</text:p>
          </table:table-cell>
          <table:table-cell table:style-name="ce25" office:value-type="float" office:value="0.149519890260631" calcext:value-type="float">
            <text:p>0,1495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55" calcext:value-type="float">
            <text:p>25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63])))" office:value-type="float" office:value="0.001953125" calcext:value-type="float">
            <text:p>0,002</text:p>
          </table:table-cell>
          <table:table-cell table:style-name="ce25" office:value-type="float" office:value="0.482853223593964" calcext:value-type="float">
            <text:p>0,4829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56" calcext:value-type="float">
            <text:p>25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64])))" office:value-type="float" office:value="0.501953125" calcext:value-type="float">
            <text:p>0,502</text:p>
          </table:table-cell>
          <table:table-cell table:style-name="ce25" office:value-type="float" office:value="0.816186556927297" calcext:value-type="float">
            <text:p>0,8162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57" calcext:value-type="float">
            <text:p>25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65])))" office:value-type="float" office:value="0.251953125" calcext:value-type="float">
            <text:p>0,252</text:p>
          </table:table-cell>
          <table:table-cell table:style-name="ce25" office:value-type="float" office:value="0.260631001371742" calcext:value-type="float">
            <text:p>0,2606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58" calcext:value-type="float">
            <text:p>25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66])))" office:value-type="float" office:value="0.751953125" calcext:value-type="float">
            <text:p>0,752</text:p>
          </table:table-cell>
          <table:table-cell table:style-name="ce25" office:value-type="float" office:value="0.593964334705075" calcext:value-type="float">
            <text:p>0,5940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59" calcext:value-type="float">
            <text:p>25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67])))" office:value-type="float" office:value="0.126953125" calcext:value-type="float">
            <text:p>0,127</text:p>
          </table:table-cell>
          <table:table-cell table:style-name="ce25" office:value-type="float" office:value="0.927297668038409" calcext:value-type="float">
            <text:p>0,9273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60" calcext:value-type="float">
            <text:p>26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68])))" office:value-type="float" office:value="0.626953125" calcext:value-type="float">
            <text:p>0,627</text:p>
          </table:table-cell>
          <table:table-cell table:style-name="ce25" office:value-type="float" office:value="0.0754458161865569" calcext:value-type="float">
            <text:p>0,0754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61" calcext:value-type="float">
            <text:p>26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69])))" office:value-type="float" office:value="0.376953125" calcext:value-type="float">
            <text:p>0,377</text:p>
          </table:table-cell>
          <table:table-cell table:style-name="ce25" office:value-type="float" office:value="0.40877914951989" calcext:value-type="float">
            <text:p>0,4088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62" calcext:value-type="float">
            <text:p>26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70])))" office:value-type="float" office:value="0.876953125" calcext:value-type="float">
            <text:p>0,877</text:p>
          </table:table-cell>
          <table:table-cell table:style-name="ce25" office:value-type="float" office:value="0.742112482853223" calcext:value-type="float">
            <text:p>0,7421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63" calcext:value-type="float">
            <text:p>26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71])))" office:value-type="float" office:value="0.064453125" calcext:value-type="float">
            <text:p>0,064</text:p>
          </table:table-cell>
          <table:table-cell table:style-name="ce25" office:value-type="float" office:value="0.186556927297668" calcext:value-type="float">
            <text:p>0,1866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64" calcext:value-type="float">
            <text:p>26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72])))" office:value-type="float" office:value="0.564453125" calcext:value-type="float">
            <text:p>0,564</text:p>
          </table:table-cell>
          <table:table-cell table:style-name="ce25" office:value-type="float" office:value="0.519890260631001" calcext:value-type="float">
            <text:p>0,5199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65" calcext:value-type="float">
            <text:p>26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73])))" office:value-type="float" office:value="0.314453125" calcext:value-type="float">
            <text:p>0,314</text:p>
          </table:table-cell>
          <table:table-cell table:style-name="ce25" office:value-type="float" office:value="0.853223593964334" calcext:value-type="float">
            <text:p>0,8532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66" calcext:value-type="float">
            <text:p>26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74])))" office:value-type="float" office:value="0.814453125" calcext:value-type="float">
            <text:p>0,814</text:p>
          </table:table-cell>
          <table:table-cell table:style-name="ce25" office:value-type="float" office:value="0.297668038408779" calcext:value-type="float">
            <text:p>0,2977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67" calcext:value-type="float">
            <text:p>26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75])))" office:value-type="float" office:value="0.189453125" calcext:value-type="float">
            <text:p>0,189</text:p>
          </table:table-cell>
          <table:table-cell table:style-name="ce25" office:value-type="float" office:value="0.631001371742112" calcext:value-type="float">
            <text:p>0,6310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68" calcext:value-type="float">
            <text:p>26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76])))" office:value-type="float" office:value="0.689453125" calcext:value-type="float">
            <text:p>0,689</text:p>
          </table:table-cell>
          <table:table-cell table:style-name="ce25" office:value-type="float" office:value="0.964334705075446" calcext:value-type="float">
            <text:p>0,9643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69" calcext:value-type="float">
            <text:p>26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77])))" office:value-type="float" office:value="0.439453125" calcext:value-type="float">
            <text:p>0,439</text:p>
          </table:table-cell>
          <table:table-cell table:style-name="ce25" office:value-type="float" office:value="0.0137174211248285" calcext:value-type="float">
            <text:p>0,0137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70" calcext:value-type="float">
            <text:p>27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78])))" office:value-type="float" office:value="0.939453125" calcext:value-type="float">
            <text:p>0,939</text:p>
          </table:table-cell>
          <table:table-cell table:style-name="ce25" office:value-type="float" office:value="0.347050754458162" calcext:value-type="float">
            <text:p>0,3471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71" calcext:value-type="float">
            <text:p>27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79])))" office:value-type="float" office:value="0.033203125" calcext:value-type="float">
            <text:p>0,033</text:p>
          </table:table-cell>
          <table:table-cell table:style-name="ce25" office:value-type="float" office:value="0.680384087791495" calcext:value-type="float">
            <text:p>0,6804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72" calcext:value-type="float">
            <text:p>27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80])))" office:value-type="float" office:value="0.533203125" calcext:value-type="float">
            <text:p>0,533</text:p>
          </table:table-cell>
          <table:table-cell table:style-name="ce25" office:value-type="float" office:value="0.12482853223594" calcext:value-type="float">
            <text:p>0,1248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73" calcext:value-type="float">
            <text:p>27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81])))" office:value-type="float" office:value="0.283203125" calcext:value-type="float">
            <text:p>0,283</text:p>
          </table:table-cell>
          <table:table-cell table:style-name="ce25" office:value-type="float" office:value="0.458161865569273" calcext:value-type="float">
            <text:p>0,4582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74" calcext:value-type="float">
            <text:p>27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82])))" office:value-type="float" office:value="0.783203125" calcext:value-type="float">
            <text:p>0,783</text:p>
          </table:table-cell>
          <table:table-cell table:style-name="ce25" office:value-type="float" office:value="0.791495198902606" calcext:value-type="float">
            <text:p>0,7915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75" calcext:value-type="float">
            <text:p>27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83])))" office:value-type="float" office:value="0.158203125" calcext:value-type="float">
            <text:p>0,158</text:p>
          </table:table-cell>
          <table:table-cell table:style-name="ce25" office:value-type="float" office:value="0.235939643347051" calcext:value-type="float">
            <text:p>0,2359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76" calcext:value-type="float">
            <text:p>27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84])))" office:value-type="float" office:value="0.658203125" calcext:value-type="float">
            <text:p>0,658</text:p>
          </table:table-cell>
          <table:table-cell table:style-name="ce25" office:value-type="float" office:value="0.569272976680384" calcext:value-type="float">
            <text:p>0,5693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77" calcext:value-type="float">
            <text:p>27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85])))" office:value-type="float" office:value="0.408203125" calcext:value-type="float">
            <text:p>0,408</text:p>
          </table:table-cell>
          <table:table-cell table:style-name="ce25" office:value-type="float" office:value="0.902606310013717" calcext:value-type="float">
            <text:p>0,9026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78" calcext:value-type="float">
            <text:p>27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86])))" office:value-type="float" office:value="0.908203125" calcext:value-type="float">
            <text:p>0,908</text:p>
          </table:table-cell>
          <table:table-cell table:style-name="ce25" office:value-type="float" office:value="0.0507544581618656" calcext:value-type="float">
            <text:p>0,0508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79" calcext:value-type="float">
            <text:p>27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87])))" office:value-type="float" office:value="0.095703125" calcext:value-type="float">
            <text:p>0,096</text:p>
          </table:table-cell>
          <table:table-cell table:style-name="ce25" office:value-type="float" office:value="0.384087791495199" calcext:value-type="float">
            <text:p>0,3841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80" calcext:value-type="float">
            <text:p>28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88])))" office:value-type="float" office:value="0.595703125" calcext:value-type="float">
            <text:p>0,596</text:p>
          </table:table-cell>
          <table:table-cell table:style-name="ce25" office:value-type="float" office:value="0.717421124828532" calcext:value-type="float">
            <text:p>0,7174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81" calcext:value-type="float">
            <text:p>28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89])))" office:value-type="float" office:value="0.345703125" calcext:value-type="float">
            <text:p>0,346</text:p>
          </table:table-cell>
          <table:table-cell table:style-name="ce25" office:value-type="float" office:value="0.161865569272977" calcext:value-type="float">
            <text:p>0,1619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82" calcext:value-type="float">
            <text:p>28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90])))" office:value-type="float" office:value="0.845703125" calcext:value-type="float">
            <text:p>0,846</text:p>
          </table:table-cell>
          <table:table-cell table:style-name="ce25" office:value-type="float" office:value="0.49519890260631" calcext:value-type="float">
            <text:p>0,4952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83" calcext:value-type="float">
            <text:p>28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91])))" office:value-type="float" office:value="0.220703125" calcext:value-type="float">
            <text:p>0,221</text:p>
          </table:table-cell>
          <table:table-cell table:style-name="ce25" office:value-type="float" office:value="0.828532235939643" calcext:value-type="float">
            <text:p>0,8285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84" calcext:value-type="float">
            <text:p>28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92])))" office:value-type="float" office:value="0.720703125" calcext:value-type="float">
            <text:p>0,721</text:p>
          </table:table-cell>
          <table:table-cell table:style-name="ce25" office:value-type="float" office:value="0.272976680384088" calcext:value-type="float">
            <text:p>0,2730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85" calcext:value-type="float">
            <text:p>28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93])))" office:value-type="float" office:value="0.470703125" calcext:value-type="float">
            <text:p>0,471</text:p>
          </table:table-cell>
          <table:table-cell table:style-name="ce25" office:value-type="float" office:value="0.606310013717421" calcext:value-type="float">
            <text:p>0,6063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86" calcext:value-type="float">
            <text:p>28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94])))" office:value-type="float" office:value="0.970703125" calcext:value-type="float">
            <text:p>0,971</text:p>
          </table:table-cell>
          <table:table-cell table:style-name="ce25" office:value-type="float" office:value="0.939643347050754" calcext:value-type="float">
            <text:p>0,9396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87" calcext:value-type="float">
            <text:p>28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95])))" office:value-type="float" office:value="0.017578125" calcext:value-type="float">
            <text:p>0,018</text:p>
          </table:table-cell>
          <table:table-cell table:style-name="ce25" office:value-type="float" office:value="0.0877914951989026" calcext:value-type="float">
            <text:p>0,0878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88" calcext:value-type="float">
            <text:p>28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96])))" office:value-type="float" office:value="0.517578125" calcext:value-type="float">
            <text:p>0,518</text:p>
          </table:table-cell>
          <table:table-cell table:style-name="ce25" office:value-type="float" office:value="0.421124828532236" calcext:value-type="float">
            <text:p>0,4211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89" calcext:value-type="float">
            <text:p>28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97])))" office:value-type="float" office:value="0.267578125" calcext:value-type="float">
            <text:p>0,268</text:p>
          </table:table-cell>
          <table:table-cell table:style-name="ce25" office:value-type="float" office:value="0.754458161865569" calcext:value-type="float">
            <text:p>0,7545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90" calcext:value-type="float">
            <text:p>29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98])))" office:value-type="float" office:value="0.767578125" calcext:value-type="float">
            <text:p>0,768</text:p>
          </table:table-cell>
          <table:table-cell table:style-name="ce25" office:value-type="float" office:value="0.198902606310014" calcext:value-type="float">
            <text:p>0,1989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91" calcext:value-type="float">
            <text:p>29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299])))" office:value-type="float" office:value="0.142578125" calcext:value-type="float">
            <text:p>0,143</text:p>
          </table:table-cell>
          <table:table-cell table:style-name="ce25" office:value-type="float" office:value="0.532235939643347" calcext:value-type="float">
            <text:p>0,5322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92" calcext:value-type="float">
            <text:p>29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00])))" office:value-type="float" office:value="0.642578125" calcext:value-type="float">
            <text:p>0,643</text:p>
          </table:table-cell>
          <table:table-cell table:style-name="ce25" office:value-type="float" office:value="0.86556927297668" calcext:value-type="float">
            <text:p>0,8656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93" calcext:value-type="float">
            <text:p>29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01])))" office:value-type="float" office:value="0.392578125" calcext:value-type="float">
            <text:p>0,393</text:p>
          </table:table-cell>
          <table:table-cell table:style-name="ce25" office:value-type="float" office:value="0.310013717421125" calcext:value-type="float">
            <text:p>0,3100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94" calcext:value-type="float">
            <text:p>29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02])))" office:value-type="float" office:value="0.892578125" calcext:value-type="float">
            <text:p>0,893</text:p>
          </table:table-cell>
          <table:table-cell table:style-name="ce25" office:value-type="float" office:value="0.643347050754458" calcext:value-type="float">
            <text:p>0,6433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95" calcext:value-type="float">
            <text:p>29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03])))" office:value-type="float" office:value="0.080078125" calcext:value-type="float">
            <text:p>0,080</text:p>
          </table:table-cell>
          <table:table-cell table:style-name="ce25" office:value-type="float" office:value="0.976680384087791" calcext:value-type="float">
            <text:p>0,9767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96" calcext:value-type="float">
            <text:p>29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04])))" office:value-type="float" office:value="0.580078125" calcext:value-type="float">
            <text:p>0,580</text:p>
          </table:table-cell>
          <table:table-cell table:style-name="ce25" office:value-type="float" office:value="0.0260631001371742" calcext:value-type="float">
            <text:p>0,0261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97" calcext:value-type="float">
            <text:p>29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05])))" office:value-type="float" office:value="0.330078125" calcext:value-type="float">
            <text:p>0,330</text:p>
          </table:table-cell>
          <table:table-cell table:style-name="ce25" office:value-type="float" office:value="0.359396433470508" calcext:value-type="float">
            <text:p>0,3594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98" calcext:value-type="float">
            <text:p>29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06])))" office:value-type="float" office:value="0.830078125" calcext:value-type="float">
            <text:p>0,830</text:p>
          </table:table-cell>
          <table:table-cell table:style-name="ce25" office:value-type="float" office:value="0.692729766803841" calcext:value-type="float">
            <text:p>0,6927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299" calcext:value-type="float">
            <text:p>29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07])))" office:value-type="float" office:value="0.205078125" calcext:value-type="float">
            <text:p>0,205</text:p>
          </table:table-cell>
          <table:table-cell table:style-name="ce25" office:value-type="float" office:value="0.137174211248285" calcext:value-type="float">
            <text:p>0,1372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00" calcext:value-type="float">
            <text:p>30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08])))" office:value-type="float" office:value="0.705078125" calcext:value-type="float">
            <text:p>0,705</text:p>
          </table:table-cell>
          <table:table-cell table:style-name="ce25" office:value-type="float" office:value="0.470507544581619" calcext:value-type="float">
            <text:p>0,4705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01" calcext:value-type="float">
            <text:p>30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09])))" office:value-type="float" office:value="0.455078125" calcext:value-type="float">
            <text:p>0,455</text:p>
          </table:table-cell>
          <table:table-cell table:style-name="ce25" office:value-type="float" office:value="0.803840877914952" calcext:value-type="float">
            <text:p>0,8038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02" calcext:value-type="float">
            <text:p>30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10])))" office:value-type="float" office:value="0.955078125" calcext:value-type="float">
            <text:p>0,955</text:p>
          </table:table-cell>
          <table:table-cell table:style-name="ce25" office:value-type="float" office:value="0.248285322359396" calcext:value-type="float">
            <text:p>0,2483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03" calcext:value-type="float">
            <text:p>30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11])))" office:value-type="float" office:value="0.048828125" calcext:value-type="float">
            <text:p>0,049</text:p>
          </table:table-cell>
          <table:table-cell table:style-name="ce25" office:value-type="float" office:value="0.58161865569273" calcext:value-type="float">
            <text:p>0,5816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04" calcext:value-type="float">
            <text:p>30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12])))" office:value-type="float" office:value="0.548828125" calcext:value-type="float">
            <text:p>0,549</text:p>
          </table:table-cell>
          <table:table-cell table:style-name="ce25" office:value-type="float" office:value="0.914951989026063" calcext:value-type="float">
            <text:p>0,9150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05" calcext:value-type="float">
            <text:p>30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13])))" office:value-type="float" office:value="0.298828125" calcext:value-type="float">
            <text:p>0,299</text:p>
          </table:table-cell>
          <table:table-cell table:style-name="ce25" office:value-type="float" office:value="0.0631001371742112" calcext:value-type="float">
            <text:p>0,0631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06" calcext:value-type="float">
            <text:p>30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14])))" office:value-type="float" office:value="0.798828125" calcext:value-type="float">
            <text:p>0,799</text:p>
          </table:table-cell>
          <table:table-cell table:style-name="ce25" office:value-type="float" office:value="0.396433470507545" calcext:value-type="float">
            <text:p>0,3964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07" calcext:value-type="float">
            <text:p>30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15])))" office:value-type="float" office:value="0.173828125" calcext:value-type="float">
            <text:p>0,174</text:p>
          </table:table-cell>
          <table:table-cell table:style-name="ce25" office:value-type="float" office:value="0.729766803840878" calcext:value-type="float">
            <text:p>0,7298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08" calcext:value-type="float">
            <text:p>30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16])))" office:value-type="float" office:value="0.673828125" calcext:value-type="float">
            <text:p>0,674</text:p>
          </table:table-cell>
          <table:table-cell table:style-name="ce25" office:value-type="float" office:value="0.174211248285322" calcext:value-type="float">
            <text:p>0,1742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09" calcext:value-type="float">
            <text:p>30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17])))" office:value-type="float" office:value="0.423828125" calcext:value-type="float">
            <text:p>0,424</text:p>
          </table:table-cell>
          <table:table-cell table:style-name="ce25" office:value-type="float" office:value="0.507544581618656" calcext:value-type="float">
            <text:p>0,5075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10" calcext:value-type="float">
            <text:p>31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18])))" office:value-type="float" office:value="0.923828125" calcext:value-type="float">
            <text:p>0,924</text:p>
          </table:table-cell>
          <table:table-cell table:style-name="ce25" office:value-type="float" office:value="0.840877914951989" calcext:value-type="float">
            <text:p>0,8409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11" calcext:value-type="float">
            <text:p>31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19])))" office:value-type="float" office:value="0.111328125" calcext:value-type="float">
            <text:p>0,111</text:p>
          </table:table-cell>
          <table:table-cell table:style-name="ce25" office:value-type="float" office:value="0.285322359396433" calcext:value-type="float">
            <text:p>0,2853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12" calcext:value-type="float">
            <text:p>31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20])))" office:value-type="float" office:value="0.611328125" calcext:value-type="float">
            <text:p>0,611</text:p>
          </table:table-cell>
          <table:table-cell table:style-name="ce25" office:value-type="float" office:value="0.618655692729767" calcext:value-type="float">
            <text:p>0,6187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13" calcext:value-type="float">
            <text:p>31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21])))" office:value-type="float" office:value="0.361328125" calcext:value-type="float">
            <text:p>0,361</text:p>
          </table:table-cell>
          <table:table-cell table:style-name="ce25" office:value-type="float" office:value="0.9519890260631" calcext:value-type="float">
            <text:p>0,9520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14" calcext:value-type="float">
            <text:p>31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22])))" office:value-type="float" office:value="0.861328125" calcext:value-type="float">
            <text:p>0,861</text:p>
          </table:table-cell>
          <table:table-cell table:style-name="ce25" office:value-type="float" office:value="0.100137174211248" calcext:value-type="float">
            <text:p>0,1001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15" calcext:value-type="float">
            <text:p>31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23])))" office:value-type="float" office:value="0.236328125" calcext:value-type="float">
            <text:p>0,236</text:p>
          </table:table-cell>
          <table:table-cell table:style-name="ce25" office:value-type="float" office:value="0.433470507544582" calcext:value-type="float">
            <text:p>0,4335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16" calcext:value-type="float">
            <text:p>31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24])))" office:value-type="float" office:value="0.736328125" calcext:value-type="float">
            <text:p>0,736</text:p>
          </table:table-cell>
          <table:table-cell table:style-name="ce25" office:value-type="float" office:value="0.766803840877915" calcext:value-type="float">
            <text:p>0,7668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17" calcext:value-type="float">
            <text:p>31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25])))" office:value-type="float" office:value="0.486328125" calcext:value-type="float">
            <text:p>0,486</text:p>
          </table:table-cell>
          <table:table-cell table:style-name="ce25" office:value-type="float" office:value="0.211248285322359" calcext:value-type="float">
            <text:p>0,2112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18" calcext:value-type="float">
            <text:p>31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26])))" office:value-type="float" office:value="0.986328125" calcext:value-type="float">
            <text:p>0,986</text:p>
          </table:table-cell>
          <table:table-cell table:style-name="ce25" office:value-type="float" office:value="0.544581618655693" calcext:value-type="float">
            <text:p>0,5446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19" calcext:value-type="float">
            <text:p>31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27])))" office:value-type="float" office:value="0.009765625" calcext:value-type="float">
            <text:p>0,010</text:p>
          </table:table-cell>
          <table:table-cell table:style-name="ce25" office:value-type="float" office:value="0.877914951989026" calcext:value-type="float">
            <text:p>0,8779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20" calcext:value-type="float">
            <text:p>32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28])))" office:value-type="float" office:value="0.509765625" calcext:value-type="float">
            <text:p>0,510</text:p>
          </table:table-cell>
          <table:table-cell table:style-name="ce25" office:value-type="float" office:value="0.32235939643347" calcext:value-type="float">
            <text:p>0,3224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21" calcext:value-type="float">
            <text:p>32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29])))" office:value-type="float" office:value="0.259765625" calcext:value-type="float">
            <text:p>0,260</text:p>
          </table:table-cell>
          <table:table-cell table:style-name="ce25" office:value-type="float" office:value="0.655692729766804" calcext:value-type="float">
            <text:p>0,6557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22" calcext:value-type="float">
            <text:p>32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30])))" office:value-type="float" office:value="0.759765625" calcext:value-type="float">
            <text:p>0,760</text:p>
          </table:table-cell>
          <table:table-cell table:style-name="ce25" office:value-type="float" office:value="0.989026063100137" calcext:value-type="float">
            <text:p>0,9890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23" calcext:value-type="float">
            <text:p>32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31])))" office:value-type="float" office:value="0.134765625" calcext:value-type="float">
            <text:p>0,135</text:p>
          </table:table-cell>
          <table:table-cell table:style-name="ce25" office:value-type="float" office:value="0.00548696844993141" calcext:value-type="float">
            <text:p>0,0055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24" calcext:value-type="float">
            <text:p>32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32])))" office:value-type="float" office:value="0.634765625" calcext:value-type="float">
            <text:p>0,635</text:p>
          </table:table-cell>
          <table:table-cell table:style-name="ce25" office:value-type="float" office:value="0.338820301783265" calcext:value-type="float">
            <text:p>0,3388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25" calcext:value-type="float">
            <text:p>32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33])))" office:value-type="float" office:value="0.384765625" calcext:value-type="float">
            <text:p>0,385</text:p>
          </table:table-cell>
          <table:table-cell table:style-name="ce25" office:value-type="float" office:value="0.672153635116598" calcext:value-type="float">
            <text:p>0,6722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26" calcext:value-type="float">
            <text:p>32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34])))" office:value-type="float" office:value="0.884765625" calcext:value-type="float">
            <text:p>0,885</text:p>
          </table:table-cell>
          <table:table-cell table:style-name="ce25" office:value-type="float" office:value="0.116598079561043" calcext:value-type="float">
            <text:p>0,1166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27" calcext:value-type="float">
            <text:p>32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35])))" office:value-type="float" office:value="0.072265625" calcext:value-type="float">
            <text:p>0,072</text:p>
          </table:table-cell>
          <table:table-cell table:style-name="ce25" office:value-type="float" office:value="0.449931412894376" calcext:value-type="float">
            <text:p>0,4499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28" calcext:value-type="float">
            <text:p>32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36])))" office:value-type="float" office:value="0.572265625" calcext:value-type="float">
            <text:p>0,572</text:p>
          </table:table-cell>
          <table:table-cell table:style-name="ce25" office:value-type="float" office:value="0.783264746227709" calcext:value-type="float">
            <text:p>0,7833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29" calcext:value-type="float">
            <text:p>32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37])))" office:value-type="float" office:value="0.322265625" calcext:value-type="float">
            <text:p>0,322</text:p>
          </table:table-cell>
          <table:table-cell table:style-name="ce25" office:value-type="float" office:value="0.227709190672154" calcext:value-type="float">
            <text:p>0,2277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30" calcext:value-type="float">
            <text:p>33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38])))" office:value-type="float" office:value="0.822265625" calcext:value-type="float">
            <text:p>0,822</text:p>
          </table:table-cell>
          <table:table-cell table:style-name="ce25" office:value-type="float" office:value="0.561042524005487" calcext:value-type="float">
            <text:p>0,5610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31" calcext:value-type="float">
            <text:p>33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39])))" office:value-type="float" office:value="0.197265625" calcext:value-type="float">
            <text:p>0,197</text:p>
          </table:table-cell>
          <table:table-cell table:style-name="ce25" office:value-type="float" office:value="0.89437585733882" calcext:value-type="float">
            <text:p>0,8944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32" calcext:value-type="float">
            <text:p>33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40])))" office:value-type="float" office:value="0.697265625" calcext:value-type="float">
            <text:p>0,697</text:p>
          </table:table-cell>
          <table:table-cell table:style-name="ce25" office:value-type="float" office:value="0.0425240054869685" calcext:value-type="float">
            <text:p>0,0425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33" calcext:value-type="float">
            <text:p>33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41])))" office:value-type="float" office:value="0.447265625" calcext:value-type="float">
            <text:p>0,447</text:p>
          </table:table-cell>
          <table:table-cell table:style-name="ce25" office:value-type="float" office:value="0.375857338820302" calcext:value-type="float">
            <text:p>0,3759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34" calcext:value-type="float">
            <text:p>33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42])))" office:value-type="float" office:value="0.947265625" calcext:value-type="float">
            <text:p>0,947</text:p>
          </table:table-cell>
          <table:table-cell table:style-name="ce25" office:value-type="float" office:value="0.709190672153635" calcext:value-type="float">
            <text:p>0,7092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35" calcext:value-type="float">
            <text:p>33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43])))" office:value-type="float" office:value="0.041015625" calcext:value-type="float">
            <text:p>0,041</text:p>
          </table:table-cell>
          <table:table-cell table:style-name="ce25" office:value-type="float" office:value="0.15363511659808" calcext:value-type="float">
            <text:p>0,1536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36" calcext:value-type="float">
            <text:p>33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44])))" office:value-type="float" office:value="0.541015625" calcext:value-type="float">
            <text:p>0,541</text:p>
          </table:table-cell>
          <table:table-cell table:style-name="ce25" office:value-type="float" office:value="0.486968449931413" calcext:value-type="float">
            <text:p>0,4870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37" calcext:value-type="float">
            <text:p>33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45])))" office:value-type="float" office:value="0.291015625" calcext:value-type="float">
            <text:p>0,291</text:p>
          </table:table-cell>
          <table:table-cell table:style-name="ce25" office:value-type="float" office:value="0.820301783264746" calcext:value-type="float">
            <text:p>0,8203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38" calcext:value-type="float">
            <text:p>33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46])))" office:value-type="float" office:value="0.791015625" calcext:value-type="float">
            <text:p>0,791</text:p>
          </table:table-cell>
          <table:table-cell table:style-name="ce25" office:value-type="float" office:value="0.264746227709191" calcext:value-type="float">
            <text:p>0,2647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39" calcext:value-type="float">
            <text:p>33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47])))" office:value-type="float" office:value="0.166015625" calcext:value-type="float">
            <text:p>0,166</text:p>
          </table:table-cell>
          <table:table-cell table:style-name="ce25" office:value-type="float" office:value="0.598079561042524" calcext:value-type="float">
            <text:p>0,5981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40" calcext:value-type="float">
            <text:p>34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48])))" office:value-type="float" office:value="0.666015625" calcext:value-type="float">
            <text:p>0,666</text:p>
          </table:table-cell>
          <table:table-cell table:style-name="ce25" office:value-type="float" office:value="0.931412894375857" calcext:value-type="float">
            <text:p>0,9314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41" calcext:value-type="float">
            <text:p>34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49])))" office:value-type="float" office:value="0.416015625" calcext:value-type="float">
            <text:p>0,416</text:p>
          </table:table-cell>
          <table:table-cell table:style-name="ce25" office:value-type="float" office:value="0.0795610425240055" calcext:value-type="float">
            <text:p>0,0796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42" calcext:value-type="float">
            <text:p>34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50])))" office:value-type="float" office:value="0.916015625" calcext:value-type="float">
            <text:p>0,916</text:p>
          </table:table-cell>
          <table:table-cell table:style-name="ce25" office:value-type="float" office:value="0.412894375857339" calcext:value-type="float">
            <text:p>0,4129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43" calcext:value-type="float">
            <text:p>34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51])))" office:value-type="float" office:value="0.103515625" calcext:value-type="float">
            <text:p>0,104</text:p>
          </table:table-cell>
          <table:table-cell table:style-name="ce25" office:value-type="float" office:value="0.746227709190672" calcext:value-type="float">
            <text:p>0,7462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44" calcext:value-type="float">
            <text:p>34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52])))" office:value-type="float" office:value="0.603515625" calcext:value-type="float">
            <text:p>0,604</text:p>
          </table:table-cell>
          <table:table-cell table:style-name="ce25" office:value-type="float" office:value="0.190672153635117" calcext:value-type="float">
            <text:p>0,1907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45" calcext:value-type="float">
            <text:p>34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53])))" office:value-type="float" office:value="0.353515625" calcext:value-type="float">
            <text:p>0,354</text:p>
          </table:table-cell>
          <table:table-cell table:style-name="ce25" office:value-type="float" office:value="0.52400548696845" calcext:value-type="float">
            <text:p>0,5240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46" calcext:value-type="float">
            <text:p>34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54])))" office:value-type="float" office:value="0.853515625" calcext:value-type="float">
            <text:p>0,854</text:p>
          </table:table-cell>
          <table:table-cell table:style-name="ce25" office:value-type="float" office:value="0.857338820301783" calcext:value-type="float">
            <text:p>0,8573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47" calcext:value-type="float">
            <text:p>34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55])))" office:value-type="float" office:value="0.228515625" calcext:value-type="float">
            <text:p>0,229</text:p>
          </table:table-cell>
          <table:table-cell table:style-name="ce25" office:value-type="float" office:value="0.301783264746228" calcext:value-type="float">
            <text:p>0,3018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48" calcext:value-type="float">
            <text:p>34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56])))" office:value-type="float" office:value="0.728515625" calcext:value-type="float">
            <text:p>0,729</text:p>
          </table:table-cell>
          <table:table-cell table:style-name="ce25" office:value-type="float" office:value="0.635116598079561" calcext:value-type="float">
            <text:p>0,6351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49" calcext:value-type="float">
            <text:p>34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57])))" office:value-type="float" office:value="0.478515625" calcext:value-type="float">
            <text:p>0,479</text:p>
          </table:table-cell>
          <table:table-cell table:style-name="ce25" office:value-type="float" office:value="0.968449931412894" calcext:value-type="float">
            <text:p>0,9684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50" calcext:value-type="float">
            <text:p>35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58])))" office:value-type="float" office:value="0.978515625" calcext:value-type="float">
            <text:p>0,979</text:p>
          </table:table-cell>
          <table:table-cell table:style-name="ce25" office:value-type="float" office:value="0.0178326474622771" calcext:value-type="float">
            <text:p>0,0178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51" calcext:value-type="float">
            <text:p>35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59])))" office:value-type="float" office:value="0.025390625" calcext:value-type="float">
            <text:p>0,025</text:p>
          </table:table-cell>
          <table:table-cell table:style-name="ce25" office:value-type="float" office:value="0.35116598079561" calcext:value-type="float">
            <text:p>0,3512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52" calcext:value-type="float">
            <text:p>35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60])))" office:value-type="float" office:value="0.525390625" calcext:value-type="float">
            <text:p>0,525</text:p>
          </table:table-cell>
          <table:table-cell table:style-name="ce25" office:value-type="float" office:value="0.684499314128944" calcext:value-type="float">
            <text:p>0,6845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53" calcext:value-type="float">
            <text:p>35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61])))" office:value-type="float" office:value="0.275390625" calcext:value-type="float">
            <text:p>0,275</text:p>
          </table:table-cell>
          <table:table-cell table:style-name="ce25" office:value-type="float" office:value="0.128943758573388" calcext:value-type="float">
            <text:p>0,1289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54" calcext:value-type="float">
            <text:p>35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62])))" office:value-type="float" office:value="0.775390625" calcext:value-type="float">
            <text:p>0,775</text:p>
          </table:table-cell>
          <table:table-cell table:style-name="ce25" office:value-type="float" office:value="0.462277091906721" calcext:value-type="float">
            <text:p>0,4623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55" calcext:value-type="float">
            <text:p>35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63])))" office:value-type="float" office:value="0.150390625" calcext:value-type="float">
            <text:p>0,150</text:p>
          </table:table-cell>
          <table:table-cell table:style-name="ce25" office:value-type="float" office:value="0.795610425240055" calcext:value-type="float">
            <text:p>0,7956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56" calcext:value-type="float">
            <text:p>35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64])))" office:value-type="float" office:value="0.650390625" calcext:value-type="float">
            <text:p>0,650</text:p>
          </table:table-cell>
          <table:table-cell table:style-name="ce25" office:value-type="float" office:value="0.240054869684499" calcext:value-type="float">
            <text:p>0,2401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57" calcext:value-type="float">
            <text:p>35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65])))" office:value-type="float" office:value="0.400390625" calcext:value-type="float">
            <text:p>0,400</text:p>
          </table:table-cell>
          <table:table-cell table:style-name="ce25" office:value-type="float" office:value="0.573388203017833" calcext:value-type="float">
            <text:p>0,5734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58" calcext:value-type="float">
            <text:p>35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66])))" office:value-type="float" office:value="0.900390625" calcext:value-type="float">
            <text:p>0,900</text:p>
          </table:table-cell>
          <table:table-cell table:style-name="ce25" office:value-type="float" office:value="0.906721536351166" calcext:value-type="float">
            <text:p>0,9067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59" calcext:value-type="float">
            <text:p>35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67])))" office:value-type="float" office:value="0.087890625" calcext:value-type="float">
            <text:p>0,088</text:p>
          </table:table-cell>
          <table:table-cell table:style-name="ce25" office:value-type="float" office:value="0.0548696844993141" calcext:value-type="float">
            <text:p>0,0549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60" calcext:value-type="float">
            <text:p>36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68])))" office:value-type="float" office:value="0.587890625" calcext:value-type="float">
            <text:p>0,588</text:p>
          </table:table-cell>
          <table:table-cell table:style-name="ce25" office:value-type="float" office:value="0.388203017832647" calcext:value-type="float">
            <text:p>0,3882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61" calcext:value-type="float">
            <text:p>36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69])))" office:value-type="float" office:value="0.337890625" calcext:value-type="float">
            <text:p>0,338</text:p>
          </table:table-cell>
          <table:table-cell table:style-name="ce25" office:value-type="float" office:value="0.721536351165981" calcext:value-type="float">
            <text:p>0,7215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62" calcext:value-type="float">
            <text:p>36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70])))" office:value-type="float" office:value="0.837890625" calcext:value-type="float">
            <text:p>0,838</text:p>
          </table:table-cell>
          <table:table-cell table:style-name="ce25" office:value-type="float" office:value="0.165980795610425" calcext:value-type="float">
            <text:p>0,1660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63" calcext:value-type="float">
            <text:p>36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71])))" office:value-type="float" office:value="0.212890625" calcext:value-type="float">
            <text:p>0,213</text:p>
          </table:table-cell>
          <table:table-cell table:style-name="ce25" office:value-type="float" office:value="0.499314128943759" calcext:value-type="float">
            <text:p>0,4993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64" calcext:value-type="float">
            <text:p>36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72])))" office:value-type="float" office:value="0.712890625" calcext:value-type="float">
            <text:p>0,713</text:p>
          </table:table-cell>
          <table:table-cell table:style-name="ce25" office:value-type="float" office:value="0.832647462277092" calcext:value-type="float">
            <text:p>0,8326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65" calcext:value-type="float">
            <text:p>36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73])))" office:value-type="float" office:value="0.462890625" calcext:value-type="float">
            <text:p>0,463</text:p>
          </table:table-cell>
          <table:table-cell table:style-name="ce25" office:value-type="float" office:value="0.277091906721536" calcext:value-type="float">
            <text:p>0,2771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66" calcext:value-type="float">
            <text:p>36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74])))" office:value-type="float" office:value="0.962890625" calcext:value-type="float">
            <text:p>0,963</text:p>
          </table:table-cell>
          <table:table-cell table:style-name="ce25" office:value-type="float" office:value="0.61042524005487" calcext:value-type="float">
            <text:p>0,6104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67" calcext:value-type="float">
            <text:p>36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75])))" office:value-type="float" office:value="0.056640625" calcext:value-type="float">
            <text:p>0,057</text:p>
          </table:table-cell>
          <table:table-cell table:style-name="ce25" office:value-type="float" office:value="0.943758573388203" calcext:value-type="float">
            <text:p>0,9438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68" calcext:value-type="float">
            <text:p>36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76])))" office:value-type="float" office:value="0.556640625" calcext:value-type="float">
            <text:p>0,557</text:p>
          </table:table-cell>
          <table:table-cell table:style-name="ce25" office:value-type="float" office:value="0.0919067215363511" calcext:value-type="float">
            <text:p>0,0919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69" calcext:value-type="float">
            <text:p>36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77])))" office:value-type="float" office:value="0.306640625" calcext:value-type="float">
            <text:p>0,307</text:p>
          </table:table-cell>
          <table:table-cell table:style-name="ce25" office:value-type="float" office:value="0.425240054869684" calcext:value-type="float">
            <text:p>0,4252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70" calcext:value-type="float">
            <text:p>37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78])))" office:value-type="float" office:value="0.806640625" calcext:value-type="float">
            <text:p>0,807</text:p>
          </table:table-cell>
          <table:table-cell table:style-name="ce25" office:value-type="float" office:value="0.758573388203018" calcext:value-type="float">
            <text:p>0,7586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71" calcext:value-type="float">
            <text:p>37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79])))" office:value-type="float" office:value="0.181640625" calcext:value-type="float">
            <text:p>0,182</text:p>
          </table:table-cell>
          <table:table-cell table:style-name="ce25" office:value-type="float" office:value="0.203017832647462" calcext:value-type="float">
            <text:p>0,2030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72" calcext:value-type="float">
            <text:p>37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80])))" office:value-type="float" office:value="0.681640625" calcext:value-type="float">
            <text:p>0,682</text:p>
          </table:table-cell>
          <table:table-cell table:style-name="ce25" office:value-type="float" office:value="0.536351165980795" calcext:value-type="float">
            <text:p>0,5364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73" calcext:value-type="float">
            <text:p>37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81])))" office:value-type="float" office:value="0.431640625" calcext:value-type="float">
            <text:p>0,432</text:p>
          </table:table-cell>
          <table:table-cell table:style-name="ce25" office:value-type="float" office:value="0.869684499314129" calcext:value-type="float">
            <text:p>0,8697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74" calcext:value-type="float">
            <text:p>37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82])))" office:value-type="float" office:value="0.931640625" calcext:value-type="float">
            <text:p>0,932</text:p>
          </table:table-cell>
          <table:table-cell table:style-name="ce25" office:value-type="float" office:value="0.314128943758573" calcext:value-type="float">
            <text:p>0,3141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75" calcext:value-type="float">
            <text:p>37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83])))" office:value-type="float" office:value="0.119140625" calcext:value-type="float">
            <text:p>0,119</text:p>
          </table:table-cell>
          <table:table-cell table:style-name="ce25" office:value-type="float" office:value="0.647462277091907" calcext:value-type="float">
            <text:p>0,6475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76" calcext:value-type="float">
            <text:p>37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84])))" office:value-type="float" office:value="0.619140625" calcext:value-type="float">
            <text:p>0,619</text:p>
          </table:table-cell>
          <table:table-cell table:style-name="ce25" office:value-type="float" office:value="0.98079561042524" calcext:value-type="float">
            <text:p>0,9808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77" calcext:value-type="float">
            <text:p>37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85])))" office:value-type="float" office:value="0.369140625" calcext:value-type="float">
            <text:p>0,369</text:p>
          </table:table-cell>
          <table:table-cell table:style-name="ce25" office:value-type="float" office:value="0.0301783264746228" calcext:value-type="float">
            <text:p>0,0302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78" calcext:value-type="float">
            <text:p>37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86])))" office:value-type="float" office:value="0.869140625" calcext:value-type="float">
            <text:p>0,869</text:p>
          </table:table-cell>
          <table:table-cell table:style-name="ce25" office:value-type="float" office:value="0.363511659807956" calcext:value-type="float">
            <text:p>0,3635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79" calcext:value-type="float">
            <text:p>37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87])))" office:value-type="float" office:value="0.244140625" calcext:value-type="float">
            <text:p>0,244</text:p>
          </table:table-cell>
          <table:table-cell table:style-name="ce25" office:value-type="float" office:value="0.696844993141289" calcext:value-type="float">
            <text:p>0,6968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80" calcext:value-type="float">
            <text:p>38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88])))" office:value-type="float" office:value="0.744140625" calcext:value-type="float">
            <text:p>0,744</text:p>
          </table:table-cell>
          <table:table-cell table:style-name="ce25" office:value-type="float" office:value="0.141289437585734" calcext:value-type="float">
            <text:p>0,1413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81" calcext:value-type="float">
            <text:p>38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89])))" office:value-type="float" office:value="0.494140625" calcext:value-type="float">
            <text:p>0,494</text:p>
          </table:table-cell>
          <table:table-cell table:style-name="ce25" office:value-type="float" office:value="0.474622770919067" calcext:value-type="float">
            <text:p>0,4746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82" calcext:value-type="float">
            <text:p>38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90])))" office:value-type="float" office:value="0.994140625" calcext:value-type="float">
            <text:p>0,994</text:p>
          </table:table-cell>
          <table:table-cell table:style-name="ce25" office:value-type="float" office:value="0.8079561042524" calcext:value-type="float">
            <text:p>0,8080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83" calcext:value-type="float">
            <text:p>38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91])))" office:value-type="float" office:value="0.005859375" calcext:value-type="float">
            <text:p>0,006</text:p>
          </table:table-cell>
          <table:table-cell table:style-name="ce25" office:value-type="float" office:value="0.252400548696845" calcext:value-type="float">
            <text:p>0,2524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84" calcext:value-type="float">
            <text:p>38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92])))" office:value-type="float" office:value="0.505859375" calcext:value-type="float">
            <text:p>0,506</text:p>
          </table:table-cell>
          <table:table-cell table:style-name="ce25" office:value-type="float" office:value="0.585733882030178" calcext:value-type="float">
            <text:p>0,5857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85" calcext:value-type="float">
            <text:p>38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93])))" office:value-type="float" office:value="0.255859375" calcext:value-type="float">
            <text:p>0,256</text:p>
          </table:table-cell>
          <table:table-cell table:style-name="ce25" office:value-type="float" office:value="0.919067215363511" calcext:value-type="float">
            <text:p>0,9191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86" calcext:value-type="float">
            <text:p>38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94])))" office:value-type="float" office:value="0.755859375" calcext:value-type="float">
            <text:p>0,756</text:p>
          </table:table-cell>
          <table:table-cell table:style-name="ce25" office:value-type="float" office:value="0.0672153635116598" calcext:value-type="float">
            <text:p>0,0672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87" calcext:value-type="float">
            <text:p>38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95])))" office:value-type="float" office:value="0.130859375" calcext:value-type="float">
            <text:p>0,131</text:p>
          </table:table-cell>
          <table:table-cell table:style-name="ce25" office:value-type="float" office:value="0.400548696844993" calcext:value-type="float">
            <text:p>0,4005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88" calcext:value-type="float">
            <text:p>38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96])))" office:value-type="float" office:value="0.630859375" calcext:value-type="float">
            <text:p>0,631</text:p>
          </table:table-cell>
          <table:table-cell table:style-name="ce25" office:value-type="float" office:value="0.733882030178326" calcext:value-type="float">
            <text:p>0,7339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89" calcext:value-type="float">
            <text:p>38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97])))" office:value-type="float" office:value="0.380859375" calcext:value-type="float">
            <text:p>0,381</text:p>
          </table:table-cell>
          <table:table-cell table:style-name="ce25" office:value-type="float" office:value="0.178326474622771" calcext:value-type="float">
            <text:p>0,1783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90" calcext:value-type="float">
            <text:p>39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98])))" office:value-type="float" office:value="0.880859375" calcext:value-type="float">
            <text:p>0,881</text:p>
          </table:table-cell>
          <table:table-cell table:style-name="ce25" office:value-type="float" office:value="0.511659807956104" calcext:value-type="float">
            <text:p>0,5117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91" calcext:value-type="float">
            <text:p>39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399])))" office:value-type="float" office:value="0.068359375" calcext:value-type="float">
            <text:p>0,068</text:p>
          </table:table-cell>
          <table:table-cell table:style-name="ce25" office:value-type="float" office:value="0.844993141289437" calcext:value-type="float">
            <text:p>0,8450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92" calcext:value-type="float">
            <text:p>39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00])))" office:value-type="float" office:value="0.568359375" calcext:value-type="float">
            <text:p>0,568</text:p>
          </table:table-cell>
          <table:table-cell table:style-name="ce25" office:value-type="float" office:value="0.289437585733882" calcext:value-type="float">
            <text:p>0,2894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93" calcext:value-type="float">
            <text:p>39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01])))" office:value-type="float" office:value="0.318359375" calcext:value-type="float">
            <text:p>0,318</text:p>
          </table:table-cell>
          <table:table-cell table:style-name="ce25" office:value-type="float" office:value="0.622770919067215" calcext:value-type="float">
            <text:p>0,6228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94" calcext:value-type="float">
            <text:p>39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02])))" office:value-type="float" office:value="0.818359375" calcext:value-type="float">
            <text:p>0,818</text:p>
          </table:table-cell>
          <table:table-cell table:style-name="ce25" office:value-type="float" office:value="0.956104252400549" calcext:value-type="float">
            <text:p>0,9561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95" calcext:value-type="float">
            <text:p>39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03])))" office:value-type="float" office:value="0.193359375" calcext:value-type="float">
            <text:p>0,193</text:p>
          </table:table-cell>
          <table:table-cell table:style-name="ce25" office:value-type="float" office:value="0.104252400548697" calcext:value-type="float">
            <text:p>0,1043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96" calcext:value-type="float">
            <text:p>39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04])))" office:value-type="float" office:value="0.693359375" calcext:value-type="float">
            <text:p>0,693</text:p>
          </table:table-cell>
          <table:table-cell table:style-name="ce25" office:value-type="float" office:value="0.43758573388203" calcext:value-type="float">
            <text:p>0,4376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97" calcext:value-type="float">
            <text:p>39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05])))" office:value-type="float" office:value="0.443359375" calcext:value-type="float">
            <text:p>0,443</text:p>
          </table:table-cell>
          <table:table-cell table:style-name="ce25" office:value-type="float" office:value="0.770919067215363" calcext:value-type="float">
            <text:p>0,7709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98" calcext:value-type="float">
            <text:p>39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06])))" office:value-type="float" office:value="0.943359375" calcext:value-type="float">
            <text:p>0,943</text:p>
          </table:table-cell>
          <table:table-cell table:style-name="ce25" office:value-type="float" office:value="0.215363511659808" calcext:value-type="float">
            <text:p>0,2154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399" calcext:value-type="float">
            <text:p>39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07])))" office:value-type="float" office:value="0.037109375" calcext:value-type="float">
            <text:p>0,037</text:p>
          </table:table-cell>
          <table:table-cell table:style-name="ce25" office:value-type="float" office:value="0.548696844993141" calcext:value-type="float">
            <text:p>0,5487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00" calcext:value-type="float">
            <text:p>40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08])))" office:value-type="float" office:value="0.537109375" calcext:value-type="float">
            <text:p>0,537</text:p>
          </table:table-cell>
          <table:table-cell table:style-name="ce25" office:value-type="float" office:value="0.882030178326474" calcext:value-type="float">
            <text:p>0,8820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01" calcext:value-type="float">
            <text:p>40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09])))" office:value-type="float" office:value="0.287109375" calcext:value-type="float">
            <text:p>0,287</text:p>
          </table:table-cell>
          <table:table-cell table:style-name="ce25" office:value-type="float" office:value="0.326474622770919" calcext:value-type="float">
            <text:p>0,3265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02" calcext:value-type="float">
            <text:p>40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10])))" office:value-type="float" office:value="0.787109375" calcext:value-type="float">
            <text:p>0,787</text:p>
          </table:table-cell>
          <table:table-cell table:style-name="ce25" office:value-type="float" office:value="0.659807956104252" calcext:value-type="float">
            <text:p>0,6598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03" calcext:value-type="float">
            <text:p>40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11])))" office:value-type="float" office:value="0.162109375" calcext:value-type="float">
            <text:p>0,162</text:p>
          </table:table-cell>
          <table:table-cell table:style-name="ce25" office:value-type="float" office:value="0.993141289437586" calcext:value-type="float">
            <text:p>0,9931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04" calcext:value-type="float">
            <text:p>40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12])))" office:value-type="float" office:value="0.662109375" calcext:value-type="float">
            <text:p>0,662</text:p>
          </table:table-cell>
          <table:table-cell table:style-name="ce25" office:value-type="float" office:value="0.00960219478737997" calcext:value-type="float">
            <text:p>0,0096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05" calcext:value-type="float">
            <text:p>40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13])))" office:value-type="float" office:value="0.412109375" calcext:value-type="float">
            <text:p>0,412</text:p>
          </table:table-cell>
          <table:table-cell table:style-name="ce25" office:value-type="float" office:value="0.342935528120713" calcext:value-type="float">
            <text:p>0,3429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06" calcext:value-type="float">
            <text:p>40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14])))" office:value-type="float" office:value="0.912109375" calcext:value-type="float">
            <text:p>0,912</text:p>
          </table:table-cell>
          <table:table-cell table:style-name="ce25" office:value-type="float" office:value="0.676268861454046" calcext:value-type="float">
            <text:p>0,6763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07" calcext:value-type="float">
            <text:p>40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15])))" office:value-type="float" office:value="0.099609375" calcext:value-type="float">
            <text:p>0,100</text:p>
          </table:table-cell>
          <table:table-cell table:style-name="ce25" office:value-type="float" office:value="0.120713305898491" calcext:value-type="float">
            <text:p>0,1207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08" calcext:value-type="float">
            <text:p>40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16])))" office:value-type="float" office:value="0.599609375" calcext:value-type="float">
            <text:p>0,600</text:p>
          </table:table-cell>
          <table:table-cell table:style-name="ce25" office:value-type="float" office:value="0.454046639231824" calcext:value-type="float">
            <text:p>0,4540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09" calcext:value-type="float">
            <text:p>40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17])))" office:value-type="float" office:value="0.349609375" calcext:value-type="float">
            <text:p>0,350</text:p>
          </table:table-cell>
          <table:table-cell table:style-name="ce25" office:value-type="float" office:value="0.787379972565158" calcext:value-type="float">
            <text:p>0,7874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10" calcext:value-type="float">
            <text:p>41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18])))" office:value-type="float" office:value="0.849609375" calcext:value-type="float">
            <text:p>0,850</text:p>
          </table:table-cell>
          <table:table-cell table:style-name="ce25" office:value-type="float" office:value="0.231824417009602" calcext:value-type="float">
            <text:p>0,2318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11" calcext:value-type="float">
            <text:p>41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19])))" office:value-type="float" office:value="0.224609375" calcext:value-type="float">
            <text:p>0,225</text:p>
          </table:table-cell>
          <table:table-cell table:style-name="ce25" office:value-type="float" office:value="0.565157750342936" calcext:value-type="float">
            <text:p>0,5652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12" calcext:value-type="float">
            <text:p>41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20])))" office:value-type="float" office:value="0.724609375" calcext:value-type="float">
            <text:p>0,725</text:p>
          </table:table-cell>
          <table:table-cell table:style-name="ce25" office:value-type="float" office:value="0.898491083676269" calcext:value-type="float">
            <text:p>0,8985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13" calcext:value-type="float">
            <text:p>41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21])))" office:value-type="float" office:value="0.474609375" calcext:value-type="float">
            <text:p>0,475</text:p>
          </table:table-cell>
          <table:table-cell table:style-name="ce25" office:value-type="float" office:value="0.046639231824417" calcext:value-type="float">
            <text:p>0,0466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14" calcext:value-type="float">
            <text:p>41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22])))" office:value-type="float" office:value="0.974609375" calcext:value-type="float">
            <text:p>0,975</text:p>
          </table:table-cell>
          <table:table-cell table:style-name="ce25" office:value-type="float" office:value="0.37997256515775" calcext:value-type="float">
            <text:p>0,3800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15" calcext:value-type="float">
            <text:p>41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23])))" office:value-type="float" office:value="0.021484375" calcext:value-type="float">
            <text:p>0,021</text:p>
          </table:table-cell>
          <table:table-cell table:style-name="ce25" office:value-type="float" office:value="0.713305898491084" calcext:value-type="float">
            <text:p>0,7133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16" calcext:value-type="float">
            <text:p>41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24])))" office:value-type="float" office:value="0.521484375" calcext:value-type="float">
            <text:p>0,521</text:p>
          </table:table-cell>
          <table:table-cell table:style-name="ce25" office:value-type="float" office:value="0.157750342935528" calcext:value-type="float">
            <text:p>0,1578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17" calcext:value-type="float">
            <text:p>41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25])))" office:value-type="float" office:value="0.271484375" calcext:value-type="float">
            <text:p>0,271</text:p>
          </table:table-cell>
          <table:table-cell table:style-name="ce25" office:value-type="float" office:value="0.491083676268861" calcext:value-type="float">
            <text:p>0,4911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18" calcext:value-type="float">
            <text:p>41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26])))" office:value-type="float" office:value="0.771484375" calcext:value-type="float">
            <text:p>0,771</text:p>
          </table:table-cell>
          <table:table-cell table:style-name="ce25" office:value-type="float" office:value="0.824417009602194" calcext:value-type="float">
            <text:p>0,8244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19" calcext:value-type="float">
            <text:p>41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27])))" office:value-type="float" office:value="0.146484375" calcext:value-type="float">
            <text:p>0,146</text:p>
          </table:table-cell>
          <table:table-cell table:style-name="ce25" office:value-type="float" office:value="0.268861454046639" calcext:value-type="float">
            <text:p>0,2689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20" calcext:value-type="float">
            <text:p>42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28])))" office:value-type="float" office:value="0.646484375" calcext:value-type="float">
            <text:p>0,646</text:p>
          </table:table-cell>
          <table:table-cell table:style-name="ce25" office:value-type="float" office:value="0.602194787379972" calcext:value-type="float">
            <text:p>0,6022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21" calcext:value-type="float">
            <text:p>42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29])))" office:value-type="float" office:value="0.396484375" calcext:value-type="float">
            <text:p>0,396</text:p>
          </table:table-cell>
          <table:table-cell table:style-name="ce25" office:value-type="float" office:value="0.935528120713306" calcext:value-type="float">
            <text:p>0,9355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22" calcext:value-type="float">
            <text:p>42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30])))" office:value-type="float" office:value="0.896484375" calcext:value-type="float">
            <text:p>0,896</text:p>
          </table:table-cell>
          <table:table-cell table:style-name="ce25" office:value-type="float" office:value="0.083676268861454" calcext:value-type="float">
            <text:p>0,0837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23" calcext:value-type="float">
            <text:p>42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31])))" office:value-type="float" office:value="0.083984375" calcext:value-type="float">
            <text:p>0,084</text:p>
          </table:table-cell>
          <table:table-cell table:style-name="ce25" office:value-type="float" office:value="0.417009602194787" calcext:value-type="float">
            <text:p>0,4170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24" calcext:value-type="float">
            <text:p>42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32])))" office:value-type="float" office:value="0.583984375" calcext:value-type="float">
            <text:p>0,584</text:p>
          </table:table-cell>
          <table:table-cell table:style-name="ce25" office:value-type="float" office:value="0.750342935528121" calcext:value-type="float">
            <text:p>0,7503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25" calcext:value-type="float">
            <text:p>42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33])))" office:value-type="float" office:value="0.333984375" calcext:value-type="float">
            <text:p>0,334</text:p>
          </table:table-cell>
          <table:table-cell table:style-name="ce25" office:value-type="float" office:value="0.194787379972565" calcext:value-type="float">
            <text:p>0,1948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26" calcext:value-type="float">
            <text:p>42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34])))" office:value-type="float" office:value="0.833984375" calcext:value-type="float">
            <text:p>0,834</text:p>
          </table:table-cell>
          <table:table-cell table:style-name="ce25" office:value-type="float" office:value="0.528120713305898" calcext:value-type="float">
            <text:p>0,5281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27" calcext:value-type="float">
            <text:p>42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35])))" office:value-type="float" office:value="0.208984375" calcext:value-type="float">
            <text:p>0,209</text:p>
          </table:table-cell>
          <table:table-cell table:style-name="ce25" office:value-type="float" office:value="0.861454046639232" calcext:value-type="float">
            <text:p>0,8615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28" calcext:value-type="float">
            <text:p>42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36])))" office:value-type="float" office:value="0.708984375" calcext:value-type="float">
            <text:p>0,709</text:p>
          </table:table-cell>
          <table:table-cell table:style-name="ce25" office:value-type="float" office:value="0.305898491083676" calcext:value-type="float">
            <text:p>0,3059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29" calcext:value-type="float">
            <text:p>42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37])))" office:value-type="float" office:value="0.458984375" calcext:value-type="float">
            <text:p>0,459</text:p>
          </table:table-cell>
          <table:table-cell table:style-name="ce25" office:value-type="float" office:value="0.63923182441701" calcext:value-type="float">
            <text:p>0,6392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30" calcext:value-type="float">
            <text:p>43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38])))" office:value-type="float" office:value="0.958984375" calcext:value-type="float">
            <text:p>0,959</text:p>
          </table:table-cell>
          <table:table-cell table:style-name="ce25" office:value-type="float" office:value="0.972565157750343" calcext:value-type="float">
            <text:p>0,9726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31" calcext:value-type="float">
            <text:p>43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39])))" office:value-type="float" office:value="0.052734375" calcext:value-type="float">
            <text:p>0,053</text:p>
          </table:table-cell>
          <table:table-cell table:style-name="ce25" office:value-type="float" office:value="0.0219478737997256" calcext:value-type="float">
            <text:p>0,0219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32" calcext:value-type="float">
            <text:p>43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40])))" office:value-type="float" office:value="0.552734375" calcext:value-type="float">
            <text:p>0,553</text:p>
          </table:table-cell>
          <table:table-cell table:style-name="ce25" office:value-type="float" office:value="0.355281207133059" calcext:value-type="float">
            <text:p>0,3553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33" calcext:value-type="float">
            <text:p>43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41])))" office:value-type="float" office:value="0.302734375" calcext:value-type="float">
            <text:p>0,303</text:p>
          </table:table-cell>
          <table:table-cell table:style-name="ce25" office:value-type="float" office:value="0.688614540466392" calcext:value-type="float">
            <text:p>0,6886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34" calcext:value-type="float">
            <text:p>43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42])))" office:value-type="float" office:value="0.802734375" calcext:value-type="float">
            <text:p>0,803</text:p>
          </table:table-cell>
          <table:table-cell table:style-name="ce25" office:value-type="float" office:value="0.133058984910837" calcext:value-type="float">
            <text:p>0,1331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35" calcext:value-type="float">
            <text:p>43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43])))" office:value-type="float" office:value="0.177734375" calcext:value-type="float">
            <text:p>0,178</text:p>
          </table:table-cell>
          <table:table-cell table:style-name="ce25" office:value-type="float" office:value="0.46639231824417" calcext:value-type="float">
            <text:p>0,4664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36" calcext:value-type="float">
            <text:p>43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44])))" office:value-type="float" office:value="0.677734375" calcext:value-type="float">
            <text:p>0,678</text:p>
          </table:table-cell>
          <table:table-cell table:style-name="ce25" office:value-type="float" office:value="0.799725651577503" calcext:value-type="float">
            <text:p>0,7997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37" calcext:value-type="float">
            <text:p>43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45])))" office:value-type="float" office:value="0.427734375" calcext:value-type="float">
            <text:p>0,428</text:p>
          </table:table-cell>
          <table:table-cell table:style-name="ce25" office:value-type="float" office:value="0.244170096021948" calcext:value-type="float">
            <text:p>0,2442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38" calcext:value-type="float">
            <text:p>43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46])))" office:value-type="float" office:value="0.927734375" calcext:value-type="float">
            <text:p>0,928</text:p>
          </table:table-cell>
          <table:table-cell table:style-name="ce25" office:value-type="float" office:value="0.577503429355281" calcext:value-type="float">
            <text:p>0,5775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39" calcext:value-type="float">
            <text:p>43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47])))" office:value-type="float" office:value="0.115234375" calcext:value-type="float">
            <text:p>0,115</text:p>
          </table:table-cell>
          <table:table-cell table:style-name="ce25" office:value-type="float" office:value="0.910836762688614" calcext:value-type="float">
            <text:p>0,9108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40" calcext:value-type="float">
            <text:p>44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48])))" office:value-type="float" office:value="0.615234375" calcext:value-type="float">
            <text:p>0,615</text:p>
          </table:table-cell>
          <table:table-cell table:style-name="ce25" office:value-type="float" office:value="0.0589849108367627" calcext:value-type="float">
            <text:p>0,0590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41" calcext:value-type="float">
            <text:p>44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49])))" office:value-type="float" office:value="0.365234375" calcext:value-type="float">
            <text:p>0,365</text:p>
          </table:table-cell>
          <table:table-cell table:style-name="ce25" office:value-type="float" office:value="0.392318244170096" calcext:value-type="float">
            <text:p>0,3923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42" calcext:value-type="float">
            <text:p>44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50])))" office:value-type="float" office:value="0.865234375" calcext:value-type="float">
            <text:p>0,865</text:p>
          </table:table-cell>
          <table:table-cell table:style-name="ce25" office:value-type="float" office:value="0.725651577503429" calcext:value-type="float">
            <text:p>0,7257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43" calcext:value-type="float">
            <text:p>44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51])))" office:value-type="float" office:value="0.240234375" calcext:value-type="float">
            <text:p>0,240</text:p>
          </table:table-cell>
          <table:table-cell table:style-name="ce25" office:value-type="float" office:value="0.170096021947874" calcext:value-type="float">
            <text:p>0,1701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44" calcext:value-type="float">
            <text:p>44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52])))" office:value-type="float" office:value="0.740234375" calcext:value-type="float">
            <text:p>0,740</text:p>
          </table:table-cell>
          <table:table-cell table:style-name="ce25" office:value-type="float" office:value="0.503429355281207" calcext:value-type="float">
            <text:p>0,5034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45" calcext:value-type="float">
            <text:p>44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53])))" office:value-type="float" office:value="0.490234375" calcext:value-type="float">
            <text:p>0,490</text:p>
          </table:table-cell>
          <table:table-cell table:style-name="ce25" office:value-type="float" office:value="0.83676268861454" calcext:value-type="float">
            <text:p>0,8368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46" calcext:value-type="float">
            <text:p>44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54])))" office:value-type="float" office:value="0.990234375" calcext:value-type="float">
            <text:p>0,990</text:p>
          </table:table-cell>
          <table:table-cell table:style-name="ce25" office:value-type="float" office:value="0.281207133058985" calcext:value-type="float">
            <text:p>0,2812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47" calcext:value-type="float">
            <text:p>44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55])))" office:value-type="float" office:value="0.013671875" calcext:value-type="float">
            <text:p>0,014</text:p>
          </table:table-cell>
          <table:table-cell table:style-name="ce25" office:value-type="float" office:value="0.614540466392318" calcext:value-type="float">
            <text:p>0,6145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48" calcext:value-type="float">
            <text:p>44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56])))" office:value-type="float" office:value="0.513671875" calcext:value-type="float">
            <text:p>0,514</text:p>
          </table:table-cell>
          <table:table-cell table:style-name="ce25" office:value-type="float" office:value="0.947873799725651" calcext:value-type="float">
            <text:p>0,9479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49" calcext:value-type="float">
            <text:p>44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57])))" office:value-type="float" office:value="0.263671875" calcext:value-type="float">
            <text:p>0,264</text:p>
          </table:table-cell>
          <table:table-cell table:style-name="ce25" office:value-type="float" office:value="0.0960219478737997" calcext:value-type="float">
            <text:p>0,0960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50" calcext:value-type="float">
            <text:p>45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58])))" office:value-type="float" office:value="0.763671875" calcext:value-type="float">
            <text:p>0,764</text:p>
          </table:table-cell>
          <table:table-cell table:style-name="ce25" office:value-type="float" office:value="0.429355281207133" calcext:value-type="float">
            <text:p>0,4294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51" calcext:value-type="float">
            <text:p>45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59])))" office:value-type="float" office:value="0.138671875" calcext:value-type="float">
            <text:p>0,139</text:p>
          </table:table-cell>
          <table:table-cell table:style-name="ce25" office:value-type="float" office:value="0.762688614540466" calcext:value-type="float">
            <text:p>0,7627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52" calcext:value-type="float">
            <text:p>45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60])))" office:value-type="float" office:value="0.638671875" calcext:value-type="float">
            <text:p>0,639</text:p>
          </table:table-cell>
          <table:table-cell table:style-name="ce25" office:value-type="float" office:value="0.207133058984911" calcext:value-type="float">
            <text:p>0,2071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53" calcext:value-type="float">
            <text:p>45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61])))" office:value-type="float" office:value="0.388671875" calcext:value-type="float">
            <text:p>0,389</text:p>
          </table:table-cell>
          <table:table-cell table:style-name="ce25" office:value-type="float" office:value="0.540466392318244" calcext:value-type="float">
            <text:p>0,5405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54" calcext:value-type="float">
            <text:p>45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62])))" office:value-type="float" office:value="0.888671875" calcext:value-type="float">
            <text:p>0,889</text:p>
          </table:table-cell>
          <table:table-cell table:style-name="ce25" office:value-type="float" office:value="0.873799725651577" calcext:value-type="float">
            <text:p>0,8738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55" calcext:value-type="float">
            <text:p>45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63])))" office:value-type="float" office:value="0.076171875" calcext:value-type="float">
            <text:p>0,076</text:p>
          </table:table-cell>
          <table:table-cell table:style-name="ce25" office:value-type="float" office:value="0.318244170096022" calcext:value-type="float">
            <text:p>0,3182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56" calcext:value-type="float">
            <text:p>45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64])))" office:value-type="float" office:value="0.576171875" calcext:value-type="float">
            <text:p>0,576</text:p>
          </table:table-cell>
          <table:table-cell table:style-name="ce25" office:value-type="float" office:value="0.651577503429355" calcext:value-type="float">
            <text:p>0,6516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57" calcext:value-type="float">
            <text:p>45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65])))" office:value-type="float" office:value="0.326171875" calcext:value-type="float">
            <text:p>0,326</text:p>
          </table:table-cell>
          <table:table-cell table:style-name="ce25" office:value-type="float" office:value="0.984910836762688" calcext:value-type="float">
            <text:p>0,9849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58" calcext:value-type="float">
            <text:p>45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66])))" office:value-type="float" office:value="0.826171875" calcext:value-type="float">
            <text:p>0,826</text:p>
          </table:table-cell>
          <table:table-cell table:style-name="ce25" office:value-type="float" office:value="0.0342935528120713" calcext:value-type="float">
            <text:p>0,0343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59" calcext:value-type="float">
            <text:p>45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67])))" office:value-type="float" office:value="0.201171875" calcext:value-type="float">
            <text:p>0,201</text:p>
          </table:table-cell>
          <table:table-cell table:style-name="ce25" office:value-type="float" office:value="0.367626886145405" calcext:value-type="float">
            <text:p>0,3676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60" calcext:value-type="float">
            <text:p>46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68])))" office:value-type="float" office:value="0.701171875" calcext:value-type="float">
            <text:p>0,701</text:p>
          </table:table-cell>
          <table:table-cell table:style-name="ce25" office:value-type="float" office:value="0.700960219478738" calcext:value-type="float">
            <text:p>0,7010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61" calcext:value-type="float">
            <text:p>46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69])))" office:value-type="float" office:value="0.451171875" calcext:value-type="float">
            <text:p>0,451</text:p>
          </table:table-cell>
          <table:table-cell table:style-name="ce25" office:value-type="float" office:value="0.145404663923182" calcext:value-type="float">
            <text:p>0,1454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62" calcext:value-type="float">
            <text:p>46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70])))" office:value-type="float" office:value="0.951171875" calcext:value-type="float">
            <text:p>0,951</text:p>
          </table:table-cell>
          <table:table-cell table:style-name="ce25" office:value-type="float" office:value="0.478737997256516" calcext:value-type="float">
            <text:p>0,4787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63" calcext:value-type="float">
            <text:p>46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71])))" office:value-type="float" office:value="0.044921875" calcext:value-type="float">
            <text:p>0,045</text:p>
          </table:table-cell>
          <table:table-cell table:style-name="ce25" office:value-type="float" office:value="0.812071330589849" calcext:value-type="float">
            <text:p>0,8121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64" calcext:value-type="float">
            <text:p>46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72])))" office:value-type="float" office:value="0.544921875" calcext:value-type="float">
            <text:p>0,545</text:p>
          </table:table-cell>
          <table:table-cell table:style-name="ce25" office:value-type="float" office:value="0.256515775034294" calcext:value-type="float">
            <text:p>0,2565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65" calcext:value-type="float">
            <text:p>46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73])))" office:value-type="float" office:value="0.294921875" calcext:value-type="float">
            <text:p>0,295</text:p>
          </table:table-cell>
          <table:table-cell table:style-name="ce25" office:value-type="float" office:value="0.589849108367627" calcext:value-type="float">
            <text:p>0,5898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66" calcext:value-type="float">
            <text:p>46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74])))" office:value-type="float" office:value="0.794921875" calcext:value-type="float">
            <text:p>0,795</text:p>
          </table:table-cell>
          <table:table-cell table:style-name="ce25" office:value-type="float" office:value="0.92318244170096" calcext:value-type="float">
            <text:p>0,9232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67" calcext:value-type="float">
            <text:p>46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75])))" office:value-type="float" office:value="0.169921875" calcext:value-type="float">
            <text:p>0,170</text:p>
          </table:table-cell>
          <table:table-cell table:style-name="ce25" office:value-type="float" office:value="0.0713305898491084" calcext:value-type="float">
            <text:p>0,0713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68" calcext:value-type="float">
            <text:p>46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76])))" office:value-type="float" office:value="0.669921875" calcext:value-type="float">
            <text:p>0,670</text:p>
          </table:table-cell>
          <table:table-cell table:style-name="ce25" office:value-type="float" office:value="0.404663923182442" calcext:value-type="float">
            <text:p>0,4047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69" calcext:value-type="float">
            <text:p>46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77])))" office:value-type="float" office:value="0.419921875" calcext:value-type="float">
            <text:p>0,420</text:p>
          </table:table-cell>
          <table:table-cell table:style-name="ce25" office:value-type="float" office:value="0.737997256515775" calcext:value-type="float">
            <text:p>0,7380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70" calcext:value-type="float">
            <text:p>47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78])))" office:value-type="float" office:value="0.919921875" calcext:value-type="float">
            <text:p>0,920</text:p>
          </table:table-cell>
          <table:table-cell table:style-name="ce25" office:value-type="float" office:value="0.182441700960219" calcext:value-type="float">
            <text:p>0,1824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71" calcext:value-type="float">
            <text:p>47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79])))" office:value-type="float" office:value="0.107421875" calcext:value-type="float">
            <text:p>0,107</text:p>
          </table:table-cell>
          <table:table-cell table:style-name="ce25" office:value-type="float" office:value="0.515775034293553" calcext:value-type="float">
            <text:p>0,5158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72" calcext:value-type="float">
            <text:p>47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80])))" office:value-type="float" office:value="0.607421875" calcext:value-type="float">
            <text:p>0,607</text:p>
          </table:table-cell>
          <table:table-cell table:style-name="ce25" office:value-type="float" office:value="0.849108367626886" calcext:value-type="float">
            <text:p>0,8491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73" calcext:value-type="float">
            <text:p>47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81])))" office:value-type="float" office:value="0.357421875" calcext:value-type="float">
            <text:p>0,357</text:p>
          </table:table-cell>
          <table:table-cell table:style-name="ce25" office:value-type="float" office:value="0.293552812071331" calcext:value-type="float">
            <text:p>0,2936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74" calcext:value-type="float">
            <text:p>47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82])))" office:value-type="float" office:value="0.857421875" calcext:value-type="float">
            <text:p>0,857</text:p>
          </table:table-cell>
          <table:table-cell table:style-name="ce25" office:value-type="float" office:value="0.626886145404664" calcext:value-type="float">
            <text:p>0,6269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75" calcext:value-type="float">
            <text:p>47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83])))" office:value-type="float" office:value="0.232421875" calcext:value-type="float">
            <text:p>0,232</text:p>
          </table:table-cell>
          <table:table-cell table:style-name="ce25" office:value-type="float" office:value="0.960219478737997" calcext:value-type="float">
            <text:p>0,9602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76" calcext:value-type="float">
            <text:p>47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84])))" office:value-type="float" office:value="0.732421875" calcext:value-type="float">
            <text:p>0,732</text:p>
          </table:table-cell>
          <table:table-cell table:style-name="ce25" office:value-type="float" office:value="0.108367626886145" calcext:value-type="float">
            <text:p>0,1084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77" calcext:value-type="float">
            <text:p>47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85])))" office:value-type="float" office:value="0.482421875" calcext:value-type="float">
            <text:p>0,482</text:p>
          </table:table-cell>
          <table:table-cell table:style-name="ce25" office:value-type="float" office:value="0.441700960219479" calcext:value-type="float">
            <text:p>0,4417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78" calcext:value-type="float">
            <text:p>47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86])))" office:value-type="float" office:value="0.982421875" calcext:value-type="float">
            <text:p>0,982</text:p>
          </table:table-cell>
          <table:table-cell table:style-name="ce25" office:value-type="float" office:value="0.775034293552812" calcext:value-type="float">
            <text:p>0,7750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79" calcext:value-type="float">
            <text:p>47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87])))" office:value-type="float" office:value="0.029296875" calcext:value-type="float">
            <text:p>0,029</text:p>
          </table:table-cell>
          <table:table-cell table:style-name="ce25" office:value-type="float" office:value="0.219478737997256" calcext:value-type="float">
            <text:p>0,2195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80" calcext:value-type="float">
            <text:p>48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88])))" office:value-type="float" office:value="0.529296875" calcext:value-type="float">
            <text:p>0,529</text:p>
          </table:table-cell>
          <table:table-cell table:style-name="ce25" office:value-type="float" office:value="0.55281207133059" calcext:value-type="float">
            <text:p>0,5528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81" calcext:value-type="float">
            <text:p>48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89])))" office:value-type="float" office:value="0.279296875" calcext:value-type="float">
            <text:p>0,279</text:p>
          </table:table-cell>
          <table:table-cell table:style-name="ce25" office:value-type="float" office:value="0.886145404663923" calcext:value-type="float">
            <text:p>0,8861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82" calcext:value-type="float">
            <text:p>48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90])))" office:value-type="float" office:value="0.779296875" calcext:value-type="float">
            <text:p>0,779</text:p>
          </table:table-cell>
          <table:table-cell table:style-name="ce25" office:value-type="float" office:value="0.330589849108368" calcext:value-type="float">
            <text:p>0,3306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83" calcext:value-type="float">
            <text:p>48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91])))" office:value-type="float" office:value="0.154296875" calcext:value-type="float">
            <text:p>0,154</text:p>
          </table:table-cell>
          <table:table-cell table:style-name="ce25" office:value-type="float" office:value="0.663923182441701" calcext:value-type="float">
            <text:p>0,6639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84" calcext:value-type="float">
            <text:p>48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92])))" office:value-type="float" office:value="0.654296875" calcext:value-type="float">
            <text:p>0,654</text:p>
          </table:table-cell>
          <table:table-cell table:style-name="ce25" office:value-type="float" office:value="0.997256515775034" calcext:value-type="float">
            <text:p>0,9973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85" calcext:value-type="float">
            <text:p>48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93])))" office:value-type="float" office:value="0.404296875" calcext:value-type="float">
            <text:p>0,404</text:p>
          </table:table-cell>
          <table:table-cell table:style-name="ce25" office:value-type="float" office:value="0.00274348422496571" calcext:value-type="float">
            <text:p>0,0027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86" calcext:value-type="float">
            <text:p>48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94])))" office:value-type="float" office:value="0.904296875" calcext:value-type="float">
            <text:p>0,904</text:p>
          </table:table-cell>
          <table:table-cell table:style-name="ce25" office:value-type="float" office:value="0.336076817558299" calcext:value-type="float">
            <text:p>0,3361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87" calcext:value-type="float">
            <text:p>48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95])))" office:value-type="float" office:value="0.091796875" calcext:value-type="float">
            <text:p>0,092</text:p>
          </table:table-cell>
          <table:table-cell table:style-name="ce25" office:value-type="float" office:value="0.669410150891632" calcext:value-type="float">
            <text:p>0,6694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88" calcext:value-type="float">
            <text:p>48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96])))" office:value-type="float" office:value="0.591796875" calcext:value-type="float">
            <text:p>0,592</text:p>
          </table:table-cell>
          <table:table-cell table:style-name="ce25" office:value-type="float" office:value="0.113854595336077" calcext:value-type="float">
            <text:p>0,1139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89" calcext:value-type="float">
            <text:p>48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97])))" office:value-type="float" office:value="0.341796875" calcext:value-type="float">
            <text:p>0,342</text:p>
          </table:table-cell>
          <table:table-cell table:style-name="ce25" office:value-type="float" office:value="0.44718792866941" calcext:value-type="float">
            <text:p>0,4472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90" calcext:value-type="float">
            <text:p>490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98])))" office:value-type="float" office:value="0.841796875" calcext:value-type="float">
            <text:p>0,842</text:p>
          </table:table-cell>
          <table:table-cell table:style-name="ce25" office:value-type="float" office:value="0.780521262002743" calcext:value-type="float">
            <text:p>0,7805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91" calcext:value-type="float">
            <text:p>491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499])))" office:value-type="float" office:value="0.216796875" calcext:value-type="float">
            <text:p>0,217</text:p>
          </table:table-cell>
          <table:table-cell table:style-name="ce25" office:value-type="float" office:value="0.224965706447188" calcext:value-type="float">
            <text:p>0,2250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92" calcext:value-type="float">
            <text:p>492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500])))" office:value-type="float" office:value="0.716796875" calcext:value-type="float">
            <text:p>0,717</text:p>
          </table:table-cell>
          <table:table-cell table:style-name="ce25" office:value-type="float" office:value="0.558299039780521" calcext:value-type="float">
            <text:p>0,5583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93" calcext:value-type="float">
            <text:p>493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501])))" office:value-type="float" office:value="0.466796875" calcext:value-type="float">
            <text:p>0,467</text:p>
          </table:table-cell>
          <table:table-cell table:style-name="ce25" office:value-type="float" office:value="0.891632373113855" calcext:value-type="float">
            <text:p>0,8916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94" calcext:value-type="float">
            <text:p>494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502])))" office:value-type="float" office:value="0.966796875" calcext:value-type="float">
            <text:p>0,967</text:p>
          </table:table-cell>
          <table:table-cell table:style-name="ce25" office:value-type="float" office:value="0.0397805212620027" calcext:value-type="float">
            <text:p>0,0398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95" calcext:value-type="float">
            <text:p>495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503])))" office:value-type="float" office:value="0.060546875" calcext:value-type="float">
            <text:p>0,061</text:p>
          </table:table-cell>
          <table:table-cell table:style-name="ce25" office:value-type="float" office:value="0.373113854595336" calcext:value-type="float">
            <text:p>0,3731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96" calcext:value-type="float">
            <text:p>496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504])))" office:value-type="float" office:value="0.560546875" calcext:value-type="float">
            <text:p>0,561</text:p>
          </table:table-cell>
          <table:table-cell table:style-name="ce25" office:value-type="float" office:value="0.706447187928669" calcext:value-type="float">
            <text:p>0,7064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97" calcext:value-type="float">
            <text:p>497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505])))" office:value-type="float" office:value="0.310546875" calcext:value-type="float">
            <text:p>0,311</text:p>
          </table:table-cell>
          <table:table-cell table:style-name="ce25" office:value-type="float" office:value="0.150891632373114" calcext:value-type="float">
            <text:p>0,1509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98" calcext:value-type="float">
            <text:p>498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506])))" office:value-type="float" office:value="0.810546875" calcext:value-type="float">
            <text:p>0,811</text:p>
          </table:table-cell>
          <table:table-cell table:style-name="ce25" office:value-type="float" office:value="0.484224965706447" calcext:value-type="float">
            <text:p>0,4842</text:p>
          </table:table-cell>
          <table:table-cell table:style-name="ce1" table:number-columns-repeated="247"/>
          <table:table-cell table:number-columns-repeated="767"/>
        </table:table-row>
        <table:table-row table:style-name="ro4">
          <table:table-cell table:style-name="ce1" table:number-columns-repeated="7"/>
          <table:table-cell table:style-name="ce20" office:value-type="float" office:value="499" calcext:value-type="float">
            <text:p>499</text:p>
          </table:table-cell>
          <table:table-cell table:style-name="ce24" table:number-matrix-columns-spanned="2" table:number-matrix-rows-spanned="1" table:formula="of:=INFO.OBBA.OBBA.OBGET(INFO.OBBA.OBBA.OBCALL(&quot;&quot;;[.$B$12];&quot;getHaltonNumber&quot;;INFO.OBBA.OBBA.OBMAKE(&quot;&quot;;&quot;int&quot;;[.H507])))" office:value-type="float" office:value="0.185546875" calcext:value-type="float">
            <text:p>0,186</text:p>
          </table:table-cell>
          <table:table-cell table:style-name="ce25" office:value-type="float" office:value="0.81755829903978" calcext:value-type="float">
            <text:p>0,8176</text:p>
          </table:table-cell>
          <table:table-cell table:style-name="ce1" table:number-columns-repeated="247"/>
          <table:table-cell table:number-columns-repeated="767"/>
        </table:table-row>
        <table:table-row table:style-name="ro4" table:number-rows-repeated="65029">
          <table:table-cell table:style-name="ce1" table:number-columns-repeated="8"/>
          <table:table-cell table:style-name="ce11"/>
          <table:table-cell table:style-name="ce1" table:number-columns-repeated="248"/>
          <table:table-cell table:number-columns-repeated="767"/>
        </table:table-row>
        <table:table-row table:style-name="ro4">
          <table:table-cell/>
          <table:table-cell table:style-name="ce1" table:number-columns-repeated="5"/>
          <table:table-cell table:number-columns-repeated="1018"/>
        </table:table-row>
        <table:table-row table:style-name="ro4" table:number-rows-repeated="983038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>
        <table:named-range table:name="obLibs" table:base-cell-address="$'Load Classes'.$E$14" table:cell-range-address="$'Load Classes'.$E$14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Arial2" svg:font-family="Arial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name-asian="Tahoma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/>
      <number:text> </number:text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</number:text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/>
      <number:text> </number:text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number number:decimal-places="0" number:min-integer-digits="1" number:grouping="true"/>
      <number:text> €</number:text>
    </number:number-style>
    <number:number-style style:name="N135">
      <number:text>-</number:text>
      <number:number number:decimal-places="0" number:min-integer-digits="1" number:grouping="true"/>
      <number:text> €</number:text>
      <style:map style:condition="value()&gt;=0" style:apply-style-name="N135P0"/>
    </number:number-style>
    <number:number-style style:name="N136P0" style:volatile="true">
      <number:number number:decimal-places="0" number:min-integer-digits="1" number:grouping="true"/>
      <number:text> €</number:text>
    </number:number-style>
    <number:number-style style:name="N13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36P0"/>
    </number:number-style>
    <number:number-style style:name="N138P0" style:volatile="true">
      <number:number number:decimal-places="2" number:min-integer-digits="1" number:grouping="true"/>
      <number:text> €</number:text>
    </number:number-style>
    <number:number-style style:name="N138">
      <number:text>-</number:text>
      <number:number number:decimal-places="2" number:min-integer-digits="1" number:grouping="true"/>
      <number:text> €</number:text>
      <style:map style:condition="value()&gt;=0" style:apply-style-name="N138P0"/>
    </number:number-style>
    <number:number-style style:name="N139P0" style:volatile="true">
      <number:number number:decimal-places="2" number:min-integer-digits="1" number:grouping="true"/>
      <number:text> €</number:text>
    </number:number-style>
    <number:number-style style:name="N13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39P0"/>
    </number:number-style>
    <number:number-style style:name="N143P0" style:volatile="true">
      <number:number number:decimal-places="0" number:min-integer-digits="1" number:grouping="true"/>
      <number:text> € </number:text>
    </number:number-style>
    <number:number-style style:name="N143P1" style:volatile="true">
      <number:text>-</number:text>
      <number:number number:decimal-places="0" number:min-integer-digits="1" number:grouping="true"/>
      <number:text> € </number:text>
    </number:number-style>
    <number:number-style style:name="N143P2" style:volatile="true">
      <number:text> - €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0" number:min-integer-digits="1" number:grouping="true"/>
      <number:text>    </number:text>
    </number:number-style>
    <number:number-style style:name="N147P1" style:volatile="true">
      <number:text>-</number:text>
      <number:number number:decimal-places="0" number:min-integer-digits="1" number:grouping="true"/>
      <number:text>    </number:text>
    </number:number-style>
    <number:number-style style:name="N147P2" style:volatile="true">
      <number:text> -   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number number:decimal-places="2" number:min-integer-digits="1" number:grouping="true"/>
      <number:text> € </number:text>
    </number:number-style>
    <number:number-style style:name="N151P1" style:volatile="true">
      <number:text>-</number:text>
      <number:number number:decimal-places="2" number:min-integer-digits="1" number:grouping="true"/>
      <number:text> € </number:text>
    </number:number-style>
    <number:number-style style:name="N151P2" style:volatile="true">
      <number:text> -</number:text>
      <number:number number:decimal-places="0" number:min-integer-digits="0"/>
      <number:text> €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number number:decimal-places="2" number:min-integer-digits="1" number:grouping="true"/>
      <number:text>    </number:text>
    </number:number-style>
    <number:number-style style:name="N155P1" style:volatile="true">
      <number:text>-</number:text>
      <number:number number:decimal-places="2" number:min-integer-digits="1" number:grouping="true"/>
      <number:text>    </number:text>
    </number:number-style>
    <number:number-style style:name="N155P2" style:volatile="true">
      <number:text> -</number:text>
      <number:number number:decimal-places="0" number:min-integer-digits="0"/>
      <number:text>   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3" number:min-integer-digits="1"/>
    </number:number-style>
    <number:number-style style:name="N157">
      <number:number number:decimal-places="4" number:min-integer-digits="1"/>
    </number:number-style>
    <number:number-style style:name="N159P0" style:volatile="true">
      <number:number number:decimal-places="0" number:min-integer-digits="1" number:grouping="true"/>
      <number:text> DM</number:text>
    </number:number-style>
    <number:number-style style:name="N159">
      <number:text>-</number:text>
      <number:number number:decimal-places="0" number:min-integer-digits="1" number:grouping="true"/>
      <number:text> DM</number:text>
      <style:map style:condition="value()&gt;=0" style:apply-style-name="N159P0"/>
    </number:number-style>
    <number:number-style style:name="N160P0" style:volatile="true">
      <number:number number:decimal-places="0" number:min-integer-digits="1" number:grouping="true"/>
      <number:text> DM</number:text>
    </number:number-style>
    <number:number-style style:name="N160">
      <style:text-properties fo:color="#ff0000"/>
      <number:text>-</number:text>
      <number:number number:decimal-places="0" number:min-integer-digits="1" number:grouping="true"/>
      <number:text> DM</number:text>
      <style:map style:condition="value()&gt;=0" style:apply-style-name="N160P0"/>
    </number:number-style>
    <number:number-style style:name="N162P0" style:volatile="true">
      <number:number number:decimal-places="2" number:min-integer-digits="1" number:grouping="true"/>
      <number:text> DM</number:text>
    </number:number-style>
    <number:number-style style:name="N162">
      <number:text>-</number:text>
      <number:number number:decimal-places="2" number:min-integer-digits="1" number:grouping="true"/>
      <number:text> DM</number:text>
      <style:map style:condition="value()&gt;=0" style:apply-style-name="N162P0"/>
    </number:number-style>
    <number:number-style style:name="N163P0" style:volatile="true">
      <number:number number:decimal-places="2" number:min-integer-digits="1" number:grouping="true"/>
      <number:text> DM</number:text>
    </number:number-style>
    <number:number-style style:name="N163">
      <style:text-properties fo:color="#ff0000"/>
      <number:text>-</number:text>
      <number:number number:decimal-places="2" number:min-integer-digits="1" number:grouping="true"/>
      <number:text> DM</number:text>
      <style:map style:condition="value()&gt;=0" style:apply-style-name="N163P0"/>
    </number:number-style>
    <number:number-style style:name="N167P0" style:volatile="true">
      <number:number number:decimal-places="0" number:min-integer-digits="1" number:grouping="true"/>
      <number:text> DM </number:text>
    </number:number-style>
    <number:number-style style:name="N167P1" style:volatile="true">
      <number:text>-</number:text>
      <number:number number:decimal-places="0" number:min-integer-digits="1" number:grouping="true"/>
      <number:text> DM </number:text>
    </number:number-style>
    <number:number-style style:name="N167P2" style:volatile="true">
      <number:text> - DM </number:text>
    </number:number-style>
    <number:text-style style:name="N167"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71P0" style:volatile="true">
      <number:number number:decimal-places="0" number:min-integer-digits="1" number:grouping="true"/>
      <number:text>       </number:text>
    </number:number-style>
    <number:number-style style:name="N171P1" style:volatile="true">
      <number:text>-</number:text>
      <number:number number:decimal-places="0" number:min-integer-digits="1" number:grouping="true"/>
      <number:text>       </number:text>
    </number:number-style>
    <number:number-style style:name="N171P2" style:volatile="true">
      <number:text> -      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5P0" style:volatile="true">
      <number:number number:decimal-places="2" number:min-integer-digits="1" number:grouping="true"/>
      <number:text> DM </number:text>
    </number:number-style>
    <number:number-style style:name="N175P1" style:volatile="true">
      <number:text>-</number:text>
      <number:number number:decimal-places="2" number:min-integer-digits="1" number:grouping="true"/>
      <number:text> DM </number:text>
    </number:number-style>
    <number:number-style style:name="N175P2" style:volatile="true">
      <number:text> -</number:text>
      <number:number number:decimal-places="0" number:min-integer-digits="0"/>
      <number:text> DM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number number:decimal-places="2" number:min-integer-digits="1" number:grouping="true"/>
      <number:text>       </number:text>
    </number:number-style>
    <number:number-style style:name="N179P1" style:volatile="true">
      <number:text>-</number:text>
      <number:number number:decimal-places="2" number:min-integer-digits="1" number:grouping="true"/>
      <number:text>       </number:text>
    </number:number-style>
    <number:number-style style:name="N179P2" style:volatile="true">
      <number:text> -</number:text>
      <number:number number:decimal-places="0" number:min-integer-digits="0"/>
      <number:text>      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">
      <number:number number:decimal-places="9" number:min-integer-digits="1"/>
    </number:number-style>
    <number:number-style style:name="N181">
      <number:number number:decimal-places="8" number:min-integer-digits="1"/>
    </number:number-style>
    <number:number-style style:name="N182">
      <number:number number:decimal-places="7" number:min-integer-digits="1"/>
    </number:number-style>
    <number:number-style style:name="N183">
      <number:number number:decimal-places="6" number:min-integer-digits="1"/>
    </number:number-style>
    <number:number-style style:name="N184">
      <number:number number:decimal-places="5" number:min-integer-digits="1"/>
    </number:number-style>
    <number:percentage-style style:name="N185">
      <number:number number:decimal-places="1" number:min-integer-digits="1"/>
      <number:text>%</number:text>
    </number:percentage-style>
    <number:percentage-style style:name="N186">
      <number:number number:decimal-places="3" number:min-integer-digits="1"/>
      <number:text>%</number:text>
    </number:percentage-style>
    <number:number-style style:name="N187">
      <number:number number:decimal-places="10" number:min-integer-digits="1"/>
    </number:number-style>
    <number:number-style style:name="N188">
      <number:number number:decimal-places="11" number:min-integer-digits="1"/>
    </number:number-style>
    <number:number-style style:name="N189">
      <number:number number:decimal-places="12" number:min-integer-digits="1"/>
    </number:number-style>
    <number:number-style style:name="N190">
      <number:number number:decimal-places="13" number:min-integer-digits="1"/>
    </number:number-style>
    <number:number-style style:name="N191">
      <number:number number:decimal-places="0" number:min-integer-digits="4" number:grouping="true"/>
    </number:number-style>
    <number:percentage-style style:name="N192">
      <number:number number:decimal-places="15" number:min-integer-digits="1"/>
      <number:text>%</number:text>
    </number:percentage-style>
    <number:number-style style:name="N193">
      <number:number number:decimal-places="0" number:min-integer-digits="5"/>
    </number:number-style>
    <number:number-style style:name="N194">
      <number:number number:decimal-places="1" number:min-integer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">
      <style:text-properties style:use-window-font-color="true" style:text-outline="false" style:text-line-through-style="none" style:font-name="Arial2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5">00.00.0000</text:date>, <text:time style:data-style-name="N2" text:time-value="0000-00-00T00:00:01.19033614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Fries</meta:initial-creator>
    <meta:creation-date>2012-10-24T16:06:32</meta:creation-date>
    <dc:date>2013-10-25T15:14:04.960711000</dc:date>
    <meta:editing-duration>PT15H1M41S</meta:editing-duration>
    <meta:editing-cycles>14</meta:editing-cycles>
    <meta:generator>LibreOffice/4.1.3.1$MacOSX_x86 LibreOffice_project/b42498da0e3f91b17e51b55c8295ec4f8f22087</meta:generator>
    <meta:document-statistic meta:table-count="2" meta:cell-count="153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56">
      <number:number number:decimal-places="3" number:min-integer-digits="1"/>
    </number:number-style>
    <number:number-style style:name="N157">
      <number:number number:decimal-places="4" number:min-integer-digits="1"/>
    </number:number-style>
    <style:style style:name="ch1" style:family="chart">
      <style:graphic-properties draw:stroke="solid" draw:fill-color="#c0c0c0"/>
    </style:style>
    <style:style style:name="ch2" style:family="chart">
      <style:chart-properties chart:symbol-type="automatic" chart:treat-empty-cells="ignore"/>
    </style:style>
    <style:style style:name="ch3" style:family="chart" style:data-style-name="N156">
      <style:chart-properties chart:display-label="true" chart:logarithmic="false" chart:maximum="1" chart:reverse-direction="false" text:line-break="false" chart:axis-position="0" chart:axis-label-position="outside-start" chart:tick-mark-position="at-labels"/>
      <style:text-properties fo:color="#000000" style:text-position="0% 58%" fo:font-size="9pt" style:font-size-asian="9pt" style:font-size-complex="9pt"/>
    </style:style>
    <style:style style:name="ch4" style:family="chart" style:data-style-name="N157">
      <style:chart-properties chart:display-label="true" chart:logarithmic="false" chart:maximum="1" chart:reverse-direction="false" text:line-break="false" chart:axis-position="0" chart:axis-label-position="outside-start" chart:tick-mark-position="at-labels"/>
      <style:text-properties fo:color="#000000" style:text-position="0% 58%" fo:font-size="9pt" style:font-size-asian="9pt" style:font-size-complex="9pt"/>
    </style:style>
    <style:style style:name="ch5" style:family="chart" style:data-style-name="N157">
      <style:chart-properties chart:symbol-type="named-symbol" chart:symbol-name="diamond" chart:symbol-width="0.1cm" chart:symbol-height="0.1cm"/>
      <style:graphic-properties draw:stroke="none" svg:stroke-width="0.035cm" svg:stroke-color="#000080" draw:fill-color="#000080"/>
      <style:text-properties fo:font-size="6pt" style:font-size-asian="6pt" style:font-size-complex="6pt"/>
    </style:style>
    <style:style style:name="ch6" style:family="chart">
      <style:graphic-properties draw:stroke="solid" svg:stroke-width="0.035cm" svg:stroke-color="#808080" draw:fill="solid" draw:fill-color="#ffffff"/>
    </style:style>
    <style:style style:name="ch7" style:family="chart">
      <style:graphic-properties draw:fill-color="#d9d9d9"/>
    </style:style>
  </office:automatic-styles>
  <office:body>
    <office:chart>
      <chart:chart svg:width="10.981cm" svg:height="7.427cm" xlink:href=".." xlink:type="simple" chart:class="chart:scatter" chart:style-name="ch1">
        <chart:plot-area chart:style-name="ch2" table:cell-range-address="'Halton Sequence'.I8:'Halton Sequence'.J507" svg:x="0.224cm" svg:y="0.14cm" svg:width="10.533cm" svg:height="7.178cm">
          <chartooo:coordinate-region svg:x="1.445cm" svg:y="0.314cm" svg:width="8.918cm" svg:height="6.408cm"/>
          <chart:axis chart:dimension="x" chart:name="primary-x" chart:style-name="ch3"/>
          <chart:axis chart:dimension="y" chart:name="primary-y" chart:style-name="ch4">
            <chart:grid chart:class="major"/>
          </chart:axis>
          <chart:series chart:style-name="ch5" chart:values-cell-range-address="'Halton Sequence'.J8:'Halton Sequence'.J507" chart:class="chart:scatter">
            <chart:domain table:cell-range-address="'Halton Sequence'.I8:'Halton Sequence'.I507"/>
            <chart:data-point chart:repeated="500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">
                <text:p>0.5</text:p>
                <draw:g>
                  <svg:desc>'Halton Sequence'.I8:'Halton Sequence'.I507</svg:desc>
                </draw:g>
              </table:table-cell>
              <table:table-cell office:value-type="float" office:value="0.333333333333333">
                <text:p>0.333333333333333</text:p>
                <draw:g>
                  <svg:desc>'Halton Sequence'.J8:'Halton Sequence'.J50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5">
                <text:p>0.25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5">
                <text:p>0.75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25">
                <text:p>0.125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25">
                <text:p>0.625</text:p>
              </table:table-cell>
              <table:table-cell office:value-type="float" office:value="0.777777777777778">
                <text:p>0.7777777777777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75">
                <text:p>0.375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75">
                <text:p>0.875</text:p>
              </table:table-cell>
              <table:table-cell office:value-type="float" office:value="0.555555555555556">
                <text:p>0.5555555555555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25">
                <text:p>0.0625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625">
                <text:p>0.5625</text:p>
              </table:table-cell>
              <table:table-cell office:value-type="float" office:value="0.037037037037037">
                <text:p>0.03703703703703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125">
                <text:p>0.3125</text:p>
              </table:table-cell>
              <table:table-cell office:value-type="float" office:value="0.37037037037037">
                <text:p>0.3703703703703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125">
                <text:p>0.8125</text:p>
              </table:table-cell>
              <table:table-cell office:value-type="float" office:value="0.703703703703704">
                <text:p>0.70370370370370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875">
                <text:p>0.1875</text:p>
              </table:table-cell>
              <table:table-cell office:value-type="float" office:value="0.148148148148148">
                <text:p>0.1481481481481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875">
                <text:p>0.6875</text:p>
              </table:table-cell>
              <table:table-cell office:value-type="float" office:value="0.481481481481481">
                <text:p>0.4814814814814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375">
                <text:p>0.4375</text:p>
              </table:table-cell>
              <table:table-cell office:value-type="float" office:value="0.814814814814815">
                <text:p>0.8148148148148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375">
                <text:p>0.9375</text:p>
              </table:table-cell>
              <table:table-cell office:value-type="float" office:value="0.259259259259259">
                <text:p>0.2592592592592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125">
                <text:p>0.03125</text:p>
              </table:table-cell>
              <table:table-cell office:value-type="float" office:value="0.592592592592593">
                <text:p>0.59259259259259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3125">
                <text:p>0.53125</text:p>
              </table:table-cell>
              <table:table-cell office:value-type="float" office:value="0.925925925925926">
                <text:p>0.9259259259259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28125">
                <text:p>0.28125</text:p>
              </table:table-cell>
              <table:table-cell office:value-type="float" office:value="0.0740740740740741">
                <text:p>0.07407407407407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78125">
                <text:p>0.78125</text:p>
              </table:table-cell>
              <table:table-cell office:value-type="float" office:value="0.407407407407407">
                <text:p>0.4074074074074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5625">
                <text:p>0.15625</text:p>
              </table:table-cell>
              <table:table-cell office:value-type="float" office:value="0.740740740740741">
                <text:p>0.7407407407407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5625">
                <text:p>0.65625</text:p>
              </table:table-cell>
              <table:table-cell office:value-type="float" office:value="0.185185185185185">
                <text:p>0.18518518518518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0625">
                <text:p>0.40625</text:p>
              </table:table-cell>
              <table:table-cell office:value-type="float" office:value="0.518518518518518">
                <text:p>0.51851851851851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90625">
                <text:p>0.90625</text:p>
              </table:table-cell>
              <table:table-cell office:value-type="float" office:value="0.851851851851852">
                <text:p>0.85185185185185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9375">
                <text:p>0.09375</text:p>
              </table:table-cell>
              <table:table-cell office:value-type="float" office:value="0.296296296296296">
                <text:p>0.29629629629629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59375">
                <text:p>0.59375</text:p>
              </table:table-cell>
              <table:table-cell office:value-type="float" office:value="0.62962962962963">
                <text:p>0.629629629629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34375">
                <text:p>0.34375</text:p>
              </table:table-cell>
              <table:table-cell office:value-type="float" office:value="0.962962962962963">
                <text:p>0.9629629629629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4375">
                <text:p>0.84375</text:p>
              </table:table-cell>
              <table:table-cell office:value-type="float" office:value="0.0123456790123457">
                <text:p>0.012345679012345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1875">
                <text:p>0.21875</text:p>
              </table:table-cell>
              <table:table-cell office:value-type="float" office:value="0.345679012345679">
                <text:p>0.34567901234567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1875">
                <text:p>0.71875</text:p>
              </table:table-cell>
              <table:table-cell office:value-type="float" office:value="0.679012345679012">
                <text:p>0.67901234567901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6875">
                <text:p>0.46875</text:p>
              </table:table-cell>
              <table:table-cell office:value-type="float" office:value="0.123456790123457">
                <text:p>0.1234567901234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96875">
                <text:p>0.96875</text:p>
              </table:table-cell>
              <table:table-cell office:value-type="float" office:value="0.45679012345679">
                <text:p>0.456790123456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15625">
                <text:p>0.015625</text:p>
              </table:table-cell>
              <table:table-cell office:value-type="float" office:value="0.790123456790123">
                <text:p>0.7901234567901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15625">
                <text:p>0.515625</text:p>
              </table:table-cell>
              <table:table-cell office:value-type="float" office:value="0.234567901234568">
                <text:p>0.23456790123456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65625">
                <text:p>0.265625</text:p>
              </table:table-cell>
              <table:table-cell office:value-type="float" office:value="0.567901234567901">
                <text:p>0.56790123456790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65625">
                <text:p>0.765625</text:p>
              </table:table-cell>
              <table:table-cell office:value-type="float" office:value="0.901234567901235">
                <text:p>0.9012345679012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40625">
                <text:p>0.140625</text:p>
              </table:table-cell>
              <table:table-cell office:value-type="float" office:value="0.0493827160493827">
                <text:p>0.049382716049382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640625">
                <text:p>0.640625</text:p>
              </table:table-cell>
              <table:table-cell office:value-type="float" office:value="0.382716049382716">
                <text:p>0.3827160493827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90625">
                <text:p>0.390625</text:p>
              </table:table-cell>
              <table:table-cell office:value-type="float" office:value="0.716049382716049">
                <text:p>0.71604938271604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90625">
                <text:p>0.890625</text:p>
              </table:table-cell>
              <table:table-cell office:value-type="float" office:value="0.160493827160494">
                <text:p>0.1604938271604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78125">
                <text:p>0.078125</text:p>
              </table:table-cell>
              <table:table-cell office:value-type="float" office:value="0.493827160493827">
                <text:p>0.4938271604938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78125">
                <text:p>0.578125</text:p>
              </table:table-cell>
              <table:table-cell office:value-type="float" office:value="0.82716049382716">
                <text:p>0.827160493827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328125">
                <text:p>0.328125</text:p>
              </table:table-cell>
              <table:table-cell office:value-type="float" office:value="0.271604938271605">
                <text:p>0.27160493827160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28125">
                <text:p>0.828125</text:p>
              </table:table-cell>
              <table:table-cell office:value-type="float" office:value="0.604938271604938">
                <text:p>0.6049382716049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03125">
                <text:p>0.203125</text:p>
              </table:table-cell>
              <table:table-cell office:value-type="float" office:value="0.938271604938272">
                <text:p>0.93827160493827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703125">
                <text:p>0.703125</text:p>
              </table:table-cell>
              <table:table-cell office:value-type="float" office:value="0.0864197530864197">
                <text:p>0.086419753086419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53125">
                <text:p>0.453125</text:p>
              </table:table-cell>
              <table:table-cell office:value-type="float" office:value="0.419753086419753">
                <text:p>0.41975308641975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53125">
                <text:p>0.953125</text:p>
              </table:table-cell>
              <table:table-cell office:value-type="float" office:value="0.753086419753086">
                <text:p>0.75308641975308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46875">
                <text:p>0.046875</text:p>
              </table:table-cell>
              <table:table-cell office:value-type="float" office:value="0.197530864197531">
                <text:p>0.1975308641975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46875">
                <text:p>0.546875</text:p>
              </table:table-cell>
              <table:table-cell office:value-type="float" office:value="0.530864197530864">
                <text:p>0.53086419753086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96875">
                <text:p>0.296875</text:p>
              </table:table-cell>
              <table:table-cell office:value-type="float" office:value="0.864197530864197">
                <text:p>0.86419753086419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796875">
                <text:p>0.796875</text:p>
              </table:table-cell>
              <table:table-cell office:value-type="float" office:value="0.308641975308642">
                <text:p>0.3086419753086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171875">
                <text:p>0.171875</text:p>
              </table:table-cell>
              <table:table-cell office:value-type="float" office:value="0.641975308641975">
                <text:p>0.6419753086419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671875">
                <text:p>0.671875</text:p>
              </table:table-cell>
              <table:table-cell office:value-type="float" office:value="0.975308641975309">
                <text:p>0.9753086419753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421875">
                <text:p>0.421875</text:p>
              </table:table-cell>
              <table:table-cell office:value-type="float" office:value="0.0246913580246914">
                <text:p>0.024691358024691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921875">
                <text:p>0.921875</text:p>
              </table:table-cell>
              <table:table-cell office:value-type="float" office:value="0.358024691358025">
                <text:p>0.3580246913580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109375">
                <text:p>0.109375</text:p>
              </table:table-cell>
              <table:table-cell office:value-type="float" office:value="0.691358024691358">
                <text:p>0.6913580246913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609375">
                <text:p>0.609375</text:p>
              </table:table-cell>
              <table:table-cell office:value-type="float" office:value="0.135802469135802">
                <text:p>0.13580246913580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359375">
                <text:p>0.359375</text:p>
              </table:table-cell>
              <table:table-cell office:value-type="float" office:value="0.469135802469136">
                <text:p>0.46913580246913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59375">
                <text:p>0.859375</text:p>
              </table:table-cell>
              <table:table-cell office:value-type="float" office:value="0.802469135802469">
                <text:p>0.80246913580246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34375">
                <text:p>0.234375</text:p>
              </table:table-cell>
              <table:table-cell office:value-type="float" office:value="0.246913580246914">
                <text:p>0.24691358024691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734375">
                <text:p>0.734375</text:p>
              </table:table-cell>
              <table:table-cell office:value-type="float" office:value="0.580246913580247">
                <text:p>0.58024691358024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484375">
                <text:p>0.484375</text:p>
              </table:table-cell>
              <table:table-cell office:value-type="float" office:value="0.91358024691358">
                <text:p>0.9135802469135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984375">
                <text:p>0.984375</text:p>
              </table:table-cell>
              <table:table-cell office:value-type="float" office:value="0.0617283950617284">
                <text:p>0.06172839506172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78125">
                <text:p>0.0078125</text:p>
              </table:table-cell>
              <table:table-cell office:value-type="float" office:value="0.395061728395062">
                <text:p>0.3950617283950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5078125">
                <text:p>0.5078125</text:p>
              </table:table-cell>
              <table:table-cell office:value-type="float" office:value="0.728395061728395">
                <text:p>0.7283950617283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578125">
                <text:p>0.2578125</text:p>
              </table:table-cell>
              <table:table-cell office:value-type="float" office:value="0.17283950617284">
                <text:p>0.172839506172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7578125">
                <text:p>0.7578125</text:p>
              </table:table-cell>
              <table:table-cell office:value-type="float" office:value="0.506172839506173">
                <text:p>0.50617283950617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1328125">
                <text:p>0.1328125</text:p>
              </table:table-cell>
              <table:table-cell office:value-type="float" office:value="0.839506172839506">
                <text:p>0.8395061728395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6328125">
                <text:p>0.6328125</text:p>
              </table:table-cell>
              <table:table-cell office:value-type="float" office:value="0.283950617283951">
                <text:p>0.28395061728395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828125">
                <text:p>0.3828125</text:p>
              </table:table-cell>
              <table:table-cell office:value-type="float" office:value="0.617283950617284">
                <text:p>0.6172839506172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828125">
                <text:p>0.8828125</text:p>
              </table:table-cell>
              <table:table-cell office:value-type="float" office:value="0.950617283950617">
                <text:p>0.95061728395061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703125">
                <text:p>0.0703125</text:p>
              </table:table-cell>
              <table:table-cell office:value-type="float" office:value="0.0987654320987654">
                <text:p>0.098765432098765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5703125">
                <text:p>0.5703125</text:p>
              </table:table-cell>
              <table:table-cell office:value-type="float" office:value="0.432098765432099">
                <text:p>0.4320987654320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203125">
                <text:p>0.3203125</text:p>
              </table:table-cell>
              <table:table-cell office:value-type="float" office:value="0.765432098765432">
                <text:p>0.7654320987654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203125">
                <text:p>0.8203125</text:p>
              </table:table-cell>
              <table:table-cell office:value-type="float" office:value="0.209876543209876">
                <text:p>0.2098765432098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953125">
                <text:p>0.1953125</text:p>
              </table:table-cell>
              <table:table-cell office:value-type="float" office:value="0.54320987654321">
                <text:p>0.5432098765432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953125">
                <text:p>0.6953125</text:p>
              </table:table-cell>
              <table:table-cell office:value-type="float" office:value="0.876543209876543">
                <text:p>0.87654320987654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4453125">
                <text:p>0.4453125</text:p>
              </table:table-cell>
              <table:table-cell office:value-type="float" office:value="0.320987654320988">
                <text:p>0.3209876543209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453125">
                <text:p>0.9453125</text:p>
              </table:table-cell>
              <table:table-cell office:value-type="float" office:value="0.654320987654321">
                <text:p>0.65432098765432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390625">
                <text:p>0.0390625</text:p>
              </table:table-cell>
              <table:table-cell office:value-type="float" office:value="0.987654320987654">
                <text:p>0.9876543209876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5390625">
                <text:p>0.5390625</text:p>
              </table:table-cell>
              <table:table-cell office:value-type="float" office:value="0.00411522633744856">
                <text:p>0.0041152263374485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890625">
                <text:p>0.2890625</text:p>
              </table:table-cell>
              <table:table-cell office:value-type="float" office:value="0.337448559670782">
                <text:p>0.33744855967078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7890625">
                <text:p>0.7890625</text:p>
              </table:table-cell>
              <table:table-cell office:value-type="float" office:value="0.670781893004115">
                <text:p>0.6707818930041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640625">
                <text:p>0.1640625</text:p>
              </table:table-cell>
              <table:table-cell office:value-type="float" office:value="0.11522633744856">
                <text:p>0.1152263374485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6640625">
                <text:p>0.6640625</text:p>
              </table:table-cell>
              <table:table-cell office:value-type="float" office:value="0.448559670781893">
                <text:p>0.44855967078189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4140625">
                <text:p>0.4140625</text:p>
              </table:table-cell>
              <table:table-cell office:value-type="float" office:value="0.781893004115226">
                <text:p>0.78189300411522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9140625">
                <text:p>0.9140625</text:p>
              </table:table-cell>
              <table:table-cell office:value-type="float" office:value="0.226337448559671">
                <text:p>0.22633744855967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1015625">
                <text:p>0.1015625</text:p>
              </table:table-cell>
              <table:table-cell office:value-type="float" office:value="0.559670781893004">
                <text:p>0.55967078189300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6015625">
                <text:p>0.6015625</text:p>
              </table:table-cell>
              <table:table-cell office:value-type="float" office:value="0.893004115226337">
                <text:p>0.8930041152263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515625">
                <text:p>0.3515625</text:p>
              </table:table-cell>
              <table:table-cell office:value-type="float" office:value="0.0411522633744856">
                <text:p>0.0411522633744856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8515625">
                <text:p>0.8515625</text:p>
              </table:table-cell>
              <table:table-cell office:value-type="float" office:value="0.374485596707819">
                <text:p>0.37448559670781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265625">
                <text:p>0.2265625</text:p>
              </table:table-cell>
              <table:table-cell office:value-type="float" office:value="0.707818930041152">
                <text:p>0.70781893004115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7265625">
                <text:p>0.7265625</text:p>
              </table:table-cell>
              <table:table-cell office:value-type="float" office:value="0.152263374485597">
                <text:p>0.1522633744855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4765625">
                <text:p>0.4765625</text:p>
              </table:table-cell>
              <table:table-cell office:value-type="float" office:value="0.48559670781893">
                <text:p>0.485596707818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9765625">
                <text:p>0.9765625</text:p>
              </table:table-cell>
              <table:table-cell office:value-type="float" office:value="0.818930041152263">
                <text:p>0.8189300411522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234375">
                <text:p>0.0234375</text:p>
              </table:table-cell>
              <table:table-cell office:value-type="float" office:value="0.263374485596708">
                <text:p>0.2633744855967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5234375">
                <text:p>0.5234375</text:p>
              </table:table-cell>
              <table:table-cell office:value-type="float" office:value="0.596707818930041">
                <text:p>0.59670781893004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2734375">
                <text:p>0.2734375</text:p>
              </table:table-cell>
              <table:table-cell office:value-type="float" office:value="0.930041152263374">
                <text:p>0.9300411522633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7734375">
                <text:p>0.7734375</text:p>
              </table:table-cell>
              <table:table-cell office:value-type="float" office:value="0.0781893004115226">
                <text:p>0.078189300411522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1484375">
                <text:p>0.1484375</text:p>
              </table:table-cell>
              <table:table-cell office:value-type="float" office:value="0.411522633744856">
                <text:p>0.4115226337448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6484375">
                <text:p>0.6484375</text:p>
              </table:table-cell>
              <table:table-cell office:value-type="float" office:value="0.744855967078189">
                <text:p>0.74485596707818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984375">
                <text:p>0.3984375</text:p>
              </table:table-cell>
              <table:table-cell office:value-type="float" office:value="0.189300411522634">
                <text:p>0.18930041152263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8984375">
                <text:p>0.8984375</text:p>
              </table:table-cell>
              <table:table-cell office:value-type="float" office:value="0.522633744855967">
                <text:p>0.52263374485596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859375">
                <text:p>0.0859375</text:p>
              </table:table-cell>
              <table:table-cell office:value-type="float" office:value="0.8559670781893">
                <text:p>0.855967078189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5859375">
                <text:p>0.5859375</text:p>
              </table:table-cell>
              <table:table-cell office:value-type="float" office:value="0.300411522633745">
                <text:p>0.30041152263374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359375">
                <text:p>0.3359375</text:p>
              </table:table-cell>
              <table:table-cell office:value-type="float" office:value="0.633744855967078">
                <text:p>0.63374485596707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8359375">
                <text:p>0.8359375</text:p>
              </table:table-cell>
              <table:table-cell office:value-type="float" office:value="0.967078189300411">
                <text:p>0.96707818930041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109375">
                <text:p>0.2109375</text:p>
              </table:table-cell>
              <table:table-cell office:value-type="float" office:value="0.0164609053497942">
                <text:p>0.016460905349794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7109375">
                <text:p>0.7109375</text:p>
              </table:table-cell>
              <table:table-cell office:value-type="float" office:value="0.349794238683128">
                <text:p>0.34979423868312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4609375">
                <text:p>0.4609375</text:p>
              </table:table-cell>
              <table:table-cell office:value-type="float" office:value="0.683127572016461">
                <text:p>0.68312757201646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9609375">
                <text:p>0.9609375</text:p>
              </table:table-cell>
              <table:table-cell office:value-type="float" office:value="0.127572016460905">
                <text:p>0.12757201646090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546875">
                <text:p>0.0546875</text:p>
              </table:table-cell>
              <table:table-cell office:value-type="float" office:value="0.460905349794239">
                <text:p>0.46090534979423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5546875">
                <text:p>0.5546875</text:p>
              </table:table-cell>
              <table:table-cell office:value-type="float" office:value="0.794238683127572">
                <text:p>0.7942386831275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046875">
                <text:p>0.3046875</text:p>
              </table:table-cell>
              <table:table-cell office:value-type="float" office:value="0.238683127572016">
                <text:p>0.23868312757201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8046875">
                <text:p>0.8046875</text:p>
              </table:table-cell>
              <table:table-cell office:value-type="float" office:value="0.57201646090535">
                <text:p>0.5720164609053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1796875">
                <text:p>0.1796875</text:p>
              </table:table-cell>
              <table:table-cell office:value-type="float" office:value="0.905349794238683">
                <text:p>0.90534979423868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6796875">
                <text:p>0.6796875</text:p>
              </table:table-cell>
              <table:table-cell office:value-type="float" office:value="0.0534979423868313">
                <text:p>0.05349794238683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4296875">
                <text:p>0.4296875</text:p>
              </table:table-cell>
              <table:table-cell office:value-type="float" office:value="0.386831275720165">
                <text:p>0.38683127572016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296875">
                <text:p>0.9296875</text:p>
              </table:table-cell>
              <table:table-cell office:value-type="float" office:value="0.720164609053498">
                <text:p>0.72016460905349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1171875">
                <text:p>0.1171875</text:p>
              </table:table-cell>
              <table:table-cell office:value-type="float" office:value="0.164609053497942">
                <text:p>0.16460905349794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6171875">
                <text:p>0.6171875</text:p>
              </table:table-cell>
              <table:table-cell office:value-type="float" office:value="0.497942386831276">
                <text:p>0.49794238683127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671875">
                <text:p>0.3671875</text:p>
              </table:table-cell>
              <table:table-cell office:value-type="float" office:value="0.831275720164609">
                <text:p>0.83127572016460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8671875">
                <text:p>0.8671875</text:p>
              </table:table-cell>
              <table:table-cell office:value-type="float" office:value="0.275720164609053">
                <text:p>0.27572016460905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2421875">
                <text:p>0.2421875</text:p>
              </table:table-cell>
              <table:table-cell office:value-type="float" office:value="0.609053497942387">
                <text:p>0.60905349794238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7421875">
                <text:p>0.7421875</text:p>
              </table:table-cell>
              <table:table-cell office:value-type="float" office:value="0.94238683127572">
                <text:p>0.9423868312757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4921875">
                <text:p>0.4921875</text:p>
              </table:table-cell>
              <table:table-cell office:value-type="float" office:value="0.0905349794238683">
                <text:p>0.090534979423868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9921875">
                <text:p>0.9921875</text:p>
              </table:table-cell>
              <table:table-cell office:value-type="float" office:value="0.423868312757202">
                <text:p>0.42386831275720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390625">
                <text:p>0.00390625</text:p>
              </table:table-cell>
              <table:table-cell office:value-type="float" office:value="0.757201646090535">
                <text:p>0.75720164609053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50390625">
                <text:p>0.50390625</text:p>
              </table:table-cell>
              <table:table-cell office:value-type="float" office:value="0.201646090534979">
                <text:p>0.20164609053497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25390625">
                <text:p>0.25390625</text:p>
              </table:table-cell>
              <table:table-cell office:value-type="float" office:value="0.534979423868313">
                <text:p>0.53497942386831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75390625">
                <text:p>0.75390625</text:p>
              </table:table-cell>
              <table:table-cell office:value-type="float" office:value="0.868312757201646">
                <text:p>0.86831275720164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2890625">
                <text:p>0.12890625</text:p>
              </table:table-cell>
              <table:table-cell office:value-type="float" office:value="0.31275720164609">
                <text:p>0.3127572016460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62890625">
                <text:p>0.62890625</text:p>
              </table:table-cell>
              <table:table-cell office:value-type="float" office:value="0.646090534979424">
                <text:p>0.64609053497942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7890625">
                <text:p>0.37890625</text:p>
              </table:table-cell>
              <table:table-cell office:value-type="float" office:value="0.979423868312757">
                <text:p>0.97942386831275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87890625">
                <text:p>0.87890625</text:p>
              </table:table-cell>
              <table:table-cell office:value-type="float" office:value="0.0288065843621399">
                <text:p>0.028806584362139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6640625">
                <text:p>0.06640625</text:p>
              </table:table-cell>
              <table:table-cell office:value-type="float" office:value="0.362139917695473">
                <text:p>0.36213991769547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56640625">
                <text:p>0.56640625</text:p>
              </table:table-cell>
              <table:table-cell office:value-type="float" office:value="0.695473251028807">
                <text:p>0.69547325102880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1640625">
                <text:p>0.31640625</text:p>
              </table:table-cell>
              <table:table-cell office:value-type="float" office:value="0.139917695473251">
                <text:p>0.13991769547325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81640625">
                <text:p>0.81640625</text:p>
              </table:table-cell>
              <table:table-cell office:value-type="float" office:value="0.473251028806584">
                <text:p>0.47325102880658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19140625">
                <text:p>0.19140625</text:p>
              </table:table-cell>
              <table:table-cell office:value-type="float" office:value="0.806584362139918">
                <text:p>0.80658436213991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69140625">
                <text:p>0.69140625</text:p>
              </table:table-cell>
              <table:table-cell office:value-type="float" office:value="0.251028806584362">
                <text:p>0.25102880658436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44140625">
                <text:p>0.44140625</text:p>
              </table:table-cell>
              <table:table-cell office:value-type="float" office:value="0.584362139917695">
                <text:p>0.58436213991769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94140625">
                <text:p>0.94140625</text:p>
              </table:table-cell>
              <table:table-cell office:value-type="float" office:value="0.917695473251029">
                <text:p>0.91769547325102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3515625">
                <text:p>0.03515625</text:p>
              </table:table-cell>
              <table:table-cell office:value-type="float" office:value="0.065843621399177">
                <text:p>0.06584362139917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53515625">
                <text:p>0.53515625</text:p>
              </table:table-cell>
              <table:table-cell office:value-type="float" office:value="0.39917695473251">
                <text:p>0.3991769547325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28515625">
                <text:p>0.28515625</text:p>
              </table:table-cell>
              <table:table-cell office:value-type="float" office:value="0.732510288065844">
                <text:p>0.73251028806584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78515625">
                <text:p>0.78515625</text:p>
              </table:table-cell>
              <table:table-cell office:value-type="float" office:value="0.176954732510288">
                <text:p>0.17695473251028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16015625">
                <text:p>0.16015625</text:p>
              </table:table-cell>
              <table:table-cell office:value-type="float" office:value="0.510288065843621">
                <text:p>0.51028806584362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6015625">
                <text:p>0.66015625</text:p>
              </table:table-cell>
              <table:table-cell office:value-type="float" office:value="0.843621399176955">
                <text:p>0.84362139917695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41015625">
                <text:p>0.41015625</text:p>
              </table:table-cell>
              <table:table-cell office:value-type="float" office:value="0.288065843621399">
                <text:p>0.28806584362139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91015625">
                <text:p>0.91015625</text:p>
              </table:table-cell>
              <table:table-cell office:value-type="float" office:value="0.621399176954732">
                <text:p>0.62139917695473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9765625">
                <text:p>0.09765625</text:p>
              </table:table-cell>
              <table:table-cell office:value-type="float" office:value="0.954732510288066">
                <text:p>0.95473251028806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59765625">
                <text:p>0.59765625</text:p>
              </table:table-cell>
              <table:table-cell office:value-type="float" office:value="0.102880658436214">
                <text:p>0.10288065843621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34765625">
                <text:p>0.34765625</text:p>
              </table:table-cell>
              <table:table-cell office:value-type="float" office:value="0.436213991769547">
                <text:p>0.43621399176954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84765625">
                <text:p>0.84765625</text:p>
              </table:table-cell>
              <table:table-cell office:value-type="float" office:value="0.769547325102881">
                <text:p>0.76954732510288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22265625">
                <text:p>0.22265625</text:p>
              </table:table-cell>
              <table:table-cell office:value-type="float" office:value="0.213991769547325">
                <text:p>0.2139917695473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72265625">
                <text:p>0.72265625</text:p>
              </table:table-cell>
              <table:table-cell office:value-type="float" office:value="0.547325102880658">
                <text:p>0.54732510288065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47265625">
                <text:p>0.47265625</text:p>
              </table:table-cell>
              <table:table-cell office:value-type="float" office:value="0.880658436213992">
                <text:p>0.8806584362139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97265625">
                <text:p>0.97265625</text:p>
              </table:table-cell>
              <table:table-cell office:value-type="float" office:value="0.325102880658436">
                <text:p>0.32510288065843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1953125">
                <text:p>0.01953125</text:p>
              </table:table-cell>
              <table:table-cell office:value-type="float" office:value="0.65843621399177">
                <text:p>0.6584362139917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51953125">
                <text:p>0.51953125</text:p>
              </table:table-cell>
              <table:table-cell office:value-type="float" office:value="0.991769547325103">
                <text:p>0.99176954732510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26953125">
                <text:p>0.26953125</text:p>
              </table:table-cell>
              <table:table-cell office:value-type="float" office:value="0.00823045267489712">
                <text:p>0.0082304526748971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76953125">
                <text:p>0.76953125</text:p>
              </table:table-cell>
              <table:table-cell office:value-type="float" office:value="0.34156378600823">
                <text:p>0.3415637860082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14453125">
                <text:p>0.14453125</text:p>
              </table:table-cell>
              <table:table-cell office:value-type="float" office:value="0.674897119341564">
                <text:p>0.67489711934156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64453125">
                <text:p>0.64453125</text:p>
              </table:table-cell>
              <table:table-cell office:value-type="float" office:value="0.119341563786008">
                <text:p>0.11934156378600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9453125">
                <text:p>0.39453125</text:p>
              </table:table-cell>
              <table:table-cell office:value-type="float" office:value="0.452674897119342">
                <text:p>0.45267489711934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89453125">
                <text:p>0.89453125</text:p>
              </table:table-cell>
              <table:table-cell office:value-type="float" office:value="0.786008230452675">
                <text:p>0.78600823045267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8203125">
                <text:p>0.08203125</text:p>
              </table:table-cell>
              <table:table-cell office:value-type="float" office:value="0.230452674897119">
                <text:p>0.23045267489711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58203125">
                <text:p>0.58203125</text:p>
              </table:table-cell>
              <table:table-cell office:value-type="float" office:value="0.563786008230453">
                <text:p>0.56378600823045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33203125">
                <text:p>0.33203125</text:p>
              </table:table-cell>
              <table:table-cell office:value-type="float" office:value="0.897119341563786">
                <text:p>0.89711934156378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83203125">
                <text:p>0.83203125</text:p>
              </table:table-cell>
              <table:table-cell office:value-type="float" office:value="0.0452674897119342">
                <text:p>0.045267489711934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20703125">
                <text:p>0.20703125</text:p>
              </table:table-cell>
              <table:table-cell office:value-type="float" office:value="0.378600823045267">
                <text:p>0.37860082304526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70703125">
                <text:p>0.70703125</text:p>
              </table:table-cell>
              <table:table-cell office:value-type="float" office:value="0.711934156378601">
                <text:p>0.71193415637860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45703125">
                <text:p>0.45703125</text:p>
              </table:table-cell>
              <table:table-cell office:value-type="float" office:value="0.156378600823045">
                <text:p>0.15637860082304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95703125">
                <text:p>0.95703125</text:p>
              </table:table-cell>
              <table:table-cell office:value-type="float" office:value="0.489711934156379">
                <text:p>0.48971193415637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5078125">
                <text:p>0.05078125</text:p>
              </table:table-cell>
              <table:table-cell office:value-type="float" office:value="0.823045267489712">
                <text:p>0.82304526748971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55078125">
                <text:p>0.55078125</text:p>
              </table:table-cell>
              <table:table-cell office:value-type="float" office:value="0.267489711934156">
                <text:p>0.26748971193415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30078125">
                <text:p>0.30078125</text:p>
              </table:table-cell>
              <table:table-cell office:value-type="float" office:value="0.60082304526749">
                <text:p>0.6008230452674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80078125">
                <text:p>0.80078125</text:p>
              </table:table-cell>
              <table:table-cell office:value-type="float" office:value="0.934156378600823">
                <text:p>0.93415637860082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17578125">
                <text:p>0.17578125</text:p>
              </table:table-cell>
              <table:table-cell office:value-type="float" office:value="0.0823045267489712">
                <text:p>0.082304526748971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67578125">
                <text:p>0.67578125</text:p>
              </table:table-cell>
              <table:table-cell office:value-type="float" office:value="0.415637860082305">
                <text:p>0.41563786008230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42578125">
                <text:p>0.42578125</text:p>
              </table:table-cell>
              <table:table-cell office:value-type="float" office:value="0.748971193415638">
                <text:p>0.74897119341563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92578125">
                <text:p>0.92578125</text:p>
              </table:table-cell>
              <table:table-cell office:value-type="float" office:value="0.193415637860082">
                <text:p>0.19341563786008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11328125">
                <text:p>0.11328125</text:p>
              </table:table-cell>
              <table:table-cell office:value-type="float" office:value="0.526748971193416">
                <text:p>0.52674897119341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61328125">
                <text:p>0.61328125</text:p>
              </table:table-cell>
              <table:table-cell office:value-type="float" office:value="0.860082304526749">
                <text:p>0.86008230452674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36328125">
                <text:p>0.36328125</text:p>
              </table:table-cell>
              <table:table-cell office:value-type="float" office:value="0.304526748971193">
                <text:p>0.30452674897119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86328125">
                <text:p>0.86328125</text:p>
              </table:table-cell>
              <table:table-cell office:value-type="float" office:value="0.637860082304527">
                <text:p>0.63786008230452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23828125">
                <text:p>0.23828125</text:p>
              </table:table-cell>
              <table:table-cell office:value-type="float" office:value="0.97119341563786">
                <text:p>0.9711934156378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73828125">
                <text:p>0.73828125</text:p>
              </table:table-cell>
              <table:table-cell office:value-type="float" office:value="0.0205761316872428">
                <text:p>0.020576131687242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48828125">
                <text:p>0.48828125</text:p>
              </table:table-cell>
              <table:table-cell office:value-type="float" office:value="0.353909465020576">
                <text:p>0.35390946502057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98828125">
                <text:p>0.98828125</text:p>
              </table:table-cell>
              <table:table-cell office:value-type="float" office:value="0.687242798353909">
                <text:p>0.687242798353909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1171875">
                <text:p>0.01171875</text:p>
              </table:table-cell>
              <table:table-cell office:value-type="float" office:value="0.131687242798354">
                <text:p>0.13168724279835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51171875">
                <text:p>0.51171875</text:p>
              </table:table-cell>
              <table:table-cell office:value-type="float" office:value="0.465020576131687">
                <text:p>0.46502057613168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26171875">
                <text:p>0.26171875</text:p>
              </table:table-cell>
              <table:table-cell office:value-type="float" office:value="0.79835390946502">
                <text:p>0.7983539094650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76171875">
                <text:p>0.76171875</text:p>
              </table:table-cell>
              <table:table-cell office:value-type="float" office:value="0.242798353909465">
                <text:p>0.24279835390946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13671875">
                <text:p>0.13671875</text:p>
              </table:table-cell>
              <table:table-cell office:value-type="float" office:value="0.576131687242798">
                <text:p>0.57613168724279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63671875">
                <text:p>0.63671875</text:p>
              </table:table-cell>
              <table:table-cell office:value-type="float" office:value="0.909465020576132">
                <text:p>0.90946502057613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38671875">
                <text:p>0.38671875</text:p>
              </table:table-cell>
              <table:table-cell office:value-type="float" office:value="0.0576131687242798">
                <text:p>0.057613168724279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88671875">
                <text:p>0.88671875</text:p>
              </table:table-cell>
              <table:table-cell office:value-type="float" office:value="0.390946502057613">
                <text:p>0.39094650205761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7421875">
                <text:p>0.07421875</text:p>
              </table:table-cell>
              <table:table-cell office:value-type="float" office:value="0.724279835390947">
                <text:p>0.72427983539094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57421875">
                <text:p>0.57421875</text:p>
              </table:table-cell>
              <table:table-cell office:value-type="float" office:value="0.168724279835391">
                <text:p>0.168724279835391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32421875">
                <text:p>0.32421875</text:p>
              </table:table-cell>
              <table:table-cell office:value-type="float" office:value="0.502057613168724">
                <text:p>0.50205761316872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82421875">
                <text:p>0.82421875</text:p>
              </table:table-cell>
              <table:table-cell office:value-type="float" office:value="0.835390946502058">
                <text:p>0.83539094650205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19921875">
                <text:p>0.19921875</text:p>
              </table:table-cell>
              <table:table-cell office:value-type="float" office:value="0.279835390946502">
                <text:p>0.27983539094650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69921875">
                <text:p>0.69921875</text:p>
              </table:table-cell>
              <table:table-cell office:value-type="float" office:value="0.613168724279835">
                <text:p>0.61316872427983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44921875">
                <text:p>0.44921875</text:p>
              </table:table-cell>
              <table:table-cell office:value-type="float" office:value="0.946502057613169">
                <text:p>0.94650205761316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94921875">
                <text:p>0.94921875</text:p>
              </table:table-cell>
              <table:table-cell office:value-type="float" office:value="0.0946502057613169">
                <text:p>0.094650205761316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04296875">
                <text:p>0.04296875</text:p>
              </table:table-cell>
              <table:table-cell office:value-type="float" office:value="0.42798353909465">
                <text:p>0.4279835390946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54296875">
                <text:p>0.54296875</text:p>
              </table:table-cell>
              <table:table-cell office:value-type="float" office:value="0.761316872427984">
                <text:p>0.76131687242798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29296875">
                <text:p>0.29296875</text:p>
              </table:table-cell>
              <table:table-cell office:value-type="float" office:value="0.205761316872428">
                <text:p>0.205761316872428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79296875">
                <text:p>0.79296875</text:p>
              </table:table-cell>
              <table:table-cell office:value-type="float" office:value="0.539094650205761">
                <text:p>0.539094650205761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16796875">
                <text:p>0.16796875</text:p>
              </table:table-cell>
              <table:table-cell office:value-type="float" office:value="0.872427983539094">
                <text:p>0.87242798353909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66796875">
                <text:p>0.66796875</text:p>
              </table:table-cell>
              <table:table-cell office:value-type="float" office:value="0.316872427983539">
                <text:p>0.31687242798353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41796875">
                <text:p>0.41796875</text:p>
              </table:table-cell>
              <table:table-cell office:value-type="float" office:value="0.650205761316872">
                <text:p>0.65020576131687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91796875">
                <text:p>0.91796875</text:p>
              </table:table-cell>
              <table:table-cell office:value-type="float" office:value="0.983539094650206">
                <text:p>0.98353909465020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10546875">
                <text:p>0.10546875</text:p>
              </table:table-cell>
              <table:table-cell office:value-type="float" office:value="0.0329218106995885">
                <text:p>0.032921810699588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60546875">
                <text:p>0.60546875</text:p>
              </table:table-cell>
              <table:table-cell office:value-type="float" office:value="0.366255144032922">
                <text:p>0.36625514403292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35546875">
                <text:p>0.35546875</text:p>
              </table:table-cell>
              <table:table-cell office:value-type="float" office:value="0.699588477366255">
                <text:p>0.69958847736625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85546875">
                <text:p>0.85546875</text:p>
              </table:table-cell>
              <table:table-cell office:value-type="float" office:value="0.1440329218107">
                <text:p>0.144032921810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23046875">
                <text:p>0.23046875</text:p>
              </table:table-cell>
              <table:table-cell office:value-type="float" office:value="0.477366255144033">
                <text:p>0.47736625514403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73046875">
                <text:p>0.73046875</text:p>
              </table:table-cell>
              <table:table-cell office:value-type="float" office:value="0.810699588477366">
                <text:p>0.81069958847736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48046875">
                <text:p>0.48046875</text:p>
              </table:table-cell>
              <table:table-cell office:value-type="float" office:value="0.255144032921811">
                <text:p>0.25514403292181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98046875">
                <text:p>0.98046875</text:p>
              </table:table-cell>
              <table:table-cell office:value-type="float" office:value="0.588477366255144">
                <text:p>0.58847736625514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02734375">
                <text:p>0.02734375</text:p>
              </table:table-cell>
              <table:table-cell office:value-type="float" office:value="0.921810699588477">
                <text:p>0.921810699588477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52734375">
                <text:p>0.52734375</text:p>
              </table:table-cell>
              <table:table-cell office:value-type="float" office:value="0.0699588477366255">
                <text:p>0.069958847736625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27734375">
                <text:p>0.27734375</text:p>
              </table:table-cell>
              <table:table-cell office:value-type="float" office:value="0.403292181069959">
                <text:p>0.403292181069959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77734375">
                <text:p>0.77734375</text:p>
              </table:table-cell>
              <table:table-cell office:value-type="float" office:value="0.736625514403292">
                <text:p>0.736625514403292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15234375">
                <text:p>0.15234375</text:p>
              </table:table-cell>
              <table:table-cell office:value-type="float" office:value="0.181069958847737">
                <text:p>0.18106995884773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65234375">
                <text:p>0.65234375</text:p>
              </table:table-cell>
              <table:table-cell office:value-type="float" office:value="0.51440329218107">
                <text:p>0.5144032921810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40234375">
                <text:p>0.40234375</text:p>
              </table:table-cell>
              <table:table-cell office:value-type="float" office:value="0.847736625514403">
                <text:p>0.84773662551440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90234375">
                <text:p>0.90234375</text:p>
              </table:table-cell>
              <table:table-cell office:value-type="float" office:value="0.292181069958848">
                <text:p>0.29218106995884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08984375">
                <text:p>0.08984375</text:p>
              </table:table-cell>
              <table:table-cell office:value-type="float" office:value="0.625514403292181">
                <text:p>0.62551440329218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58984375">
                <text:p>0.58984375</text:p>
              </table:table-cell>
              <table:table-cell office:value-type="float" office:value="0.958847736625514">
                <text:p>0.95884773662551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33984375">
                <text:p>0.33984375</text:p>
              </table:table-cell>
              <table:table-cell office:value-type="float" office:value="0.106995884773663">
                <text:p>0.10699588477366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83984375">
                <text:p>0.83984375</text:p>
              </table:table-cell>
              <table:table-cell office:value-type="float" office:value="0.440329218106996">
                <text:p>0.44032921810699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21484375">
                <text:p>0.21484375</text:p>
              </table:table-cell>
              <table:table-cell office:value-type="float" office:value="0.773662551440329">
                <text:p>0.77366255144032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71484375">
                <text:p>0.71484375</text:p>
              </table:table-cell>
              <table:table-cell office:value-type="float" office:value="0.218106995884774">
                <text:p>0.21810699588477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46484375">
                <text:p>0.46484375</text:p>
              </table:table-cell>
              <table:table-cell office:value-type="float" office:value="0.551440329218107">
                <text:p>0.55144032921810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96484375">
                <text:p>0.96484375</text:p>
              </table:table-cell>
              <table:table-cell office:value-type="float" office:value="0.88477366255144">
                <text:p>0.8847736625514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05859375">
                <text:p>0.05859375</text:p>
              </table:table-cell>
              <table:table-cell office:value-type="float" office:value="0.329218106995885">
                <text:p>0.32921810699588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55859375">
                <text:p>0.55859375</text:p>
              </table:table-cell>
              <table:table-cell office:value-type="float" office:value="0.662551440329218">
                <text:p>0.66255144032921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30859375">
                <text:p>0.30859375</text:p>
              </table:table-cell>
              <table:table-cell office:value-type="float" office:value="0.995884773662551">
                <text:p>0.99588477366255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80859375">
                <text:p>0.80859375</text:p>
              </table:table-cell>
              <table:table-cell office:value-type="float" office:value="0.00137174211248285">
                <text:p>0.00137174211248285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18359375">
                <text:p>0.18359375</text:p>
              </table:table-cell>
              <table:table-cell office:value-type="float" office:value="0.334705075445816">
                <text:p>0.33470507544581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68359375">
                <text:p>0.68359375</text:p>
              </table:table-cell>
              <table:table-cell office:value-type="float" office:value="0.668038408779149">
                <text:p>0.66803840877914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43359375">
                <text:p>0.43359375</text:p>
              </table:table-cell>
              <table:table-cell office:value-type="float" office:value="0.112482853223594">
                <text:p>0.11248285322359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93359375">
                <text:p>0.93359375</text:p>
              </table:table-cell>
              <table:table-cell office:value-type="float" office:value="0.445816186556927">
                <text:p>0.44581618655692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12109375">
                <text:p>0.12109375</text:p>
              </table:table-cell>
              <table:table-cell office:value-type="float" office:value="0.779149519890261">
                <text:p>0.77914951989026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62109375">
                <text:p>0.62109375</text:p>
              </table:table-cell>
              <table:table-cell office:value-type="float" office:value="0.223593964334705">
                <text:p>0.22359396433470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37109375">
                <text:p>0.37109375</text:p>
              </table:table-cell>
              <table:table-cell office:value-type="float" office:value="0.556927297668038">
                <text:p>0.55692729766803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87109375">
                <text:p>0.87109375</text:p>
              </table:table-cell>
              <table:table-cell office:value-type="float" office:value="0.890260631001372">
                <text:p>0.890260631001372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24609375">
                <text:p>0.24609375</text:p>
              </table:table-cell>
              <table:table-cell office:value-type="float" office:value="0.0384087791495199">
                <text:p>0.038408779149519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74609375">
                <text:p>0.74609375</text:p>
              </table:table-cell>
              <table:table-cell office:value-type="float" office:value="0.371742112482853">
                <text:p>0.37174211248285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49609375">
                <text:p>0.49609375</text:p>
              </table:table-cell>
              <table:table-cell office:value-type="float" office:value="0.705075445816187">
                <text:p>0.705075445816187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99609375">
                <text:p>0.99609375</text:p>
              </table:table-cell>
              <table:table-cell office:value-type="float" office:value="0.149519890260631">
                <text:p>0.149519890260631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001953125">
                <text:p>0.001953125</text:p>
              </table:table-cell>
              <table:table-cell office:value-type="float" office:value="0.482853223593964">
                <text:p>0.48285322359396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501953125">
                <text:p>0.501953125</text:p>
              </table:table-cell>
              <table:table-cell office:value-type="float" office:value="0.816186556927297">
                <text:p>0.81618655692729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251953125">
                <text:p>0.251953125</text:p>
              </table:table-cell>
              <table:table-cell office:value-type="float" office:value="0.260631001371742">
                <text:p>0.260631001371742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751953125">
                <text:p>0.751953125</text:p>
              </table:table-cell>
              <table:table-cell office:value-type="float" office:value="0.593964334705075">
                <text:p>0.59396433470507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126953125">
                <text:p>0.126953125</text:p>
              </table:table-cell>
              <table:table-cell office:value-type="float" office:value="0.927297668038409">
                <text:p>0.92729766803840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626953125">
                <text:p>0.626953125</text:p>
              </table:table-cell>
              <table:table-cell office:value-type="float" office:value="0.0754458161865569">
                <text:p>0.075445816186556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376953125">
                <text:p>0.376953125</text:p>
              </table:table-cell>
              <table:table-cell office:value-type="float" office:value="0.40877914951989">
                <text:p>0.4087791495198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876953125">
                <text:p>0.876953125</text:p>
              </table:table-cell>
              <table:table-cell office:value-type="float" office:value="0.742112482853223">
                <text:p>0.74211248285322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064453125">
                <text:p>0.064453125</text:p>
              </table:table-cell>
              <table:table-cell office:value-type="float" office:value="0.186556927297668">
                <text:p>0.186556927297668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564453125">
                <text:p>0.564453125</text:p>
              </table:table-cell>
              <table:table-cell office:value-type="float" office:value="0.519890260631001">
                <text:p>0.519890260631001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314453125">
                <text:p>0.314453125</text:p>
              </table:table-cell>
              <table:table-cell office:value-type="float" office:value="0.853223593964334">
                <text:p>0.853223593964334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814453125">
                <text:p>0.814453125</text:p>
              </table:table-cell>
              <table:table-cell office:value-type="float" office:value="0.297668038408779">
                <text:p>0.29766803840877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189453125">
                <text:p>0.189453125</text:p>
              </table:table-cell>
              <table:table-cell office:value-type="float" office:value="0.631001371742112">
                <text:p>0.63100137174211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689453125">
                <text:p>0.689453125</text:p>
              </table:table-cell>
              <table:table-cell office:value-type="float" office:value="0.964334705075446">
                <text:p>0.96433470507544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439453125">
                <text:p>0.439453125</text:p>
              </table:table-cell>
              <table:table-cell office:value-type="float" office:value="0.0137174211248285">
                <text:p>0.013717421124828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939453125">
                <text:p>0.939453125</text:p>
              </table:table-cell>
              <table:table-cell office:value-type="float" office:value="0.347050754458162">
                <text:p>0.34705075445816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033203125">
                <text:p>0.033203125</text:p>
              </table:table-cell>
              <table:table-cell office:value-type="float" office:value="0.680384087791495">
                <text:p>0.680384087791495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533203125">
                <text:p>0.533203125</text:p>
              </table:table-cell>
              <table:table-cell office:value-type="float" office:value="0.12482853223594">
                <text:p>0.1248285322359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283203125">
                <text:p>0.283203125</text:p>
              </table:table-cell>
              <table:table-cell office:value-type="float" office:value="0.458161865569273">
                <text:p>0.45816186556927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783203125">
                <text:p>0.783203125</text:p>
              </table:table-cell>
              <table:table-cell office:value-type="float" office:value="0.791495198902606">
                <text:p>0.79149519890260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158203125">
                <text:p>0.158203125</text:p>
              </table:table-cell>
              <table:table-cell office:value-type="float" office:value="0.235939643347051">
                <text:p>0.23593964334705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658203125">
                <text:p>0.658203125</text:p>
              </table:table-cell>
              <table:table-cell office:value-type="float" office:value="0.569272976680384">
                <text:p>0.56927297668038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408203125">
                <text:p>0.408203125</text:p>
              </table:table-cell>
              <table:table-cell office:value-type="float" office:value="0.902606310013717">
                <text:p>0.902606310013717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908203125">
                <text:p>0.908203125</text:p>
              </table:table-cell>
              <table:table-cell office:value-type="float" office:value="0.0507544581618656">
                <text:p>0.050754458161865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095703125">
                <text:p>0.095703125</text:p>
              </table:table-cell>
              <table:table-cell office:value-type="float" office:value="0.384087791495199">
                <text:p>0.38408779149519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595703125">
                <text:p>0.595703125</text:p>
              </table:table-cell>
              <table:table-cell office:value-type="float" office:value="0.717421124828532">
                <text:p>0.71742112482853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345703125">
                <text:p>0.345703125</text:p>
              </table:table-cell>
              <table:table-cell office:value-type="float" office:value="0.161865569272977">
                <text:p>0.16186556927297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845703125">
                <text:p>0.845703125</text:p>
              </table:table-cell>
              <table:table-cell office:value-type="float" office:value="0.49519890260631">
                <text:p>0.4951989026063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220703125">
                <text:p>0.220703125</text:p>
              </table:table-cell>
              <table:table-cell office:value-type="float" office:value="0.828532235939643">
                <text:p>0.82853223593964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720703125">
                <text:p>0.720703125</text:p>
              </table:table-cell>
              <table:table-cell office:value-type="float" office:value="0.272976680384088">
                <text:p>0.27297668038408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470703125">
                <text:p>0.470703125</text:p>
              </table:table-cell>
              <table:table-cell office:value-type="float" office:value="0.606310013717421">
                <text:p>0.606310013717421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970703125">
                <text:p>0.970703125</text:p>
              </table:table-cell>
              <table:table-cell office:value-type="float" office:value="0.939643347050754">
                <text:p>0.93964334705075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017578125">
                <text:p>0.017578125</text:p>
              </table:table-cell>
              <table:table-cell office:value-type="float" office:value="0.0877914951989026">
                <text:p>0.087791495198902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517578125">
                <text:p>0.517578125</text:p>
              </table:table-cell>
              <table:table-cell office:value-type="float" office:value="0.421124828532236">
                <text:p>0.42112482853223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267578125">
                <text:p>0.267578125</text:p>
              </table:table-cell>
              <table:table-cell office:value-type="float" office:value="0.754458161865569">
                <text:p>0.75445816186556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767578125">
                <text:p>0.767578125</text:p>
              </table:table-cell>
              <table:table-cell office:value-type="float" office:value="0.198902606310014">
                <text:p>0.19890260631001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142578125">
                <text:p>0.142578125</text:p>
              </table:table-cell>
              <table:table-cell office:value-type="float" office:value="0.532235939643347">
                <text:p>0.53223593964334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642578125">
                <text:p>0.642578125</text:p>
              </table:table-cell>
              <table:table-cell office:value-type="float" office:value="0.86556927297668">
                <text:p>0.8655692729766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392578125">
                <text:p>0.392578125</text:p>
              </table:table-cell>
              <table:table-cell office:value-type="float" office:value="0.310013717421125">
                <text:p>0.31001371742112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892578125">
                <text:p>0.892578125</text:p>
              </table:table-cell>
              <table:table-cell office:value-type="float" office:value="0.643347050754458">
                <text:p>0.64334705075445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080078125">
                <text:p>0.080078125</text:p>
              </table:table-cell>
              <table:table-cell office:value-type="float" office:value="0.976680384087791">
                <text:p>0.97668038408779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580078125">
                <text:p>0.580078125</text:p>
              </table:table-cell>
              <table:table-cell office:value-type="float" office:value="0.0260631001371742">
                <text:p>0.026063100137174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330078125">
                <text:p>0.330078125</text:p>
              </table:table-cell>
              <table:table-cell office:value-type="float" office:value="0.359396433470508">
                <text:p>0.359396433470508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830078125">
                <text:p>0.830078125</text:p>
              </table:table-cell>
              <table:table-cell office:value-type="float" office:value="0.692729766803841">
                <text:p>0.69272976680384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205078125">
                <text:p>0.205078125</text:p>
              </table:table-cell>
              <table:table-cell office:value-type="float" office:value="0.137174211248285">
                <text:p>0.137174211248285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705078125">
                <text:p>0.705078125</text:p>
              </table:table-cell>
              <table:table-cell office:value-type="float" office:value="0.470507544581619">
                <text:p>0.47050754458161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455078125">
                <text:p>0.455078125</text:p>
              </table:table-cell>
              <table:table-cell office:value-type="float" office:value="0.803840877914952">
                <text:p>0.803840877914952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955078125">
                <text:p>0.955078125</text:p>
              </table:table-cell>
              <table:table-cell office:value-type="float" office:value="0.248285322359396">
                <text:p>0.24828532235939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048828125">
                <text:p>0.048828125</text:p>
              </table:table-cell>
              <table:table-cell office:value-type="float" office:value="0.58161865569273">
                <text:p>0.5816186556927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548828125">
                <text:p>0.548828125</text:p>
              </table:table-cell>
              <table:table-cell office:value-type="float" office:value="0.914951989026063">
                <text:p>0.91495198902606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298828125">
                <text:p>0.298828125</text:p>
              </table:table-cell>
              <table:table-cell office:value-type="float" office:value="0.0631001371742112">
                <text:p>0.0631001371742112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798828125">
                <text:p>0.798828125</text:p>
              </table:table-cell>
              <table:table-cell office:value-type="float" office:value="0.396433470507545">
                <text:p>0.396433470507545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173828125">
                <text:p>0.173828125</text:p>
              </table:table-cell>
              <table:table-cell office:value-type="float" office:value="0.729766803840878">
                <text:p>0.72976680384087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673828125">
                <text:p>0.673828125</text:p>
              </table:table-cell>
              <table:table-cell office:value-type="float" office:value="0.174211248285322">
                <text:p>0.17421124828532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423828125">
                <text:p>0.423828125</text:p>
              </table:table-cell>
              <table:table-cell office:value-type="float" office:value="0.507544581618656">
                <text:p>0.507544581618656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923828125">
                <text:p>0.923828125</text:p>
              </table:table-cell>
              <table:table-cell office:value-type="float" office:value="0.840877914951989">
                <text:p>0.840877914951989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111328125">
                <text:p>0.111328125</text:p>
              </table:table-cell>
              <table:table-cell office:value-type="float" office:value="0.285322359396433">
                <text:p>0.28532235939643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611328125">
                <text:p>0.611328125</text:p>
              </table:table-cell>
              <table:table-cell office:value-type="float" office:value="0.618655692729767">
                <text:p>0.618655692729767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361328125">
                <text:p>0.361328125</text:p>
              </table:table-cell>
              <table:table-cell office:value-type="float" office:value="0.9519890260631">
                <text:p>0.9519890260631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861328125">
                <text:p>0.861328125</text:p>
              </table:table-cell>
              <table:table-cell office:value-type="float" office:value="0.100137174211248">
                <text:p>0.10013717421124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236328125">
                <text:p>0.236328125</text:p>
              </table:table-cell>
              <table:table-cell office:value-type="float" office:value="0.433470507544582">
                <text:p>0.433470507544582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736328125">
                <text:p>0.736328125</text:p>
              </table:table-cell>
              <table:table-cell office:value-type="float" office:value="0.766803840877915">
                <text:p>0.76680384087791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486328125">
                <text:p>0.486328125</text:p>
              </table:table-cell>
              <table:table-cell office:value-type="float" office:value="0.211248285322359">
                <text:p>0.21124828532235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986328125">
                <text:p>0.986328125</text:p>
              </table:table-cell>
              <table:table-cell office:value-type="float" office:value="0.544581618655693">
                <text:p>0.54458161865569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009765625">
                <text:p>0.009765625</text:p>
              </table:table-cell>
              <table:table-cell office:value-type="float" office:value="0.877914951989026">
                <text:p>0.877914951989026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509765625">
                <text:p>0.509765625</text:p>
              </table:table-cell>
              <table:table-cell office:value-type="float" office:value="0.32235939643347">
                <text:p>0.3223593964334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259765625">
                <text:p>0.259765625</text:p>
              </table:table-cell>
              <table:table-cell office:value-type="float" office:value="0.655692729766804">
                <text:p>0.65569272976680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759765625">
                <text:p>0.759765625</text:p>
              </table:table-cell>
              <table:table-cell office:value-type="float" office:value="0.989026063100137">
                <text:p>0.98902606310013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134765625">
                <text:p>0.134765625</text:p>
              </table:table-cell>
              <table:table-cell office:value-type="float" office:value="0.00548696844993141">
                <text:p>0.00548696844993141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634765625">
                <text:p>0.634765625</text:p>
              </table:table-cell>
              <table:table-cell office:value-type="float" office:value="0.338820301783265">
                <text:p>0.33882030178326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384765625">
                <text:p>0.384765625</text:p>
              </table:table-cell>
              <table:table-cell office:value-type="float" office:value="0.672153635116598">
                <text:p>0.672153635116598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884765625">
                <text:p>0.884765625</text:p>
              </table:table-cell>
              <table:table-cell office:value-type="float" office:value="0.116598079561043">
                <text:p>0.11659807956104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072265625">
                <text:p>0.072265625</text:p>
              </table:table-cell>
              <table:table-cell office:value-type="float" office:value="0.449931412894376">
                <text:p>0.44993141289437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572265625">
                <text:p>0.572265625</text:p>
              </table:table-cell>
              <table:table-cell office:value-type="float" office:value="0.783264746227709">
                <text:p>0.78326474622770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322265625">
                <text:p>0.322265625</text:p>
              </table:table-cell>
              <table:table-cell office:value-type="float" office:value="0.227709190672154">
                <text:p>0.22770919067215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822265625">
                <text:p>0.822265625</text:p>
              </table:table-cell>
              <table:table-cell office:value-type="float" office:value="0.561042524005487">
                <text:p>0.56104252400548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197265625">
                <text:p>0.197265625</text:p>
              </table:table-cell>
              <table:table-cell office:value-type="float" office:value="0.89437585733882">
                <text:p>0.89437585733882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697265625">
                <text:p>0.697265625</text:p>
              </table:table-cell>
              <table:table-cell office:value-type="float" office:value="0.0425240054869685">
                <text:p>0.042524005486968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447265625">
                <text:p>0.447265625</text:p>
              </table:table-cell>
              <table:table-cell office:value-type="float" office:value="0.375857338820302">
                <text:p>0.37585733882030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947265625">
                <text:p>0.947265625</text:p>
              </table:table-cell>
              <table:table-cell office:value-type="float" office:value="0.709190672153635">
                <text:p>0.70919067215363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041015625">
                <text:p>0.041015625</text:p>
              </table:table-cell>
              <table:table-cell office:value-type="float" office:value="0.15363511659808">
                <text:p>0.1536351165980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541015625">
                <text:p>0.541015625</text:p>
              </table:table-cell>
              <table:table-cell office:value-type="float" office:value="0.486968449931413">
                <text:p>0.48696844993141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291015625">
                <text:p>0.291015625</text:p>
              </table:table-cell>
              <table:table-cell office:value-type="float" office:value="0.820301783264746">
                <text:p>0.82030178326474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791015625">
                <text:p>0.791015625</text:p>
              </table:table-cell>
              <table:table-cell office:value-type="float" office:value="0.264746227709191">
                <text:p>0.26474622770919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166015625">
                <text:p>0.166015625</text:p>
              </table:table-cell>
              <table:table-cell office:value-type="float" office:value="0.598079561042524">
                <text:p>0.59807956104252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666015625">
                <text:p>0.666015625</text:p>
              </table:table-cell>
              <table:table-cell office:value-type="float" office:value="0.931412894375857">
                <text:p>0.931412894375857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416015625">
                <text:p>0.416015625</text:p>
              </table:table-cell>
              <table:table-cell office:value-type="float" office:value="0.0795610425240055">
                <text:p>0.079561042524005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916015625">
                <text:p>0.916015625</text:p>
              </table:table-cell>
              <table:table-cell office:value-type="float" office:value="0.412894375857339">
                <text:p>0.41289437585733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103515625">
                <text:p>0.103515625</text:p>
              </table:table-cell>
              <table:table-cell office:value-type="float" office:value="0.746227709190672">
                <text:p>0.746227709190672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603515625">
                <text:p>0.603515625</text:p>
              </table:table-cell>
              <table:table-cell office:value-type="float" office:value="0.190672153635117">
                <text:p>0.19067215363511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353515625">
                <text:p>0.353515625</text:p>
              </table:table-cell>
              <table:table-cell office:value-type="float" office:value="0.52400548696845">
                <text:p>0.5240054869684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853515625">
                <text:p>0.853515625</text:p>
              </table:table-cell>
              <table:table-cell office:value-type="float" office:value="0.857338820301783">
                <text:p>0.85733882030178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228515625">
                <text:p>0.228515625</text:p>
              </table:table-cell>
              <table:table-cell office:value-type="float" office:value="0.301783264746228">
                <text:p>0.30178326474622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728515625">
                <text:p>0.728515625</text:p>
              </table:table-cell>
              <table:table-cell office:value-type="float" office:value="0.635116598079561">
                <text:p>0.63511659807956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478515625">
                <text:p>0.478515625</text:p>
              </table:table-cell>
              <table:table-cell office:value-type="float" office:value="0.968449931412894">
                <text:p>0.96844993141289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978515625">
                <text:p>0.978515625</text:p>
              </table:table-cell>
              <table:table-cell office:value-type="float" office:value="0.0178326474622771">
                <text:p>0.0178326474622771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025390625">
                <text:p>0.025390625</text:p>
              </table:table-cell>
              <table:table-cell office:value-type="float" office:value="0.35116598079561">
                <text:p>0.3511659807956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525390625">
                <text:p>0.525390625</text:p>
              </table:table-cell>
              <table:table-cell office:value-type="float" office:value="0.684499314128944">
                <text:p>0.68449931412894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275390625">
                <text:p>0.275390625</text:p>
              </table:table-cell>
              <table:table-cell office:value-type="float" office:value="0.128943758573388">
                <text:p>0.12894375857338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775390625">
                <text:p>0.775390625</text:p>
              </table:table-cell>
              <table:table-cell office:value-type="float" office:value="0.462277091906721">
                <text:p>0.462277091906721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150390625">
                <text:p>0.150390625</text:p>
              </table:table-cell>
              <table:table-cell office:value-type="float" office:value="0.795610425240055">
                <text:p>0.79561042524005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650390625">
                <text:p>0.650390625</text:p>
              </table:table-cell>
              <table:table-cell office:value-type="float" office:value="0.240054869684499">
                <text:p>0.24005486968449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400390625">
                <text:p>0.400390625</text:p>
              </table:table-cell>
              <table:table-cell office:value-type="float" office:value="0.573388203017833">
                <text:p>0.57338820301783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900390625">
                <text:p>0.900390625</text:p>
              </table:table-cell>
              <table:table-cell office:value-type="float" office:value="0.906721536351166">
                <text:p>0.90672153635116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087890625">
                <text:p>0.087890625</text:p>
              </table:table-cell>
              <table:table-cell office:value-type="float" office:value="0.0548696844993141">
                <text:p>0.054869684499314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587890625">
                <text:p>0.587890625</text:p>
              </table:table-cell>
              <table:table-cell office:value-type="float" office:value="0.388203017832647">
                <text:p>0.38820301783264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337890625">
                <text:p>0.337890625</text:p>
              </table:table-cell>
              <table:table-cell office:value-type="float" office:value="0.721536351165981">
                <text:p>0.72153635116598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837890625">
                <text:p>0.837890625</text:p>
              </table:table-cell>
              <table:table-cell office:value-type="float" office:value="0.165980795610425">
                <text:p>0.16598079561042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212890625">
                <text:p>0.212890625</text:p>
              </table:table-cell>
              <table:table-cell office:value-type="float" office:value="0.499314128943759">
                <text:p>0.49931412894375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712890625">
                <text:p>0.712890625</text:p>
              </table:table-cell>
              <table:table-cell office:value-type="float" office:value="0.832647462277092">
                <text:p>0.83264746227709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462890625">
                <text:p>0.462890625</text:p>
              </table:table-cell>
              <table:table-cell office:value-type="float" office:value="0.277091906721536">
                <text:p>0.27709190672153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962890625">
                <text:p>0.962890625</text:p>
              </table:table-cell>
              <table:table-cell office:value-type="float" office:value="0.61042524005487">
                <text:p>0.61042524005487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056640625">
                <text:p>0.056640625</text:p>
              </table:table-cell>
              <table:table-cell office:value-type="float" office:value="0.943758573388203">
                <text:p>0.94375857338820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556640625">
                <text:p>0.556640625</text:p>
              </table:table-cell>
              <table:table-cell office:value-type="float" office:value="0.0919067215363511">
                <text:p>0.0919067215363511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306640625">
                <text:p>0.306640625</text:p>
              </table:table-cell>
              <table:table-cell office:value-type="float" office:value="0.425240054869684">
                <text:p>0.42524005486968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806640625">
                <text:p>0.806640625</text:p>
              </table:table-cell>
              <table:table-cell office:value-type="float" office:value="0.758573388203018">
                <text:p>0.758573388203018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181640625">
                <text:p>0.181640625</text:p>
              </table:table-cell>
              <table:table-cell office:value-type="float" office:value="0.203017832647462">
                <text:p>0.20301783264746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681640625">
                <text:p>0.681640625</text:p>
              </table:table-cell>
              <table:table-cell office:value-type="float" office:value="0.536351165980795">
                <text:p>0.53635116598079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431640625">
                <text:p>0.431640625</text:p>
              </table:table-cell>
              <table:table-cell office:value-type="float" office:value="0.869684499314129">
                <text:p>0.86968449931412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931640625">
                <text:p>0.931640625</text:p>
              </table:table-cell>
              <table:table-cell office:value-type="float" office:value="0.314128943758573">
                <text:p>0.31412894375857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119140625">
                <text:p>0.119140625</text:p>
              </table:table-cell>
              <table:table-cell office:value-type="float" office:value="0.647462277091907">
                <text:p>0.647462277091907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619140625">
                <text:p>0.619140625</text:p>
              </table:table-cell>
              <table:table-cell office:value-type="float" office:value="0.98079561042524">
                <text:p>0.9807956104252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369140625">
                <text:p>0.369140625</text:p>
              </table:table-cell>
              <table:table-cell office:value-type="float" office:value="0.0301783264746228">
                <text:p>0.0301783264746228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869140625">
                <text:p>0.869140625</text:p>
              </table:table-cell>
              <table:table-cell office:value-type="float" office:value="0.363511659807956">
                <text:p>0.36351165980795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244140625">
                <text:p>0.244140625</text:p>
              </table:table-cell>
              <table:table-cell office:value-type="float" office:value="0.696844993141289">
                <text:p>0.696844993141289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744140625">
                <text:p>0.744140625</text:p>
              </table:table-cell>
              <table:table-cell office:value-type="float" office:value="0.141289437585734">
                <text:p>0.14128943758573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494140625">
                <text:p>0.494140625</text:p>
              </table:table-cell>
              <table:table-cell office:value-type="float" office:value="0.474622770919067">
                <text:p>0.474622770919067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994140625">
                <text:p>0.994140625</text:p>
              </table:table-cell>
              <table:table-cell office:value-type="float" office:value="0.8079561042524">
                <text:p>0.807956104252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005859375">
                <text:p>0.005859375</text:p>
              </table:table-cell>
              <table:table-cell office:value-type="float" office:value="0.252400548696845">
                <text:p>0.25240054869684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505859375">
                <text:p>0.505859375</text:p>
              </table:table-cell>
              <table:table-cell office:value-type="float" office:value="0.585733882030178">
                <text:p>0.585733882030178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255859375">
                <text:p>0.255859375</text:p>
              </table:table-cell>
              <table:table-cell office:value-type="float" office:value="0.919067215363511">
                <text:p>0.91906721536351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755859375">
                <text:p>0.755859375</text:p>
              </table:table-cell>
              <table:table-cell office:value-type="float" office:value="0.0672153635116598">
                <text:p>0.067215363511659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130859375">
                <text:p>0.130859375</text:p>
              </table:table-cell>
              <table:table-cell office:value-type="float" office:value="0.400548696844993">
                <text:p>0.40054869684499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630859375">
                <text:p>0.630859375</text:p>
              </table:table-cell>
              <table:table-cell office:value-type="float" office:value="0.733882030178326">
                <text:p>0.733882030178326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380859375">
                <text:p>0.380859375</text:p>
              </table:table-cell>
              <table:table-cell office:value-type="float" office:value="0.178326474622771">
                <text:p>0.178326474622771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880859375">
                <text:p>0.880859375</text:p>
              </table:table-cell>
              <table:table-cell office:value-type="float" office:value="0.511659807956104">
                <text:p>0.51165980795610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068359375">
                <text:p>0.068359375</text:p>
              </table:table-cell>
              <table:table-cell office:value-type="float" office:value="0.844993141289437">
                <text:p>0.84499314128943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568359375">
                <text:p>0.568359375</text:p>
              </table:table-cell>
              <table:table-cell office:value-type="float" office:value="0.289437585733882">
                <text:p>0.289437585733882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318359375">
                <text:p>0.318359375</text:p>
              </table:table-cell>
              <table:table-cell office:value-type="float" office:value="0.622770919067215">
                <text:p>0.62277091906721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818359375">
                <text:p>0.818359375</text:p>
              </table:table-cell>
              <table:table-cell office:value-type="float" office:value="0.956104252400549">
                <text:p>0.95610425240054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193359375">
                <text:p>0.193359375</text:p>
              </table:table-cell>
              <table:table-cell office:value-type="float" office:value="0.104252400548697">
                <text:p>0.104252400548697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693359375">
                <text:p>0.693359375</text:p>
              </table:table-cell>
              <table:table-cell office:value-type="float" office:value="0.43758573388203">
                <text:p>0.4375857338820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443359375">
                <text:p>0.443359375</text:p>
              </table:table-cell>
              <table:table-cell office:value-type="float" office:value="0.770919067215363">
                <text:p>0.77091906721536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943359375">
                <text:p>0.943359375</text:p>
              </table:table-cell>
              <table:table-cell office:value-type="float" office:value="0.215363511659808">
                <text:p>0.215363511659808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037109375">
                <text:p>0.037109375</text:p>
              </table:table-cell>
              <table:table-cell office:value-type="float" office:value="0.548696844993141">
                <text:p>0.54869684499314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537109375">
                <text:p>0.537109375</text:p>
              </table:table-cell>
              <table:table-cell office:value-type="float" office:value="0.882030178326474">
                <text:p>0.88203017832647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287109375">
                <text:p>0.287109375</text:p>
              </table:table-cell>
              <table:table-cell office:value-type="float" office:value="0.326474622770919">
                <text:p>0.32647462277091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787109375">
                <text:p>0.787109375</text:p>
              </table:table-cell>
              <table:table-cell office:value-type="float" office:value="0.659807956104252">
                <text:p>0.65980795610425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162109375">
                <text:p>0.162109375</text:p>
              </table:table-cell>
              <table:table-cell office:value-type="float" office:value="0.993141289437586">
                <text:p>0.99314128943758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662109375">
                <text:p>0.662109375</text:p>
              </table:table-cell>
              <table:table-cell office:value-type="float" office:value="0.00960219478737997">
                <text:p>0.0096021947873799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412109375">
                <text:p>0.412109375</text:p>
              </table:table-cell>
              <table:table-cell office:value-type="float" office:value="0.342935528120713">
                <text:p>0.34293552812071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912109375">
                <text:p>0.912109375</text:p>
              </table:table-cell>
              <table:table-cell office:value-type="float" office:value="0.676268861454046">
                <text:p>0.67626886145404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099609375">
                <text:p>0.099609375</text:p>
              </table:table-cell>
              <table:table-cell office:value-type="float" office:value="0.120713305898491">
                <text:p>0.12071330589849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599609375">
                <text:p>0.599609375</text:p>
              </table:table-cell>
              <table:table-cell office:value-type="float" office:value="0.454046639231824">
                <text:p>0.45404663923182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349609375">
                <text:p>0.349609375</text:p>
              </table:table-cell>
              <table:table-cell office:value-type="float" office:value="0.787379972565158">
                <text:p>0.787379972565158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849609375">
                <text:p>0.849609375</text:p>
              </table:table-cell>
              <table:table-cell office:value-type="float" office:value="0.231824417009602">
                <text:p>0.23182441700960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224609375">
                <text:p>0.224609375</text:p>
              </table:table-cell>
              <table:table-cell office:value-type="float" office:value="0.565157750342936">
                <text:p>0.56515775034293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724609375">
                <text:p>0.724609375</text:p>
              </table:table-cell>
              <table:table-cell office:value-type="float" office:value="0.898491083676269">
                <text:p>0.89849108367626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474609375">
                <text:p>0.474609375</text:p>
              </table:table-cell>
              <table:table-cell office:value-type="float" office:value="0.046639231824417">
                <text:p>0.04663923182441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974609375">
                <text:p>0.974609375</text:p>
              </table:table-cell>
              <table:table-cell office:value-type="float" office:value="0.37997256515775">
                <text:p>0.3799725651577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021484375">
                <text:p>0.021484375</text:p>
              </table:table-cell>
              <table:table-cell office:value-type="float" office:value="0.713305898491084">
                <text:p>0.71330589849108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521484375">
                <text:p>0.521484375</text:p>
              </table:table-cell>
              <table:table-cell office:value-type="float" office:value="0.157750342935528">
                <text:p>0.157750342935528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271484375">
                <text:p>0.271484375</text:p>
              </table:table-cell>
              <table:table-cell office:value-type="float" office:value="0.491083676268861">
                <text:p>0.491083676268861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771484375">
                <text:p>0.771484375</text:p>
              </table:table-cell>
              <table:table-cell office:value-type="float" office:value="0.824417009602194">
                <text:p>0.82441700960219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146484375">
                <text:p>0.146484375</text:p>
              </table:table-cell>
              <table:table-cell office:value-type="float" office:value="0.268861454046639">
                <text:p>0.26886145404663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646484375">
                <text:p>0.646484375</text:p>
              </table:table-cell>
              <table:table-cell office:value-type="float" office:value="0.602194787379972">
                <text:p>0.60219478737997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396484375">
                <text:p>0.396484375</text:p>
              </table:table-cell>
              <table:table-cell office:value-type="float" office:value="0.935528120713306">
                <text:p>0.93552812071330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896484375">
                <text:p>0.896484375</text:p>
              </table:table-cell>
              <table:table-cell office:value-type="float" office:value="0.083676268861454">
                <text:p>0.08367626886145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083984375">
                <text:p>0.083984375</text:p>
              </table:table-cell>
              <table:table-cell office:value-type="float" office:value="0.417009602194787">
                <text:p>0.41700960219478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583984375">
                <text:p>0.583984375</text:p>
              </table:table-cell>
              <table:table-cell office:value-type="float" office:value="0.750342935528121">
                <text:p>0.750342935528121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333984375">
                <text:p>0.333984375</text:p>
              </table:table-cell>
              <table:table-cell office:value-type="float" office:value="0.194787379972565">
                <text:p>0.194787379972565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833984375">
                <text:p>0.833984375</text:p>
              </table:table-cell>
              <table:table-cell office:value-type="float" office:value="0.528120713305898">
                <text:p>0.528120713305898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208984375">
                <text:p>0.208984375</text:p>
              </table:table-cell>
              <table:table-cell office:value-type="float" office:value="0.861454046639232">
                <text:p>0.861454046639232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708984375">
                <text:p>0.708984375</text:p>
              </table:table-cell>
              <table:table-cell office:value-type="float" office:value="0.305898491083676">
                <text:p>0.30589849108367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458984375">
                <text:p>0.458984375</text:p>
              </table:table-cell>
              <table:table-cell office:value-type="float" office:value="0.63923182441701">
                <text:p>0.63923182441701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958984375">
                <text:p>0.958984375</text:p>
              </table:table-cell>
              <table:table-cell office:value-type="float" office:value="0.972565157750343">
                <text:p>0.97256515775034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052734375">
                <text:p>0.052734375</text:p>
              </table:table-cell>
              <table:table-cell office:value-type="float" office:value="0.0219478737997256">
                <text:p>0.021947873799725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552734375">
                <text:p>0.552734375</text:p>
              </table:table-cell>
              <table:table-cell office:value-type="float" office:value="0.355281207133059">
                <text:p>0.35528120713305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302734375">
                <text:p>0.302734375</text:p>
              </table:table-cell>
              <table:table-cell office:value-type="float" office:value="0.688614540466392">
                <text:p>0.68861454046639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802734375">
                <text:p>0.802734375</text:p>
              </table:table-cell>
              <table:table-cell office:value-type="float" office:value="0.133058984910837">
                <text:p>0.13305898491083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177734375">
                <text:p>0.177734375</text:p>
              </table:table-cell>
              <table:table-cell office:value-type="float" office:value="0.46639231824417">
                <text:p>0.46639231824417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677734375">
                <text:p>0.677734375</text:p>
              </table:table-cell>
              <table:table-cell office:value-type="float" office:value="0.799725651577503">
                <text:p>0.79972565157750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427734375">
                <text:p>0.427734375</text:p>
              </table:table-cell>
              <table:table-cell office:value-type="float" office:value="0.244170096021948">
                <text:p>0.244170096021948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927734375">
                <text:p>0.927734375</text:p>
              </table:table-cell>
              <table:table-cell office:value-type="float" office:value="0.577503429355281">
                <text:p>0.57750342935528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115234375">
                <text:p>0.115234375</text:p>
              </table:table-cell>
              <table:table-cell office:value-type="float" office:value="0.910836762688614">
                <text:p>0.91083676268861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615234375">
                <text:p>0.615234375</text:p>
              </table:table-cell>
              <table:table-cell office:value-type="float" office:value="0.0589849108367627">
                <text:p>0.058984910836762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365234375">
                <text:p>0.365234375</text:p>
              </table:table-cell>
              <table:table-cell office:value-type="float" office:value="0.392318244170096">
                <text:p>0.392318244170096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865234375">
                <text:p>0.865234375</text:p>
              </table:table-cell>
              <table:table-cell office:value-type="float" office:value="0.725651577503429">
                <text:p>0.725651577503429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240234375">
                <text:p>0.240234375</text:p>
              </table:table-cell>
              <table:table-cell office:value-type="float" office:value="0.170096021947874">
                <text:p>0.17009602194787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740234375">
                <text:p>0.740234375</text:p>
              </table:table-cell>
              <table:table-cell office:value-type="float" office:value="0.503429355281207">
                <text:p>0.503429355281207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490234375">
                <text:p>0.490234375</text:p>
              </table:table-cell>
              <table:table-cell office:value-type="float" office:value="0.83676268861454">
                <text:p>0.83676268861454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990234375">
                <text:p>0.990234375</text:p>
              </table:table-cell>
              <table:table-cell office:value-type="float" office:value="0.281207133058985">
                <text:p>0.28120713305898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013671875">
                <text:p>0.013671875</text:p>
              </table:table-cell>
              <table:table-cell office:value-type="float" office:value="0.614540466392318">
                <text:p>0.61454046639231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513671875">
                <text:p>0.513671875</text:p>
              </table:table-cell>
              <table:table-cell office:value-type="float" office:value="0.947873799725651">
                <text:p>0.94787379972565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263671875">
                <text:p>0.263671875</text:p>
              </table:table-cell>
              <table:table-cell office:value-type="float" office:value="0.0960219478737997">
                <text:p>0.096021947873799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763671875">
                <text:p>0.763671875</text:p>
              </table:table-cell>
              <table:table-cell office:value-type="float" office:value="0.429355281207133">
                <text:p>0.42935528120713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138671875">
                <text:p>0.138671875</text:p>
              </table:table-cell>
              <table:table-cell office:value-type="float" office:value="0.762688614540466">
                <text:p>0.76268861454046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638671875">
                <text:p>0.638671875</text:p>
              </table:table-cell>
              <table:table-cell office:value-type="float" office:value="0.207133058984911">
                <text:p>0.20713305898491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388671875">
                <text:p>0.388671875</text:p>
              </table:table-cell>
              <table:table-cell office:value-type="float" office:value="0.540466392318244">
                <text:p>0.54046639231824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888671875">
                <text:p>0.888671875</text:p>
              </table:table-cell>
              <table:table-cell office:value-type="float" office:value="0.873799725651577">
                <text:p>0.87379972565157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076171875">
                <text:p>0.076171875</text:p>
              </table:table-cell>
              <table:table-cell office:value-type="float" office:value="0.318244170096022">
                <text:p>0.31824417009602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576171875">
                <text:p>0.576171875</text:p>
              </table:table-cell>
              <table:table-cell office:value-type="float" office:value="0.651577503429355">
                <text:p>0.651577503429355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326171875">
                <text:p>0.326171875</text:p>
              </table:table-cell>
              <table:table-cell office:value-type="float" office:value="0.984910836762688">
                <text:p>0.98491083676268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826171875">
                <text:p>0.826171875</text:p>
              </table:table-cell>
              <table:table-cell office:value-type="float" office:value="0.0342935528120713">
                <text:p>0.034293552812071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201171875">
                <text:p>0.201171875</text:p>
              </table:table-cell>
              <table:table-cell office:value-type="float" office:value="0.367626886145405">
                <text:p>0.367626886145405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701171875">
                <text:p>0.701171875</text:p>
              </table:table-cell>
              <table:table-cell office:value-type="float" office:value="0.700960219478738">
                <text:p>0.70096021947873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451171875">
                <text:p>0.451171875</text:p>
              </table:table-cell>
              <table:table-cell office:value-type="float" office:value="0.145404663923182">
                <text:p>0.14540466392318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951171875">
                <text:p>0.951171875</text:p>
              </table:table-cell>
              <table:table-cell office:value-type="float" office:value="0.478737997256516">
                <text:p>0.47873799725651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044921875">
                <text:p>0.044921875</text:p>
              </table:table-cell>
              <table:table-cell office:value-type="float" office:value="0.812071330589849">
                <text:p>0.81207133058984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544921875">
                <text:p>0.544921875</text:p>
              </table:table-cell>
              <table:table-cell office:value-type="float" office:value="0.256515775034294">
                <text:p>0.25651577503429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294921875">
                <text:p>0.294921875</text:p>
              </table:table-cell>
              <table:table-cell office:value-type="float" office:value="0.589849108367627">
                <text:p>0.58984910836762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794921875">
                <text:p>0.794921875</text:p>
              </table:table-cell>
              <table:table-cell office:value-type="float" office:value="0.92318244170096">
                <text:p>0.92318244170096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169921875">
                <text:p>0.169921875</text:p>
              </table:table-cell>
              <table:table-cell office:value-type="float" office:value="0.0713305898491084">
                <text:p>0.0713305898491084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669921875">
                <text:p>0.669921875</text:p>
              </table:table-cell>
              <table:table-cell office:value-type="float" office:value="0.404663923182442">
                <text:p>0.40466392318244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419921875">
                <text:p>0.419921875</text:p>
              </table:table-cell>
              <table:table-cell office:value-type="float" office:value="0.737997256515775">
                <text:p>0.73799725651577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919921875">
                <text:p>0.919921875</text:p>
              </table:table-cell>
              <table:table-cell office:value-type="float" office:value="0.182441700960219">
                <text:p>0.18244170096021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107421875">
                <text:p>0.107421875</text:p>
              </table:table-cell>
              <table:table-cell office:value-type="float" office:value="0.515775034293553">
                <text:p>0.51577503429355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607421875">
                <text:p>0.607421875</text:p>
              </table:table-cell>
              <table:table-cell office:value-type="float" office:value="0.849108367626886">
                <text:p>0.84910836762688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357421875">
                <text:p>0.357421875</text:p>
              </table:table-cell>
              <table:table-cell office:value-type="float" office:value="0.293552812071331">
                <text:p>0.29355281207133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857421875">
                <text:p>0.857421875</text:p>
              </table:table-cell>
              <table:table-cell office:value-type="float" office:value="0.626886145404664">
                <text:p>0.626886145404664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232421875">
                <text:p>0.232421875</text:p>
              </table:table-cell>
              <table:table-cell office:value-type="float" office:value="0.960219478737997">
                <text:p>0.96021947873799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732421875">
                <text:p>0.732421875</text:p>
              </table:table-cell>
              <table:table-cell office:value-type="float" office:value="0.108367626886145">
                <text:p>0.10836762688614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482421875">
                <text:p>0.482421875</text:p>
              </table:table-cell>
              <table:table-cell office:value-type="float" office:value="0.441700960219479">
                <text:p>0.441700960219479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982421875">
                <text:p>0.982421875</text:p>
              </table:table-cell>
              <table:table-cell office:value-type="float" office:value="0.775034293552812">
                <text:p>0.775034293552812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029296875">
                <text:p>0.029296875</text:p>
              </table:table-cell>
              <table:table-cell office:value-type="float" office:value="0.219478737997256">
                <text:p>0.219478737997256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529296875">
                <text:p>0.529296875</text:p>
              </table:table-cell>
              <table:table-cell office:value-type="float" office:value="0.55281207133059">
                <text:p>0.5528120713305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279296875">
                <text:p>0.279296875</text:p>
              </table:table-cell>
              <table:table-cell office:value-type="float" office:value="0.886145404663923">
                <text:p>0.88614540466392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779296875">
                <text:p>0.779296875</text:p>
              </table:table-cell>
              <table:table-cell office:value-type="float" office:value="0.330589849108368">
                <text:p>0.33058984910836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154296875">
                <text:p>0.154296875</text:p>
              </table:table-cell>
              <table:table-cell office:value-type="float" office:value="0.663923182441701">
                <text:p>0.66392318244170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654296875">
                <text:p>0.654296875</text:p>
              </table:table-cell>
              <table:table-cell office:value-type="float" office:value="0.997256515775034">
                <text:p>0.99725651577503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404296875">
                <text:p>0.404296875</text:p>
              </table:table-cell>
              <table:table-cell office:value-type="float" office:value="0.00274348422496571">
                <text:p>0.0027434842249657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904296875">
                <text:p>0.904296875</text:p>
              </table:table-cell>
              <table:table-cell office:value-type="float" office:value="0.336076817558299">
                <text:p>0.33607681755829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091796875">
                <text:p>0.091796875</text:p>
              </table:table-cell>
              <table:table-cell office:value-type="float" office:value="0.669410150891632">
                <text:p>0.66941015089163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591796875">
                <text:p>0.591796875</text:p>
              </table:table-cell>
              <table:table-cell office:value-type="float" office:value="0.113854595336077">
                <text:p>0.11385459533607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341796875">
                <text:p>0.341796875</text:p>
              </table:table-cell>
              <table:table-cell office:value-type="float" office:value="0.44718792866941">
                <text:p>0.4471879286694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841796875">
                <text:p>0.841796875</text:p>
              </table:table-cell>
              <table:table-cell office:value-type="float" office:value="0.780521262002743">
                <text:p>0.78052126200274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216796875">
                <text:p>0.216796875</text:p>
              </table:table-cell>
              <table:table-cell office:value-type="float" office:value="0.224965706447188">
                <text:p>0.22496570644718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716796875">
                <text:p>0.716796875</text:p>
              </table:table-cell>
              <table:table-cell office:value-type="float" office:value="0.558299039780521">
                <text:p>0.55829903978052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466796875">
                <text:p>0.466796875</text:p>
              </table:table-cell>
              <table:table-cell office:value-type="float" office:value="0.891632373113855">
                <text:p>0.89163237311385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966796875">
                <text:p>0.966796875</text:p>
              </table:table-cell>
              <table:table-cell office:value-type="float" office:value="0.0397805212620027">
                <text:p>0.039780521262002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060546875">
                <text:p>0.060546875</text:p>
              </table:table-cell>
              <table:table-cell office:value-type="float" office:value="0.373113854595336">
                <text:p>0.373113854595336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560546875">
                <text:p>0.560546875</text:p>
              </table:table-cell>
              <table:table-cell office:value-type="float" office:value="0.706447187928669">
                <text:p>0.70644718792866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310546875">
                <text:p>0.310546875</text:p>
              </table:table-cell>
              <table:table-cell office:value-type="float" office:value="0.150891632373114">
                <text:p>0.15089163237311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810546875">
                <text:p>0.810546875</text:p>
              </table:table-cell>
              <table:table-cell office:value-type="float" office:value="0.484224965706447">
                <text:p>0.484224965706447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185546875">
                <text:p>0.185546875</text:p>
              </table:table-cell>
              <table:table-cell office:value-type="float" office:value="0.81755829903978">
                <text:p>0.817558299039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1$MacOSX_x86 LibreOffice_project/b42498da0e3f91b17e51b55c8295ec4f8f2208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</office:styles>
</office:document-styles>
</file>